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762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6.232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2.448cm"/>
    </style:style>
    <style:style style:name="co8" style:family="table-column">
      <style:table-column-properties fo:break-before="auto" style:column-width="1.794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3.524cm"/>
    </style:style>
    <style:style style:name="co11" style:family="table-column">
      <style:table-column-properties fo:break-before="auto" style:column-width="9.952cm"/>
    </style:style>
    <style:style style:name="co12" style:family="table-column">
      <style:table-column-properties fo:break-before="auto" style:column-width="2.872cm"/>
    </style:style>
    <style:style style:name="co13" style:family="table-column">
      <style:table-column-properties fo:break-before="auto" style:column-width="7.505cm"/>
    </style:style>
    <style:style style:name="co14" style:family="table-column">
      <style:table-column-properties fo:break-before="auto" style:column-width="5.613cm"/>
    </style:style>
    <style:style style:name="co15" style:family="table-column">
      <style:table-column-properties fo:break-before="auto" style:column-width="20.95cm"/>
    </style:style>
    <style:style style:name="co16" style:family="table-column">
      <style:table-column-properties fo:break-before="auto" style:column-width="2.316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7.766cm"/>
    </style:style>
    <style:style style:name="co19" style:family="table-column">
      <style:table-column-properties fo:break-before="auto" style:column-width="4.406cm"/>
    </style:style>
    <style:style style:name="co20" style:family="table-column">
      <style:table-column-properties fo:break-before="auto" style:column-width="7.735cm"/>
    </style:style>
    <style:style style:name="co22" style:family="table-column">
      <style:table-column-properties fo:break-before="auto" style:column-width="2.267cm"/>
    </style:style>
    <style:style style:name="ro6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Feuille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3366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6411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4600a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abea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 style:data-style-name="N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510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 style:data-style-name="N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ackground-color="#33cc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ackground-color="#cccc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fo:background-color="#99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ff99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33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ff99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c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 style:data-style-name="N10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4" table:print="false">
        <office:forms form:automatic-focus="false" form:apply-design-mode="false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20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7" table:default-cell-style-name="ce20"/>
        <table:table-column table:style-name="co10" table:default-cell-style-name="ce1"/>
        <table:table-column table:style-name="co11" table:default-cell-style-name="ce40"/>
        <table:table-column table:style-name="co12" table:default-cell-style-name="ce1"/>
        <table:table-column table:style-name="co13" table:default-cell-style-name="ce40"/>
        <table:table-column table:style-name="co14" table:default-cell-style-name="ce1"/>
        <table:table-column table:style-name="co15" table:default-cell-style-name="ce40"/>
        <table:table-column table:style-name="co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number-columns-repeated="4" table:default-cell-style-name="ce1"/>
        <table:table-column table:style-name="co18" table:default-cell-style-name="ce1"/>
        <table:table-column table:style-name="co19" table:default-cell-style-name="ce1"/>
        <table:table-column table:style-name="co16" table:number-columns-repeated="8" table:default-cell-style-name="ce1"/>
        <table:table-column table:style-name="co20" table:default-cell-style-name="ce1"/>
        <table:table-column table:style-name="co16" table:number-columns-repeated="219" table:default-cell-style-name="ce1"/>
        <table:table-column table:style-name="co22" table:number-columns-repeated="768" table:default-cell-style-name="Default"/>
        <table:table-row table:style-name="ro2">
          <table:table-cell office:value-type="string">
            <text:p>Dep</text:p>
          </table:table-cell>
          <table:table-cell table:style-name="ce10" office:value-type="string">
            <text:p>Num</text:p>
          </table:table-cell>
          <table:table-cell table:style-name="ce11" office:value-type="string">
            <text:p>Année</text:p>
          </table:table-cell>
          <table:table-cell table:style-name="ce11" office:value-type="string">
            <text:p>Civilite</text:p>
          </table:table-cell>
          <table:table-cell table:style-name="ce17" office:value-type="string">
            <text:p>Nom </text:p>
          </table:table-cell>
          <table:table-cell table:style-name="ce17" office:value-type="string">
            <text:p>Prénom</text:p>
          </table:table-cell>
          <table:table-cell table:style-name="ce21" office:value-type="string">
            <text:p>date début</text:p>
          </table:table-cell>
          <table:table-cell table:style-name="ce21" office:value-type="string">
            <text:p>date fin</text:p>
          </table:table-cell>
          <table:table-cell table:style-name="ce17" office:value-type="string">
            <text:p>durée (en jours)</text:p>
          </table:table-cell>
          <table:table-cell table:style-name="ce17" office:value-type="string">
            <text:p>Job</text:p>
          </table:table-cell>
          <table:table-cell table:style-name="ce17" office:value-type="string">
            <text:p>fax signé le </text:p>
          </table:table-cell>
          <table:table-cell table:style-name="ce21" office:value-type="string">
            <text:p>convention signée le</text:p>
          </table:table-cell>
          <table:table-cell table:style-name="ce17" office:value-type="string">
            <text:p>pays</text:p>
          </table:table-cell>
          <table:table-cell table:style-name="ce17" office:value-type="string">
            <text:p>entreprise</text:p>
          </table:table-cell>
          <table:table-cell table:style-name="ce17"/>
          <table:table-cell table:style-name="ce17" office:value-type="string">
            <text:p>Fonction</text:p>
          </table:table-cell>
          <table:table-cell table:style-name="ce17" office:value-type="string">
            <text:p>ville</text:p>
          </table:table-cell>
          <table:table-cell table:style-name="ce17"/>
          <table:table-cell/>
          <table:table-cell table:style-name="ce12" table:number-columns-repeated="100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2360">
            <text:p>102360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GOSSELIN </text:p>
          </table:table-cell>
          <table:table-cell office:value-type="string">
            <text:p>JEAN-LUC </text:p>
          </table:table-cell>
          <table:table-cell/>
          <table:table-cell table:style-name="ce1"/>
          <table:table-cell table:number-columns-repeated="3"/>
          <table:table-cell table:style-name="ce1"/>
          <table:table-cell table:style-name="ce30" office:value-type="string">
            <text:p>ANGLETERRE</text:p>
          </table:table-cell>
          <table:table-cell office:value-type="string">
            <text:p>LOOM</text:p>
          </table:table-cell>
          <table:table-cell office:value-type="string">
            <text:p>monsieur</text:p>
          </table:table-cell>
          <table:table-cell office:value-type="string">
            <text:p>READER </text:p>
          </table:table-cell>
          <table:table-cell office:value-type="string">
            <text:p>liverpool</text:p>
          </table:table-cell>
          <table:table-cell office:value-type="string">
            <text:p>Assistant d'achat et étude marketing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366">
            <text:p>102366</text:p>
          </table:table-cell>
          <table:table-cell table:style-name="ce12" office:value-type="string">
            <text:p>2011-2012</text:p>
          </table:table-cell>
          <table:table-cell table:style-name="ce15" office:value-type="string">
            <text:p>Monsieur</text:p>
          </table:table-cell>
          <table:table-cell table:style-name="ce19" office:value-type="string">
            <text:p>WANG Dahai</text:p>
          </table:table-cell>
          <table:table-cell table:style-name="ce19"/>
          <table:table-cell table:style-name="ce22" office:value-type="date" office:date-value="2012-05-01">
            <text:p>01/05/2012</text:p>
          </table:table-cell>
          <table:table-cell table:style-name="ce22" office:value-type="date" office:date-value="2012-07-19">
            <text:p>19/07/2012</text:p>
          </table:table-cell>
          <table:table-cell table:style-name="ce26" table:formula="of:=IF(ISBLANK([.G3]);&quot;&quot;;[.H3]-[.G3])" office:value-type="float" office:value="79">
            <text:p>79</text:p>
          </table:table-cell>
          <table:table-cell/>
          <table:table-cell table:style-name="ce22"/>
          <table:table-cell table:style-name="ce22" office:value-type="date" office:date-value="2012-04-17">
            <text:p>17/04/2012</text:p>
          </table:table-cell>
          <table:table-cell table:style-name="ce31" office:value-type="string">
            <text:p>Chine</text:p>
          </table:table-cell>
          <table:table-cell table:style-name="ce41" office:value-type="string">
            <text:p>Cheng Du Jiu Wine Trade Co Ltd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or</text:p>
          </table:table-cell>
          <table:table-cell table:style-name="ce15" office:value-type="string">
            <text:p>Chengdu</text:p>
          </table:table-cell>
          <table:table-cell table:style-name="ce43" office:value-type="string">
            <text:p>Etude de marché du vin en chine</text:p>
          </table:table-cell>
          <table:table-cell table:style-name="ce44" office:value-type="float" office:value="160">
            <text:p>160</text:p>
          </table:table-cell>
          <table:table-cell table:number-columns-repeated="1005"/>
        </table:table-row>
        <table:table-row table:style-name="ro4">
          <table:table-cell table:style-name="ce3" office:value-type="string">
            <text:p>GBIAAL4</text:p>
          </table:table-cell>
          <table:table-cell office:value-type="float" office:value="102374">
            <text:p>102374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FERNANDEZ Barbara</text:p>
          </table:table-cell>
          <table:table-cell table:style-name="ce15"/>
          <table:table-cell table:style-name="ce22" office:value-type="date" office:date-value="2010-04-19">
            <text:p>19/04/2010</text:p>
          </table:table-cell>
          <table:table-cell table:style-name="ce22" office:value-type="date" office:date-value="2010-07-01">
            <text:p>01/07/2010</text:p>
          </table:table-cell>
          <table:table-cell table:style-name="ce26" table:formula="of:=IF(ISBLANK([.G4]);&quot;&quot;;[.H4]-[.G4])" office:value-type="float" office:value="73">
            <text:p>73</text:p>
          </table:table-cell>
          <table:table-cell/>
          <table:table-cell table:style-name="ce22" office:value-type="date" office:date-value="2010-03-14">
            <text:p>14/03/2010</text:p>
          </table:table-cell>
          <table:table-cell table:style-name="ce22" office:value-type="date" office:date-value="2010-04-01">
            <text:p>01/04/2010</text:p>
          </table:table-cell>
          <table:table-cell table:style-name="ce32" office:value-type="string">
            <text:p>Roumanie</text:p>
          </table:table-cell>
          <table:table-cell table:style-name="ce41" office:value-type="string">
            <text:p>Centre de Recherche- <text:s/>« Chimie Appliquée <text:s/>et Génie des Procédés » de l’ Université <text:s/>« Vasile Alecsandri » de Bacau</text:p>
          </table:table-cell>
          <table:table-cell table:style-name="ce19" office:value-type="string">
            <text:p>Madame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<text:s/>Bacau <text:s/></text:p>
          </table:table-cell>
          <table:table-cell table:style-name="ce14" office:value-type="string">
            <text:p>« Etude sur la stabilité et la valorisation du petit lait. »</text:p>
          </table:table-cell>
          <table:table-cell table:style-name="ce45" office:value-type="float" office:value="650">
            <text:p>650</text:p>
          </table:table-cell>
          <table:table-cell table:style-name="ce12" table:number-columns-repeated="1005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2375">
            <text:p>102375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PU Mingzhu</text:p>
          </table:table-cell>
          <table:table-cell/>
          <table:table-cell/>
          <table:table-cell table:style-name="ce1"/>
          <table:table-cell table:style-name="ce26" table:formula="of:=IF(ISBLANK([.G5]);&quot;&quot;;[.H5]-[.G5])">
            <text:p/>
          </table:table-cell>
          <table:table-cell table:number-columns-repeated="2"/>
          <table:table-cell table:style-name="ce1"/>
          <table:table-cell table:style-name="ce33" office:value-type="string">
            <text:p>Chine</text:p>
          </table:table-cell>
          <table:table-cell office:value-type="string">
            <text:p>Laboratoire microbiologique de Nankin agriculture université en Chine</text:p>
          </table:table-cell>
          <table:table-cell table:number-columns-repeated="2" office:value-type="string">
            <text:p>Professeur</text:p>
          </table:table-cell>
          <table:table-cell office:value-type="string">
            <text:p>Weigang</text:p>
          </table:table-cell>
          <table:table-cell office:value-type="string">
            <text:p>enzymes production from lactobacilus helveticus MB1-1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377">
            <text:p>102377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PASTOR</text:p>
          </table:table-cell>
          <table:table-cell office:value-type="string">
            <text:p>Emmanuel</text:p>
          </table:table-cell>
          <table:table-cell table:style-name="ce20"/>
          <table:table-cell/>
          <table:table-cell table:style-name="ce26" table:formula="of:=IF(ISBLANK([.G6]);&quot;&quot;;[.H6]-[.G6])">
            <text:p/>
          </table:table-cell>
          <table:table-cell table:number-columns-repeated="3"/>
          <table:table-cell office:value-type="string">
            <text:p>ETATS UNIS</text:p>
          </table:table-cell>
          <table:table-cell office:value-type="string">
            <text:p>Florida Institute of technology </text:p>
          </table:table-cell>
          <table:table-cell office:value-type="string">
            <text:p>M</text:p>
          </table:table-cell>
          <table:table-cell office:value-type="string">
            <text:p>Assistant Director </text:p>
          </table:table-cell>
          <table:table-cell office:value-type="string">
            <text:p>MELBOURNE </text:p>
          </table:table-cell>
          <table:table-cell office:value-type="string">
            <text:p>Design and implementation of a blended braking system for an electric car </text:p>
          </table:table-cell>
          <table:table-cell office:value-type="float" office:value="440">
            <text:p>440</text:p>
          </table:table-cell>
          <table:table-cell table:style-name="ce12" table:number-columns-repeated="1005"/>
        </table:table-row>
        <table:table-row table:style-name="ro6">
          <table:table-cell table:style-name="ce2" office:value-type="string">
            <text:p>IMA4</text:p>
          </table:table-cell>
          <table:table-cell office:value-type="float" office:value="102378">
            <text:p>102378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ZOUTE</text:p>
          </table:table-cell>
          <table:table-cell office:value-type="string">
            <text:p>Adrien</text:p>
          </table:table-cell>
          <table:table-cell/>
          <table:table-cell table:style-name="ce1"/>
          <table:table-cell table:number-columns-repeated="3"/>
          <table:table-cell table:style-name="ce1"/>
          <table:table-cell table:number-columns-repeated="1012"/>
        </table:table-row>
        <table:table-row table:style-name="ro3">
          <table:table-cell table:style-name="ce4" office:value-type="string">
            <text:p>GBIAAL5</text:p>
          </table:table-cell>
          <table:table-cell office:value-type="float" office:value="102412">
            <text:p>102412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3" office:value-type="string">
            <text:p>Boussemaere Anais </text:p>
          </table:table-cell>
          <table:table-cell/>
          <table:table-cell table:style-name="ce20" office:value-type="date" office:date-value="2012-04-01">
            <text:p>01/04/2012</text:p>
          </table:table-cell>
          <table:table-cell office:value-type="date" office:date-value="2012-08-31">
            <text:p>31/08/2012</text:p>
          </table:table-cell>
          <table:table-cell table:style-name="ce26" table:formula="of:=IF(ISBLANK([.G8]);&quot;&quot;;[.H8]-[.G8])" office:value-type="float" office:value="152">
            <text:p>152</text:p>
          </table:table-cell>
          <table:table-cell table:number-columns-repeated="2"/>
          <table:table-cell table:style-name="ce1"/>
          <table:table-cell table:style-name="ce34" office:value-type="string">
            <text:p>Australie</text:p>
          </table:table-cell>
          <table:table-cell office:value-type="string">
            <text:p>DANISH PATISSERIE</text:p>
          </table:table-cell>
          <table:table-cell office:value-type="string">
            <text:p>Madame</text:p>
          </table:table-cell>
          <table:table-cell office:value-type="string">
            <text:p>Responsable Recherche et Développement </text:p>
          </table:table-cell>
          <table:table-cell office:value-type="string">
            <text:p>Perth, western</text:p>
          </table:table-cell>
          <table:table-cell office:value-type="string">
            <text:p>développement du « nutritional &amp; recipe management system » avec mise à jour des spécifications produits</text:p>
          </table:table-cell>
          <table:table-cell office:value-type="float" office:value="800">
            <text:p>800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GBIAAL5</text:p>
          </table:table-cell>
          <table:table-cell office:value-type="float" office:value="102426">
            <text:p>102426</text:p>
          </table:table-cell>
          <table:table-cell table:style-name="ce13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5" office:value-type="string">
            <text:p>BOUZAMBOU</text:p>
          </table:table-cell>
          <table:table-cell table:style-name="ce13" office:value-type="string">
            <text:p>Hanane</text:p>
          </table:table-cell>
          <table:table-cell table:style-name="ce22" office:value-type="date" office:date-value="2010-01-11">
            <text:p>11/01/2010</text:p>
          </table:table-cell>
          <table:table-cell table:style-name="ce22" office:value-type="date" office:date-value="2010-08-07">
            <text:p>07/08/2010</text:p>
          </table:table-cell>
          <table:table-cell table:style-name="ce26" table:formula="of:=IF(ISBLANK([.G9]);&quot;&quot;;[.H9]-[.G9])" office:value-type="float" office:value="208">
            <text:p>208</text:p>
          </table:table-cell>
          <table:table-cell table:style-name="ce12"/>
          <table:table-cell table:style-name="ce22" office:value-type="date" office:date-value="2010-01-11">
            <text:p>11/01/2010</text:p>
          </table:table-cell>
          <table:table-cell table:style-name="ce22"/>
          <table:table-cell table:style-name="ce32" office:value-type="string">
            <text:p>Italie</text:p>
          </table:table-cell>
          <table:table-cell table:style-name="ce41" office:value-type="string">
            <text:p>Programme Alimentaire Mondial (PAM)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Rome</text:p>
          </table:table-cell>
          <table:table-cell table:style-name="ce41" office:value-type="string">
            <text:p>Amélioration et mise en place d'un système de qulité des aliments pour le PAM</text:p>
          </table:table-cell>
          <table:table-cell table:style-name="ce15" office:value-type="string">
            <text:p>500 $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431">
            <text:p>102431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JIANG</text:p>
          </table:table-cell>
          <table:table-cell office:value-type="string">
            <text:p>Nangi</text:p>
          </table:table-cell>
          <table:table-cell table:style-name="ce23" office:value-type="date" office:date-value="2012-07-14">
            <text:p>14-juil.</text:p>
          </table:table-cell>
          <table:table-cell table:style-name="ce1"/>
          <table:table-cell office:value-type="float" office:value="30">
            <text:p>30</text:p>
          </table:table-cell>
          <table:table-cell table:number-columns-repeated="2"/>
          <table:table-cell table:style-name="ce1"/>
          <table:table-cell table:style-name="ce33" office:value-type="string">
            <text:p>Chine</text:p>
          </table:table-cell>
          <table:table-cell office:value-type="string">
            <text:p>Bright Diary &amp; Food Co, Ltd</text:p>
          </table:table-cell>
          <table:table-cell/>
          <table:table-cell office:value-type="string">
            <text:p>Président of production</text:p>
          </table:table-cell>
          <table:table-cell office:value-type="string">
            <text:p>nanjing city</text:p>
          </table:table-cell>
          <table:table-cell office:value-type="string">
            <text:p>to learn the technology of dairying production and process</text:p>
          </table:table-cell>
          <table:table-cell office:value-type="float" office:value="200">
            <text:p>200</text:p>
          </table:table-cell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432">
            <text:p>102432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BORGONJE</text:p>
          </table:table-cell>
          <table:table-cell office:value-type="string">
            <text:p>Wynand</text:p>
          </table:table-cell>
          <table:table-cell table:style-name="ce20" office:value-type="date" office:date-value="2011-05-10">
            <text:p>10/05/2011</text:p>
          </table:table-cell>
          <table:table-cell office:value-type="date" office:date-value="2011-08-18">
            <text:p>18/08/2011</text:p>
          </table:table-cell>
          <table:table-cell table:style-name="ce26" table:formula="of:=IF(ISBLANK([.G11]);&quot;&quot;;[.H11]-[.G11])" office:value-type="float" office:value="100">
            <text:p>100</text:p>
          </table:table-cell>
          <table:table-cell table:number-columns-repeated="3"/>
          <table:table-cell office:value-type="string">
            <text:p>CHINE</text:p>
          </table:table-cell>
          <table:table-cell office:value-type="string">
            <text:p>FIVES ENGINEERING </text:p>
          </table:table-cell>
          <table:table-cell office:value-type="string">
            <text:p>M</text:p>
          </table:table-cell>
          <table:table-cell office:value-type="string">
            <text:p>Director General</text:p>
          </table:table-cell>
          <table:table-cell office:value-type="string">
            <text:p>SHANGHAI </text:p>
          </table:table-cell>
          <table:table-cell office:value-type="string">
            <text:p>Modeling of cycling loading response of special granular sturctures </text:p>
          </table:table-cell>
          <table:table-cell office:value-type="float" office:value="520">
            <text:p>52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435">
            <text:p>102435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LABARRE</text:p>
          </table:table-cell>
          <table:table-cell office:value-type="string">
            <text:p>Justine</text:p>
          </table:table-cell>
          <table:table-cell/>
          <table:table-cell table:style-name="ce1"/>
          <table:table-cell office:value-type="float" office:value="59">
            <text:p>59</text:p>
          </table:table-cell>
          <table:table-cell table:number-columns-repeated="2"/>
          <table:table-cell table:style-name="ce1"/>
          <table:table-cell table:style-name="ce33" office:value-type="string">
            <text:p>Thailand</text:p>
          </table:table-cell>
          <table:table-cell office:value-type="string">
            <text:p>PROJECT ABROAD</text:p>
          </table:table-cell>
          <table:table-cell office:value-type="string">
            <text:p>Madame</text:p>
          </table:table-cell>
          <table:table-cell office:value-type="string">
            <text:p>Director of Conservation</text:p>
          </table:table-cell>
          <table:table-cell office:value-type="string">
            <text:p>Muang Krabi </text:p>
          </table:table-cell>
          <table:table-cell office:value-type="string">
            <text:p>mission d'écovolontariat en Thailande</text:p>
          </table:table-cell>
          <table:table-cell office:value-type="float" office:value="130">
            <text:p>130</text:p>
          </table:table-cell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2435">
            <text:p>102435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ABROUK </text:p>
          </table:table-cell>
          <table:table-cell office:value-type="string">
            <text:p>ILYAS </text:p>
          </table:table-cell>
          <table:table-cell/>
          <table:table-cell table:style-name="ce1"/>
          <table:table-cell office:value-type="float" office:value="30">
            <text:p>30</text:p>
          </table:table-cell>
          <table:table-cell table:number-columns-repeated="2"/>
          <table:table-cell table:style-name="ce1"/>
          <table:table-cell table:style-name="ce30" office:value-type="string">
            <text:p>maroc</text:p>
          </table:table-cell>
          <table:table-cell office:value-type="string">
            <text:p>GOCP</text:p>
          </table:table-cell>
          <table:table-cell office:value-type="string">
            <text:p>MONsieur</text:p>
          </table:table-cell>
          <table:table-cell/>
          <table:table-cell office:value-type="string">
            <text:p>KHOURIBGA</text:p>
          </table:table-cell>
          <table:table-cell office:value-type="string">
            <text:p>Développement de maple code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440">
            <text:p>102440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CALLENS Marylise</text:p>
          </table:table-cell>
          <table:table-cell/>
          <table:table-cell/>
          <table:table-cell table:style-name="ce1"/>
          <table:table-cell table:style-name="ce26" table:formula="of:=IF(ISBLANK([.G14]);&quot;&quot;;[.H14]-[.G14])">
            <text:p/>
          </table:table-cell>
          <table:table-cell table:number-columns-repeated="2"/>
          <table:table-cell table:style-name="ce1"/>
          <table:table-cell table:style-name="ce33" office:value-type="string">
            <text:p>Bulgarie</text:p>
          </table:table-cell>
          <table:table-cell office:value-type="string">
            <text:p>Université de Technologie chimique et Métallurgique</text:p>
          </table:table-cell>
          <table:table-cell/>
          <table:table-cell office:value-type="string">
            <text:p>Docteur, prof assistant</text:p>
          </table:table-cell>
          <table:table-cell office:value-type="string">
            <text:p>SOFIA</text:p>
          </table:table-cell>
          <table:table-cell office:value-type="string">
            <text:p>les nanoparticules d'argent</text:p>
          </table:table-cell>
          <table:table-cell office:value-type="float" office:value="640">
            <text:p>64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446">
            <text:p>102446</text:p>
          </table:table-cell>
          <table:table-cell table:style-name="ce12"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VANNESTE</text:p>
          </table:table-cell>
          <table:table-cell office:value-type="string">
            <text:p>Justine</text:p>
          </table:table-cell>
          <table:table-cell table:style-name="ce20" office:value-type="date" office:date-value="2012-05-07">
            <text:p>07/05/2012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BELGIQUE</text:p>
          </table:table-cell>
          <table:table-cell office:value-type="string">
            <text:p>SIMTECH</text:p>
          </table:table-cell>
          <table:table-cell office:value-type="string">
            <text:p>Monsieur</text:p>
          </table:table-cell>
          <table:table-cell office:value-type="string">
            <text:p>Ingénieur en Bureau d'études</text:p>
          </table:table-cell>
          <table:table-cell office:value-type="string">
            <text:p>FROYENNES</text:p>
          </table:table-cell>
          <table:table-cell office:value-type="string">
            <text:p>Modélisation Fabrication Stator Composite </text:p>
          </table:table-cell>
          <table:table-cell office:value-type="float" office:value="770">
            <text:p>77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448">
            <text:p>102448</text:p>
          </table:table-cell>
          <table:table-cell table:style-name="ce12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HAZIME</text:p>
          </table:table-cell>
          <table:table-cell office:value-type="string">
            <text:p>Mohammad</text:p>
          </table:table-cell>
          <table:table-cell table:style-name="ce20" office:value-type="date" office:date-value="2011-04-13">
            <text:p>13/04/2011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BELGIQUE</text:p>
          </table:table-cell>
          <table:table-cell office:value-type="string">
            <text:p>SOLVAY S.A</text:p>
          </table:table-cell>
          <table:table-cell office:value-type="string">
            <text:p>Monsieur </text:p>
          </table:table-cell>
          <table:table-cell office:value-type="string">
            <text:p>Directeur général</text:p>
          </table:table-cell>
          <table:table-cell office:value-type="string">
            <text:p>BRUXELLES </text:p>
          </table:table-cell>
          <table:table-cell office:value-type="string">
            <text:p>Analyser les données sur les apparitions de bruit de frein sur les véhicules Jaguar Land Rover au cours des 3 dernières années</text:p>
          </table:table-cell>
          <table:table-cell office:value-type="float" office:value="640">
            <text:p>64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2449">
            <text:p>102449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GOMBAULT </text:p>
          </table:table-cell>
          <table:table-cell office:value-type="string">
            <text:p>PHILIPPE </text:p>
          </table:table-cell>
          <table:table-cell/>
          <table:table-cell table:style-name="ce1"/>
          <table:table-cell office:value-type="float" office:value="18">
            <text:p>18</text:p>
          </table:table-cell>
          <table:table-cell office:value-type="string">
            <text:p>job</text:p>
          </table:table-cell>
          <table:table-cell/>
          <table:table-cell table:style-name="ce1"/>
          <table:table-cell table:style-name="ce30" office:value-type="string">
            <text:p>ANGLETERRE</text:p>
          </table:table-cell>
          <table:table-cell office:value-type="string">
            <text:p>youth exchange service 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GBIAAL5</text:p>
          </table:table-cell>
          <table:table-cell office:value-type="float" office:value="102451">
            <text:p>102451</text:p>
          </table:table-cell>
          <table:table-cell table:style-name="ce13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5" office:value-type="string">
            <text:p>DEGOUT</text:p>
          </table:table-cell>
          <table:table-cell table:style-name="ce13" office:value-type="string">
            <text:p>Claire</text:p>
          </table:table-cell>
          <table:table-cell table:style-name="ce22" office:value-type="date" office:date-value="2010-01-01">
            <text:p>01/01/2010</text:p>
          </table:table-cell>
          <table:table-cell table:style-name="ce22" office:value-type="date" office:date-value="2010-07-31">
            <text:p>31/07/2010</text:p>
          </table:table-cell>
          <table:table-cell table:style-name="ce26" table:formula="of:=IF(ISBLANK([.G18]);&quot;&quot;;[.H18]-[.G18])" office:value-type="float" office:value="211">
            <text:p>211</text:p>
          </table:table-cell>
          <table:table-cell table:style-name="ce12"/>
          <table:table-cell table:style-name="ce22" table:number-columns-repeated="2"/>
          <table:table-cell table:style-name="ce15" office:value-type="string">
            <text:p>Angleterre</text:p>
          </table:table-cell>
          <table:table-cell table:style-name="ce41" office:value-type="string">
            <text:p>Mars Chocolat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/>
          <table:table-cell table:style-name="ce41" office:value-type="string">
            <text:p>Développement d'une nouvelle recette dans le cadre d'un projet 1001</text:p>
          </table:table-cell>
          <table:table-cell table:style-name="ce15"/>
          <table:table-cell table:number-columns-repeated="1005"/>
        </table:table-row>
        <table:table-row table:style-name="ro3">
          <table:table-cell table:style-name="ce7" office:value-type="string">
            <text:p>IMA3 </text:p>
          </table:table-cell>
          <table:table-cell office:value-type="float" office:value="102459">
            <text:p>102459</text:p>
          </table:table-cell>
          <table:table-cell table:style-name="ce12"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FOUAIDE </text:p>
          </table:table-cell>
          <table:table-cell office:value-type="string">
            <text:p>Imane </text:p>
          </table:table-cell>
          <table:table-cell/>
          <table:table-cell table:style-name="ce1"/>
          <table:table-cell table:number-columns-repeated="3"/>
          <table:table-cell table:style-name="ce1"/>
          <table:table-cell table:style-name="ce30" office:value-type="string">
            <text:p>MAROC</text:p>
          </table:table-cell>
          <table:table-cell office:value-type="string">
            <text:p>O C P </text:p>
          </table:table-cell>
          <table:table-cell office:value-type="string">
            <text:p>monsieur</text:p>
          </table:table-cell>
          <table:table-cell/>
          <table:table-cell office:value-type="string">
            <text:p>KHOURIBGA</text:p>
          </table:table-cell>
          <table:table-cell office:value-type="string">
            <text:p>Organisation de l'exposition Dar Maalma 2012</text:p>
          </table:table-cell>
          <table:table-cell office:value-type="float" office:value="0">
            <text:p>0</text:p>
          </table:table-cell>
          <table:table-cell table:style-name="ce12" table:number-columns-repeated="100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468">
            <text:p>102468</text:p>
          </table:table-cell>
          <table:table-cell table:style-name="ce12" office:value-type="string">
            <text:p>2011-2012</text:p>
          </table:table-cell>
          <table:table-cell office:value-type="string">
            <text:p>Melle </text:p>
          </table:table-cell>
          <table:table-cell office:value-type="string">
            <text:p>KASSOU </text:p>
          </table:table-cell>
          <table:table-cell office:value-type="string">
            <text:p>Loubna </text:p>
          </table:table-cell>
          <table:table-cell table:style-name="ce20"/>
          <table:table-cell/>
          <table:table-cell table:style-name="ce26" table:formula="of:=IF(ISBLANK([.G20]);&quot;&quot;;[.H20]-[.G20])">
            <text:p/>
          </table:table-cell>
          <table:table-cell table:number-columns-repeated="3"/>
          <table:table-cell office:value-type="string">
            <text:p>BRESIL</text:p>
          </table:table-cell>
          <table:table-cell office:value-type="string">
            <text:p>Université Fédérale de SERGIPE</text:p>
          </table:table-cell>
          <table:table-cell table:number-columns-repeated="3"/>
          <table:table-cell office:value-type="string">
            <text:p>Design of a heat sink made by phase charge materials and a high-vaccum pressure vessel </text:p>
          </table:table-cell>
          <table:table-cell/>
          <table:table-cell table:style-name="ce12" table:number-columns-repeated="14"/>
          <table:table-cell table:number-columns-repeated="991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2474">
            <text:p>102474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METTHEY Nathanaëlle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4-18">
            <text:p>18/04/2010</text:p>
          </table:table-cell>
          <table:table-cell table:style-name="ce26" table:formula="of:=IF(ISBLANK([.G21]);&quot;&quot;;[.H21]-[.G21])" office:value-type="float" office:value="7">
            <text:p>7</text:p>
          </table:table-cell>
          <table:table-cell/>
          <table:table-cell table:style-name="ce22"/>
          <table:table-cell table:style-name="ce22" office:value-type="date" office:date-value="2010-03-11">
            <text:p>11/03/2010</text:p>
          </table:table-cell>
          <table:table-cell table:style-name="ce32" office:value-type="string">
            <text:p>Belgique</text:p>
          </table:table-cell>
          <table:table-cell table:style-name="ce41" office:value-type="string">
            <text:p>Lab Phytopathology, Dept. Crop Protection, Fac.Bioscience En,gineering, Ghent University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Heod of department</text:p>
          </table:table-cell>
          <table:table-cell table:style-name="ce15" office:value-type="string">
            <text:p>Gent</text:p>
          </table:table-cell>
          <table:table-cell table:style-name="ce14" office:value-type="string">
            <text:p>Etude des effets des lipopeptides sur la laitue</text:p>
          </table:table-cell>
          <table:table-cell table:style-name="ce45" office:value-type="float" office:value="450">
            <text:p>45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2475">
            <text:p>102475</text:p>
          </table:table-cell>
          <table:table-cell office:value-type="string">
            <text:p>2011-2012</text:p>
          </table:table-cell>
          <table:table-cell office:value-type="string">
            <text:p>Monsieur </text:p>
          </table:table-cell>
          <table:table-cell office:value-type="string">
            <text:p>TSIMBA LILINGA </text:p>
          </table:table-cell>
          <table:table-cell office:value-type="string">
            <text:p>ROLAND </text:p>
          </table:table-cell>
          <table:table-cell/>
          <table:table-cell table:style-name="ce1"/>
          <table:table-cell office:value-type="float" office:value="31">
            <text:p>31</text:p>
          </table:table-cell>
          <table:table-cell office:value-type="string">
            <text:p>oui</text:p>
          </table:table-cell>
          <table:table-cell/>
          <table:table-cell table:style-name="ce1"/>
          <table:table-cell office:value-type="string">
            <text:p>GABON</text:p>
          </table:table-cell>
          <table:table-cell office:value-type="string">
            <text:p>COMILOG SA 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MDANDA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476">
            <text:p>102476</text:p>
          </table:table-cell>
          <table:table-cell table:style-name="ce14" office:value-type="string">
            <text:p>2010-2011</text:p>
          </table:table-cell>
          <table:table-cell table:style-name="ce14" office:value-type="string">
            <text:p>Mademoiselle</text:p>
          </table:table-cell>
          <table:table-cell table:style-name="ce19" office:value-type="string">
            <text:p>HOUGRON</text:p>
          </table:table-cell>
          <table:table-cell table:style-name="ce19" office:value-type="string">
            <text:p>Aurélie</text:p>
          </table:table-cell>
          <table:table-cell table:number-columns-repeated="2" table:style-name="ce22" office:value-type="date" office:date-value="2011-07-15">
            <text:p>15/07/2011</text:p>
          </table:table-cell>
          <table:table-cell table:style-name="ce26" table:formula="of:=IF(ISBLANK([.G23]);&quot;&quot;;[.H23]-[.G23])" office:value-type="float" office:value="0">
            <text:p>0</text:p>
          </table:table-cell>
          <table:table-cell table:style-name="ce27"/>
          <table:table-cell table:style-name="ce15"/>
          <table:table-cell table:style-name="ce22" office:value-type="date" office:date-value="2011-05-13">
            <text:p>13/05/2011</text:p>
          </table:table-cell>
          <table:table-cell table:style-name="ce36" office:value-type="string">
            <text:p>Angleterre</text:p>
          </table:table-cell>
          <table:table-cell table:style-name="ce17" office:value-type="string">
            <text:p>Elmtree beers</text:p>
          </table:table-cell>
          <table:table-cell table:style-name="ce17" office:value-type="string">
            <text:p>Madame</text:p>
          </table:table-cell>
          <table:table-cell table:style-name="ce17" office:value-type="string">
            <text:p>Brasseur et propriétaire de la brasserie</text:p>
          </table:table-cell>
          <table:table-cell table:style-name="ce17" office:value-type="string">
            <text:p>Snetterton</text:p>
          </table:table-cell>
          <table:table-cell table:style-name="ce14" office:value-type="string">
            <text:p>découverte du processus de fermentation et particiaption aux activité d'une brasserie</text:p>
          </table:table-cell>
          <table:table-cell table:style-name="ce12" office:value-type="float" office:value="280">
            <text:p>280</text:p>
          </table:table-cell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476">
            <text:p>102476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HOUGRON <text:s text:c="3"/>Aurélie</text:p>
          </table:table-cell>
          <table:table-cell/>
          <table:table-cell/>
          <table:table-cell table:style-name="ce1"/>
          <table:table-cell table:style-name="ce26" table:formula="of:=IF(ISBLANK([.G24]);&quot;&quot;;[.H24]-[.G24])">
            <text:p/>
          </table:table-cell>
          <table:table-cell table:number-columns-repeated="2"/>
          <table:table-cell table:style-name="ce1"/>
          <table:table-cell table:style-name="ce33" office:value-type="string">
            <text:p>Bulgarie</text:p>
          </table:table-cell>
          <table:table-cell office:value-type="string">
            <text:p>Université de Technologie chimique et Métallurgique</text:p>
          </table:table-cell>
          <table:table-cell office:value-type="string">
            <text:p>Monsieur</text:p>
          </table:table-cell>
          <table:table-cell office:value-type="string">
            <text:p>Professeur</text:p>
          </table:table-cell>
          <table:table-cell office:value-type="string">
            <text:p>SOFIA</text:p>
          </table:table-cell>
          <table:table-cell office:value-type="string">
            <text:p>Extraction des antioxydants pour la valorisation des déchets d'origine agro-alimentaire</text:p>
          </table:table-cell>
          <table:table-cell office:value-type="float" office:value="0">
            <text:p>0</text:p>
          </table:table-cell>
          <table:table-cell table:style-name="ce12" table:number-columns-repeated="14"/>
          <table:table-cell table:number-columns-repeated="991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2478">
            <text:p>102478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CARPENTIER Alin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25]);&quot;&quot;;[.H25]-[.G25])" office:value-type="float" office:value="88">
            <text:p>88</text:p>
          </table:table-cell>
          <table:table-cell table:number-columns-repeated="2"/>
          <table:table-cell table:style-name="ce1"/>
          <table:table-cell table:style-name="ce31" office:value-type="string">
            <text:p>Bulgarie</text:p>
          </table:table-cell>
          <table:table-cell table:style-name="ce41" office:value-type="string">
            <text:p>Université de technologe chimique et de métallurgie (UTCM)</text:p>
          </table:table-cell>
          <table:table-cell office:value-type="string">
            <text:p>Prof </text:p>
          </table:table-cell>
          <table:table-cell table:style-name="ce41" office:value-type="string">
            <text:p>Recteur de l'UTCM</text:p>
          </table:table-cell>
          <table:table-cell table:style-name="ce15" office:value-type="string">
            <text:p>Sofia</text:p>
          </table:table-cell>
          <table:table-cell table:style-name="ce14" office:value-type="string">
            <text:p>Procédé de synthèse de matériaux composites cellulose nanoparticules d'argent, assisté par microonde, pour des applications agroalimentaires</text:p>
          </table:table-cell>
          <table:table-cell table:style-name="ce44" office:value-type="float" office:value="770">
            <text:p>77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499">
            <text:p>102499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BEURET</text:p>
          </table:table-cell>
          <table:table-cell office:value-type="string">
            <text:p>Eloi</text:p>
          </table:table-cell>
          <table:table-cell table:style-name="ce20" office:value-type="date" office:date-value="2010-05-05">
            <text:p>05/05/2010</text:p>
          </table:table-cell>
          <table:table-cell office:value-type="date" office:date-value="2010-07-31">
            <text:p>31/07/2010</text:p>
          </table:table-cell>
          <table:table-cell table:style-name="ce26" table:formula="of:=IF(ISBLANK([.G26]);&quot;&quot;;[.H26]-[.G26])" office:value-type="float" office:value="87">
            <text:p>87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University of Technology</text:p>
          </table:table-cell>
          <table:table-cell office:value-type="string">
            <text:p>M</text:p>
          </table:table-cell>
          <table:table-cell office:value-type="string">
            <text:p>Head of the faculty</text:p>
          </table:table-cell>
          <table:table-cell office:value-type="string">
            <text:p>WARSZAWA</text:p>
          </table:table-cell>
          <table:table-cell office:value-type="string">
            <text:p>3 projets différents de la division planning des procédés de production </text:p>
          </table:table-cell>
          <table:table-cell office:value-type="float" office:value="790">
            <text:p>790</text:p>
          </table:table-cell>
          <table:table-cell table:number-columns-repeated="100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2505">
            <text:p>102505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TIRMANT</text:p>
          </table:table-cell>
          <table:table-cell office:value-type="string">
            <text:p>Rémi</text:p>
          </table:table-cell>
          <table:table-cell/>
          <table:table-cell table:style-name="ce1"/>
          <table:table-cell office:value-type="float" office:value="74">
            <text:p>74</text:p>
          </table:table-cell>
          <table:table-cell table:number-columns-repeated="2"/>
          <table:table-cell table:style-name="ce1"/>
          <table:table-cell office:value-type="string">
            <text:p>angleterre</text:p>
          </table:table-cell>
          <table:table-cell office:value-type="string">
            <text:p>LIVERPOOL MOORES UNIVERSITY</text:p>
          </table:table-cell>
          <table:table-cell office:value-type="string">
            <text:p>Monsieur</text:p>
          </table:table-cell>
          <table:table-cell office:value-type="string">
            <text:p>pROFESSEUR </text:p>
          </table:table-cell>
          <table:table-cell office:value-type="string">
            <text:p>LIVERPOOL 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509">
            <text:p>102509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FRANCHI Manon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28]);&quot;&quot;;[.H28]-[.G28])" office:value-type="float" office:value="88">
            <text:p>88</text:p>
          </table:table-cell>
          <table:table-cell/>
          <table:table-cell table:style-name="ce15"/>
          <table:table-cell table:style-name="ce22" office:value-type="date" office:date-value="2012-03-11">
            <text:p>11/03/2012</text:p>
          </table:table-cell>
          <table:table-cell table:style-name="ce31" office:value-type="string">
            <text:p>Angleterre</text:p>
          </table:table-cell>
          <table:table-cell table:style-name="ce41" office:value-type="string">
            <text:p>Institute of Agri-Food a Land Use</text:p>
          </table:table-cell>
          <table:table-cell table:style-name="ce15"/>
          <table:table-cell table:style-name="ce41"/>
          <table:table-cell table:style-name="ce15" office:value-type="string">
            <text:p>Belfast</text:p>
          </table:table-cell>
          <table:table-cell table:style-name="ce17" office:value-type="string">
            <text:p>development of specific antibiodies for detection of growth hormone abuse in agricultural milk production</text:p>
          </table:table-cell>
          <table:table-cell table:style-name="ce44"/>
          <table:table-cell table:number-columns-repeated="1005"/>
        </table:table-row>
        <table:table-row table:style-name="ro4">
          <table:table-cell table:style-name="ce6" office:value-type="string">
            <text:p>GBIAAL3</text:p>
          </table:table-cell>
          <table:table-cell office:value-type="float" office:value="102510">
            <text:p>102510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ROSALES</text:p>
          </table:table-cell>
          <table:table-cell office:value-type="string">
            <text:p>Celine</text:p>
          </table:table-cell>
          <table:table-cell/>
          <table:table-cell table:style-name="ce1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/>
          <table:table-cell table:style-name="ce33" office:value-type="string">
            <text:p>Angleterre 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620">
            <text:p>620</text:p>
          </table:table-cell>
          <table:table-cell table:number-columns-repeated="100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2518">
            <text:p>102518</text:p>
          </table:table-cell>
          <table:table-cell table:style-name="ce12"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CHEKKOURI </text:p>
          </table:table-cell>
          <table:table-cell office:value-type="string">
            <text:p>ASMAA </text:p>
          </table:table-cell>
          <table:table-cell/>
          <table:table-cell table:style-name="ce1"/>
          <table:table-cell office:value-type="float" office:value="90">
            <text:p>90</text:p>
          </table:table-cell>
          <table:table-cell table:number-columns-repeated="2"/>
          <table:table-cell table:style-name="ce1"/>
          <table:table-cell table:style-name="ce30" office:value-type="string">
            <text:p>maroc</text:p>
          </table:table-cell>
          <table:table-cell office:value-type="string">
            <text:p>MAROC PHOSPHORE SAFI </text:p>
          </table:table-cell>
          <table:table-cell office:value-type="string">
            <text:p>monsieur</text:p>
          </table:table-cell>
          <table:table-cell/>
          <table:table-cell office:value-type="string">
            <text:p>SAFI</text:p>
          </table:table-cell>
          <table:table-cell office:value-type="string">
            <text:p>Département <text:s/>Production – Achat de composants électroniques – Assemblage des composants – apprendre à utiliser des logiciel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518">
            <text:p>102518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DI MARTINO Noémi</text:p>
          </table:table-cell>
          <table:table-cell table:style-name="ce19"/>
          <table:table-cell table:style-name="ce24" office:value-type="date" office:date-value="2012-04-18">
            <text:p>18/04/2012</text:p>
          </table:table-cell>
          <table:table-cell table:style-name="ce24" office:value-type="date" office:date-value="2012-07-31">
            <text:p>31/07/2012</text:p>
          </table:table-cell>
          <table:table-cell table:style-name="ce26" table:formula="of:=IF(ISBLANK([.G31]);&quot;&quot;;[.H31]-[.G31])" office:value-type="float" office:value="104">
            <text:p>104</text:p>
          </table:table-cell>
          <table:table-cell/>
          <table:table-cell table:style-name="ce24"/>
          <table:table-cell table:style-name="ce24" office:value-type="date" office:date-value="2012-03-07">
            <text:p>07/03/2012</text:p>
          </table:table-cell>
          <table:table-cell table:style-name="ce37" office:value-type="string">
            <text:p>USA</text:p>
          </table:table-cell>
          <table:table-cell table:style-name="ce14" office:value-type="string">
            <text:p>AgReliant Genetics LLC</text:p>
          </table:table-cell>
          <table:table-cell table:style-name="ce14" table:number-columns-repeated="2"/>
          <table:table-cell table:style-name="ce14" office:value-type="string">
            <text:p>Westfield Indiana</text:p>
          </table:table-cell>
          <table:table-cell table:style-name="ce14" office:value-type="string">
            <text:p>La sélection et amélioration de variété de Maïs ayant un amidon modifié</text:p>
          </table:table-cell>
          <table:table-cell table:style-name="ce46" office:value-type="float" office:value="490">
            <text:p>490</text:p>
          </table:table-cell>
          <table:table-cell table:style-name="ce19" table:number-columns-repeated="1005"/>
        </table:table-row>
        <table:table-row table:style-name="ro2">
          <table:table-cell table:style-name="ce6" office:value-type="string">
            <text:p>CM3</text:p>
          </table:table-cell>
          <table:table-cell office:value-type="float" office:value="102551">
            <text:p>102551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THIELLEUX </text:p>
          </table:table-cell>
          <table:table-cell table:style-name="ce16" office:value-type="string">
            <text:p>Romain </text:p>
          </table:table-cell>
          <table:table-cell table:style-name="ce25" office:value-type="date" office:date-value="2010-07-05">
            <text:p>05/07/2010</text:p>
          </table:table-cell>
          <table:table-cell table:style-name="ce25" office:value-type="date" office:date-value="2010-08-15">
            <text:p>15/08/2010</text:p>
          </table:table-cell>
          <table:table-cell table:style-name="ce26" table:formula="of:=IF(ISBLANK([.G32]);&quot;&quot;;[.H32]-[.G32])" office:value-type="float" office:value="41">
            <text:p>41</text:p>
          </table:table-cell>
          <table:table-cell table:style-name="ce28"/>
          <table:table-cell table:style-name="ce29"/>
          <table:table-cell table:style-name="ce25" office:value-type="date" office:date-value="2010-05-31">
            <text:p>31/05/2010</text:p>
          </table:table-cell>
          <table:table-cell table:style-name="ce29" office:value-type="string">
            <text:p>Angleterre </text:p>
          </table:table-cell>
          <table:table-cell table:style-name="ce42" office:value-type="string">
            <text:p>Total Maintenance § Engineering </text:p>
          </table:table-cell>
          <table:table-cell table:style-name="ce29" office:value-type="string">
            <text:p>M</text:p>
          </table:table-cell>
          <table:table-cell table:style-name="ce42" office:value-type="string">
            <text:p>Fluid Power Manager </text:p>
          </table:table-cell>
          <table:table-cell table:style-name="ce29" office:value-type="string">
            <text:p>RYTON NE40 3EX</text:p>
          </table:table-cell>
          <table:table-cell office:value-type="string">
            <text:p>Stage en entreprise en angleterre axé sur la mécanique : design et conception industriel, contrôle, prévention, installation de système </text:p>
          </table:table-cell>
          <table:table-cell office:value-type="float" office:value="680">
            <text:p>680</text:p>
          </table:table-cell>
          <table:table-cell table:number-columns-repeated="1005"/>
        </table:table-row>
        <table:table-row table:style-name="ro4">
          <table:table-cell table:style-name="ce3" office:value-type="string">
            <text:p>GBIAAL4</text:p>
          </table:table-cell>
          <table:table-cell office:value-type="float" office:value="102552">
            <text:p>102552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VATUS Nathalie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11">
            <text:p>11/07/2010</text:p>
          </table:table-cell>
          <table:table-cell table:style-name="ce26" table:formula="of:=IF(ISBLANK([.G33]);&quot;&quot;;[.H33]-[.G33])" office:value-type="float" office:value="91">
            <text:p>91</text:p>
          </table:table-cell>
          <table:table-cell/>
          <table:table-cell table:style-name="ce22"/>
          <table:table-cell table:style-name="ce22" office:value-type="date" office:date-value="2010-04-11">
            <text:p>11/04/2010</text:p>
          </table:table-cell>
          <table:table-cell table:style-name="ce32" office:value-type="string">
            <text:p>Chine</text:p>
          </table:table-cell>
          <table:table-cell table:style-name="ce41" office:value-type="string">
            <text:p>College of Food Science and Technology NANJING AGRICULTURAL UNIVERSITY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rofesseur</text:p>
          </table:table-cell>
          <table:table-cell table:style-name="ce15"/>
          <table:table-cell table:style-name="ce14" office:value-type="string">
            <text:p>Rapid determination for food nutrient components </text:p>
          </table:table-cell>
          <table:table-cell table:style-name="ce45" office:value-type="float" office:value="540">
            <text:p>54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554">
            <text:p>102554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DAMOUR Mariann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34]);&quot;&quot;;[.H34]-[.G34])" office:value-type="float" office:value="88">
            <text:p>88</text:p>
          </table:table-cell>
          <table:table-cell/>
          <table:table-cell table:style-name="ce22" office:value-type="date" office:date-value="2012-01-13">
            <text:p>13/01/2012</text:p>
          </table:table-cell>
          <table:table-cell table:style-name="ce22" office:value-type="date" office:date-value="2012-03-07">
            <text:p>07/03/2012</text:p>
          </table:table-cell>
          <table:table-cell table:style-name="ce31" office:value-type="string">
            <text:p>Angleterre</text:p>
          </table:table-cell>
          <table:table-cell table:style-name="ce41" office:value-type="string">
            <text:p>Reading University</text:p>
          </table:table-cell>
          <table:table-cell table:style-name="ce19"/>
          <table:table-cell table:style-name="ce41" office:value-type="string">
            <text:p>Prof</text:p>
          </table:table-cell>
          <table:table-cell table:style-name="ce15" office:value-type="string">
            <text:p>Reading</text:p>
          </table:table-cell>
          <table:table-cell table:style-name="ce14" office:value-type="string">
            <text:p>production et purification de bio surffactants produits par fermentation de bacillus subtilis</text:p>
          </table:table-cell>
          <table:table-cell table:style-name="ce44" office:value-type="float" office:value="680">
            <text:p>68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555">
            <text:p>102555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DUFOUR Charlèn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35]);&quot;&quot;;[.H35]-[.G35])" office:value-type="float" office:value="88">
            <text:p>88</text:p>
          </table:table-cell>
          <table:table-cell/>
          <table:table-cell table:style-name="ce22" office:value-type="date" office:date-value="2012-01-11">
            <text:p>11/01/2012</text:p>
          </table:table-cell>
          <table:table-cell table:style-name="ce22" office:value-type="date" office:date-value="2012-03-07">
            <text:p>07/03/2012</text:p>
          </table:table-cell>
          <table:table-cell table:style-name="ce31" office:value-type="string">
            <text:p>Pologne</text:p>
          </table:table-cell>
          <table:table-cell table:style-name="ce41" office:value-type="string">
            <text:p>Royal Canin Polska Sp. Z o . o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Niepolomice</text:p>
          </table:table-cell>
          <table:table-cell table:style-name="ce14" office:value-type="string">
            <text:p>mise en place des contrôles poids et mise en place de la prise d'echantillon bacterio au packaging</text:p>
          </table:table-cell>
          <table:table-cell table:style-name="ce44"/>
          <table:table-cell table:style-name="ce12"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556">
            <text:p>102556</text:p>
          </table:table-cell>
          <table:table-cell table:style-name="ce14" office:value-type="string">
            <text:p>2010-2011</text:p>
          </table:table-cell>
          <table:table-cell table:style-name="ce14" office:value-type="string">
            <text:p>Mademoiselle</text:p>
          </table:table-cell>
          <table:table-cell table:style-name="ce19" office:value-type="string">
            <text:p>AMMANCHERY</text:p>
          </table:table-cell>
          <table:table-cell table:style-name="ce19" office:value-type="string">
            <text:p>Sandra</text:p>
          </table:table-cell>
          <table:table-cell table:style-name="ce24" office:value-type="date" office:date-value="2011-07-01">
            <text:p>01/07/2011</text:p>
          </table:table-cell>
          <table:table-cell table:style-name="ce24" office:value-type="date" office:date-value="2011-08-01">
            <text:p>01/08/2011</text:p>
          </table:table-cell>
          <table:table-cell table:style-name="ce26" table:formula="of:=IF(ISBLANK([.G36]);&quot;&quot;;[.H36]-[.G36])" office:value-type="float" office:value="31">
            <text:p>31</text:p>
          </table:table-cell>
          <table:table-cell table:style-name="ce14"/>
          <table:table-cell table:style-name="ce24" office:value-type="date" office:date-value="2011-07-04">
            <text:p>04/07/2011</text:p>
          </table:table-cell>
          <table:table-cell table:style-name="ce24"/>
          <table:table-cell table:style-name="ce38" office:value-type="string">
            <text:p>Inde</text:p>
          </table:table-cell>
          <table:table-cell table:style-name="ce17" office:value-type="string">
            <text:p>Choco-là</text:p>
          </table:table-cell>
          <table:table-cell table:style-name="ce17" office:value-type="string">
            <text:p>Monsieur</text:p>
          </table:table-cell>
          <table:table-cell table:style-name="ce17" office:value-type="string">
            <text:p>Operations manager</text:p>
          </table:table-cell>
          <table:table-cell table:style-name="ce17" office:value-type="string">
            <text:p>Pondicherry</text:p>
          </table:table-cell>
          <table:table-cell table:style-name="ce17" office:value-type="string">
            <text:p>stage en production</text:p>
          </table:table-cell>
          <table:table-cell table:style-name="ce19" office:value-type="float" office:value="160">
            <text:p>16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556">
            <text:p>102556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AMMANCHERY Sandra</text:p>
          </table:table-cell>
          <table:table-cell/>
          <table:table-cell/>
          <table:table-cell table:style-name="ce1"/>
          <table:table-cell table:style-name="ce26" table:formula="of:=IF(ISBLANK([.G37]);&quot;&quot;;[.H37]-[.G37])">
            <text:p/>
          </table:table-cell>
          <table:table-cell table:number-columns-repeated="2"/>
          <table:table-cell table:style-name="ce1"/>
          <table:table-cell table:style-name="ce33" office:value-type="string">
            <text:p>Brésil</text:p>
          </table:table-cell>
          <table:table-cell office:value-type="string">
            <text:p>Universidade Federal de Sergipe</text:p>
          </table:table-cell>
          <table:table-cell/>
          <table:table-cell office:value-type="string">
            <text:p>Chef du département d'ingénierie Alimentaire</text:p>
          </table:table-cell>
          <table:table-cell office:value-type="string">
            <text:p>Saint Kitts, en Ontario </text:p>
          </table:table-cell>
          <table:table-cell/>
          <table:table-cell office:value-type="float" office:value="610">
            <text:p>610</text:p>
          </table:table-cell>
          <table:table-cell table:number-columns-repeated="1005"/>
        </table:table-row>
        <table:table-row table:style-name="ro3">
          <table:table-cell table:style-name="ce8" office:value-type="string">
            <text:p>CM5</text:p>
          </table:table-cell>
          <table:table-cell office:value-type="float" office:value="102556">
            <text:p>102556</text:p>
          </table:table-cell>
          <table:table-cell table:style-name="ce12" office:value-type="string">
            <text:p>2010-2011</text:p>
          </table:table-cell>
          <table:table-cell office:value-type="string">
            <text:p>Melle </text:p>
          </table:table-cell>
          <table:table-cell office:value-type="string">
            <text:p>BLASZCZYK</text:p>
          </table:table-cell>
          <table:table-cell office:value-type="string">
            <text:p>Thiphaine</text:p>
          </table:table-cell>
          <table:table-cell table:style-name="ce20" office:value-type="date" office:date-value="2011-04-04">
            <text:p>04/04/2011</text:p>
          </table:table-cell>
          <table:table-cell/>
          <table:table-cell table:style-name="ce26"/>
          <table:table-cell table:number-columns-repeated="3"/>
          <table:table-cell office:value-type="string">
            <text:p>Allemagne </text:p>
          </table:table-cell>
          <table:table-cell office:value-type="string">
            <text:p>Robert BOSCH Gmbh Munchen </text:p>
          </table:table-cell>
          <table:table-cell office:value-type="string">
            <text:p>Mme </text:p>
          </table:table-cell>
          <table:table-cell/>
          <table:table-cell office:value-type="string">
            <text:p>MUNCHEN </text:p>
          </table:table-cell>
          <table:table-cell office:value-type="string">
            <text:p>Aircraft structure / cabinetry design 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557">
            <text:p>102557</text:p>
          </table:table-cell>
          <table:table-cell table:style-name="ce12" office:value-type="string">
            <text:p>2009-2010</text:p>
          </table:table-cell>
          <table:table-cell table:style-name="ce17" office:value-type="string">
            <text:p>Mademoiselle</text:p>
          </table:table-cell>
          <table:table-cell table:style-name="ce19" office:value-type="string">
            <text:p>CHAMAS</text:p>
          </table:table-cell>
          <table:table-cell table:style-name="ce17" office:value-type="string">
            <text:p>Youmna</text:p>
          </table:table-cell>
          <table:table-cell table:style-name="ce21" office:value-type="date" office:date-value="2010-07-05">
            <text:p>05/07/2010</text:p>
          </table:table-cell>
          <table:table-cell table:style-name="ce21" office:value-type="date" office:date-value="2010-07-30">
            <text:p>30/07/2010</text:p>
          </table:table-cell>
          <table:table-cell table:style-name="ce26" table:formula="of:=IF(ISBLANK([.G39]);&quot;&quot;;[.H39]-[.G39])" office:value-type="float" office:value="25">
            <text:p>25</text:p>
          </table:table-cell>
          <table:table-cell table:style-name="ce17"/>
          <table:table-cell table:style-name="ce21" office:value-type="date" office:date-value="2010-03-15">
            <text:p>15/03/2010</text:p>
          </table:table-cell>
          <table:table-cell table:style-name="ce14"/>
          <table:table-cell table:style-name="ce39" office:value-type="string">
            <text:p>Liban</text:p>
          </table:table-cell>
          <table:table-cell table:style-name="ce17" office:value-type="string">
            <text:p>Société Liban Lait S.A.L</text:p>
          </table:table-cell>
          <table:table-cell table:style-name="ce17" office:value-type="string">
            <text:p>Mademoiselle</text:p>
          </table:table-cell>
          <table:table-cell table:style-name="ce17" office:value-type="string">
            <text:p>Responsable qualité </text:p>
          </table:table-cell>
          <table:table-cell table:style-name="ce17" office:value-type="string">
            <text:p>Liban</text:p>
          </table:table-cell>
          <table:table-cell table:style-name="ce17" office:value-type="string">
            <text:p>Stage ouvrier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2557">
            <text:p>102557</text:p>
          </table:table-cell>
          <table:table-cell table:style-name="ce12" office:value-type="string">
            <text:p>2010-2011</text:p>
          </table:table-cell>
          <table:table-cell office:value-type="string">
            <text:p>Mlle</text:p>
          </table:table-cell>
          <table:table-cell table:style-name="ce19" office:value-type="string">
            <text:p>CHAMAS Youmna</text:p>
          </table:table-cell>
          <table:table-cell table:style-name="ce19"/>
          <table:table-cell table:style-name="ce22" office:value-type="date" office:date-value="2011-05-01">
            <text:p>01/05/2011</text:p>
          </table:table-cell>
          <table:table-cell table:style-name="ce22" office:value-type="date" office:date-value="2011-07-08">
            <text:p>08/07/2011</text:p>
          </table:table-cell>
          <table:table-cell table:style-name="ce26" table:formula="of:=IF(ISBLANK([.G40]);&quot;&quot;;[.H40]-[.G40])" office:value-type="float" office:value="68">
            <text:p>68</text:p>
          </table:table-cell>
          <table:table-cell/>
          <table:table-cell table:style-name="ce22"/>
          <table:table-cell table:style-name="ce22" office:value-type="date" office:date-value="2011-05-05">
            <text:p>05/05/2011</text:p>
          </table:table-cell>
          <table:table-cell table:style-name="ce31" office:value-type="string">
            <text:p>Belgique</text:p>
          </table:table-cell>
          <table:table-cell table:style-name="ce41" office:value-type="string">
            <text:p>Lab Phytopathology, Dept Crop Protection, Fac. Bioscience Engineering, Ghent University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Head of Laboratory</text:p>
          </table:table-cell>
          <table:table-cell table:style-name="ce15" office:value-type="string">
            <text:p>Gent</text:p>
          </table:table-cell>
          <table:table-cell table:style-name="ce43" office:value-type="string">
            <text:p>etude de l'effet des lipopeptides de bacillus subtilis sur le développement de bremia lactucae sur laitues</text:p>
          </table:table-cell>
          <table:table-cell table:style-name="ce44" office:value-type="string">
            <text:p>700 USD 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2574">
            <text:p>102574</text:p>
          </table:table-cell>
          <table:table-cell table:style-name="ce12" office:value-type="string">
            <text:p>2011-2012</text:p>
          </table:table-cell>
          <table:table-cell table:style-name="ce15" office:value-type="string">
            <text:p>Monsieur</text:p>
          </table:table-cell>
          <table:table-cell table:style-name="ce19" office:value-type="string">
            <text:p>LONGCHAMP Baptist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41]);&quot;&quot;;[.H41]-[.G41])" office:value-type="float" office:value="88">
            <text:p>88</text:p>
          </table:table-cell>
          <table:table-cell/>
          <table:table-cell table:style-name="ce15"/>
          <table:table-cell table:style-name="ce22" office:value-type="date" office:date-value="2012-04-15">
            <text:p>15/04/2012</text:p>
          </table:table-cell>
          <table:table-cell table:style-name="ce31" office:value-type="string">
            <text:p>Bulgarie </text:p>
          </table:table-cell>
          <table:table-cell table:style-name="ce41" office:value-type="string">
            <text:p>Université des tecnilogies alimentaire – Laboratoire de panification « TCFPP3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Dirigeant de departement « TCFPP »</text:p>
          </table:table-cell>
          <table:table-cell table:style-name="ce15" office:value-type="string">
            <text:p>Plovdiv</text:p>
          </table:table-cell>
          <table:table-cell office:value-type="string">
            <text:p>Technologie des pains traditionnelles bulgares</text:p>
          </table:table-cell>
          <table:table-cell table:style-name="ce44" office:value-type="float" office:value="190">
            <text:p>19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589">
            <text:p>102589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BOBEUF Michael</text:p>
          </table:table-cell>
          <table:table-cell/>
          <table:table-cell/>
          <table:table-cell table:style-name="ce1"/>
          <table:table-cell table:style-name="ce26" table:formula="of:=IF(ISBLANK([.G42]);&quot;&quot;;[.H42]-[.G42])">
            <text:p/>
          </table:table-cell>
          <table:table-cell table:number-columns-repeated="2"/>
          <table:table-cell table:style-name="ce1"/>
          <table:table-cell table:style-name="ce33" office:value-type="string">
            <text:p>Canada</text:p>
          </table:table-cell>
          <table:table-cell office:value-type="string">
            <text:p>INRS</text:p>
          </table:table-cell>
          <table:table-cell office:value-type="string">
            <text:p>Monsieur</text:p>
          </table:table-cell>
          <table:table-cell office:value-type="string">
            <text:p>Directeur </text:p>
          </table:table-cell>
          <table:table-cell office:value-type="string">
            <text:p>Laval, Québac</text:p>
          </table:table-cell>
          <table:table-cell office:value-type="string">
            <text:p>Évaluation des propriétés biologiques des composantes naturelles telles que les polyphénols</text:p>
          </table:table-cell>
          <table:table-cell office:value-type="float" office:value="730">
            <text:p>73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2591">
            <text:p>102591</text:p>
          </table:table-cell>
          <table:table-cell table:style-name="ce12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BARBRY </text:p>
          </table:table-cell>
          <table:table-cell office:value-type="string">
            <text:p>Loic</text:p>
          </table:table-cell>
          <table:table-cell table:style-name="ce20"/>
          <table:table-cell/>
          <table:table-cell table:style-name="ce26" table:formula="of:=IF(ISBLANK([.G43]);&quot;&quot;;[.H43]-[.G43])">
            <text:p/>
          </table:table-cell>
          <table:table-cell office:value-type="string">
            <text:p>x</text:p>
          </table:table-cell>
          <table:table-cell table:number-columns-repeated="2"/>
          <table:table-cell table:style-name="ce35" office:value-type="string">
            <text:p>USA</text:p>
          </table:table-cell>
          <table:table-cell office:value-type="string">
            <text:p>SANTA CRUZ SEASIDE COMPANY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SANTA CRUZ CA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2596">
            <text:p>102596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KASSA</text:p>
          </table:table-cell>
          <table:table-cell office:value-type="string">
            <text:p>Olympe</text:p>
          </table:table-cell>
          <table:table-cell/>
          <table:table-cell table:style-name="ce1"/>
          <table:table-cell office:value-type="float" office:value="91">
            <text:p>91</text:p>
          </table:table-cell>
          <table:table-cell table:number-columns-repeated="2"/>
          <table:table-cell table:style-name="ce1"/>
          <table:table-cell office:value-type="string">
            <text:p>belgique</text:p>
          </table:table-cell>
          <table:table-cell office:value-type="string">
            <text:p>CETIC 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charleroi </text:p>
          </table:table-cell>
          <table:table-cell/>
          <table:table-cell office:value-type="float" office:value="0">
            <text:p>0</text:p>
          </table:table-cell>
          <table:table-cell table:style-name="ce12" table:number-columns-repeated="14"/>
          <table:table-cell table:number-columns-repeated="991"/>
        </table:table-row>
        <table:table-row table:style-name="ro2">
          <table:table-cell table:style-name="ce3" office:value-type="string">
            <text:p>GIS4</text:p>
          </table:table-cell>
          <table:table-cell office:value-type="float" office:value="102601">
            <text:p>102601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LETELLIER </text:p>
          </table:table-cell>
          <table:table-cell office:value-type="string">
            <text:p>Cédric</text:p>
          </table:table-cell>
          <table:table-cell table:style-name="ce20"/>
          <table:table-cell/>
          <table:table-cell table:style-name="ce26" table:formula="of:=IF(ISBLANK([.G45]);&quot;&quot;;[.H45]-[.G45])">
            <text:p/>
          </table:table-cell>
          <table:table-cell table:number-columns-repeated="3"/>
          <table:table-cell office:value-type="string">
            <text:p>Suède </text:p>
          </table:table-cell>
          <table:table-cell office:value-type="string">
            <text:p>CHALMERS UNIVERSITY OF TECHNOLOGY DEPARTEMENT OF APPLIED MECHANICS</text:p>
          </table:table-cell>
          <table:table-cell office:value-type="string">
            <text:p>M</text:p>
          </table:table-cell>
          <table:table-cell office:value-type="string">
            <text:p>Head of Division</text:p>
          </table:table-cell>
          <table:table-cell office:value-type="string">
            <text:p>GOTHENBURG</text:p>
          </table:table-cell>
          <table:table-cell office:value-type="string">
            <text:p>Advanced CAD/CAE methods in design and analysis of the structures in automotive engineering. Design of the <text:s/>trailer for transporting the rally car </text:p>
          </table:table-cell>
          <table:table-cell office:value-type="float" office:value="680">
            <text:p>68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610">
            <text:p>102610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TISSOT Fanny</text:p>
          </table:table-cell>
          <table:table-cell/>
          <table:table-cell/>
          <table:table-cell table:style-name="ce1"/>
          <table:table-cell table:style-name="ce26" table:formula="of:=IF(ISBLANK([.G46]);&quot;&quot;;[.H46]-[.G46])">
            <text:p/>
          </table:table-cell>
          <table:table-cell table:number-columns-repeated="2"/>
          <table:table-cell table:style-name="ce1"/>
          <table:table-cell table:style-name="ce33" office:value-type="string">
            <text:p>Inde</text:p>
          </table:table-cell>
          <table:table-cell office:value-type="string">
            <text:p>IIT DE KHARAGPUR</text:p>
          </table:table-cell>
          <table:table-cell office:value-type="string">
            <text:p>Professor </text:p>
          </table:table-cell>
          <table:table-cell office:value-type="string">
            <text:p>Indian institute of technology</text:p>
          </table:table-cell>
          <table:table-cell office:value-type="string">
            <text:p>KHARAGPUR</text:p>
          </table:table-cell>
          <table:table-cell office:value-type="string">
            <text:p>détermination of freshness index of mango using elecronic nose</text:p>
          </table:table-cell>
          <table:table-cell office:value-type="float" office:value="420">
            <text:p>42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616">
            <text:p>102616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LEFEBVRE</text:p>
          </table:table-cell>
          <table:table-cell office:value-type="string">
            <text:p>Antonin</text:p>
          </table:table-cell>
          <table:table-cell table:style-name="ce20"/>
          <table:table-cell/>
          <table:table-cell table:style-name="ce26" table:formula="of:=IF(ISBLANK([.G47]);&quot;&quot;;[.H47]-[.G47])">
            <text:p/>
          </table:table-cell>
          <table:table-cell table:number-columns-repeated="3"/>
          <table:table-cell office:value-type="string">
            <text:p>Roumanie </text:p>
          </table:table-cell>
          <table:table-cell office:value-type="string">
            <text:p>Universitatea Politechnica din Bucaresti </text:p>
          </table:table-cell>
          <table:table-cell office:value-type="string">
            <text:p>M</text:p>
          </table:table-cell>
          <table:table-cell office:value-type="string">
            <text:p>Head of University </text:p>
          </table:table-cell>
          <table:table-cell office:value-type="string">
            <text:p>BUCARESTI </text:p>
          </table:table-cell>
          <table:table-cell office:value-type="string">
            <text:p>Studying thermomechanical fatigue (TMF) and establish a model </text:p>
          </table:table-cell>
          <table:table-cell office:value-type="string">
            <text:p>720 USD 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2621">
            <text:p>102621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HAZIME</text:p>
          </table:table-cell>
          <table:table-cell table:style-name="ce16" office:value-type="string">
            <text:p>Mohamad</text:p>
          </table:table-cell>
          <table:table-cell table:style-name="ce25" office:value-type="date" office:date-value="2010-04-18">
            <text:p>18/04/2010</text:p>
          </table:table-cell>
          <table:table-cell table:style-name="ce25" office:value-type="date" office:date-value="2010-07-30">
            <text:p>30/07/2010</text:p>
          </table:table-cell>
          <table:table-cell table:style-name="ce26" table:formula="of:=IF(ISBLANK([.G48]);&quot;&quot;;[.H48]-[.G48])" office:value-type="float" office:value="103">
            <text:p>103</text:p>
          </table:table-cell>
          <table:table-cell table:style-name="ce28"/>
          <table:table-cell table:style-name="ce29"/>
          <table:table-cell table:style-name="ce25" office:value-type="date" office:date-value="2010-04-01">
            <text:p>01/04/2010</text:p>
          </table:table-cell>
          <table:table-cell table:style-name="ce29" office:value-type="string">
            <text:p>Belgique </text:p>
          </table:table-cell>
          <table:table-cell table:style-name="ce42" office:value-type="string">
            <text:p>ESPRIT CAR SPRL</text:p>
          </table:table-cell>
          <table:table-cell table:style-name="ce29" office:value-type="string">
            <text:p>M</text:p>
          </table:table-cell>
          <table:table-cell table:style-name="ce42" office:value-type="string">
            <text:p>Gérant</text:p>
          </table:table-cell>
          <table:table-cell table:style-name="ce29" office:value-type="string">
            <text:p>COUILLET Belgique</text:p>
          </table:table-cell>
          <table:table-cell office:value-type="string">
            <text:p>Achat et vente de voitures import export </text:p>
          </table:table-cell>
          <table:table-cell office:value-type="float" office:value="770">
            <text:p>770</text:p>
          </table:table-cell>
          <table:table-cell table:number-columns-repeated="1005"/>
        </table:table-row>
        <table:table-row table:style-name="ro2">
          <table:table-cell table:style-name="ce6" office:value-type="string">
            <text:p>GBIAAL3</text:p>
          </table:table-cell>
          <table:table-cell office:value-type="float" office:value="102630">
            <text:p>102630</text:p>
          </table:table-cell>
          <table:table-cell table:style-name="ce14" office:value-type="string">
            <text:p>2010-2011</text:p>
          </table:table-cell>
          <table:table-cell office:value-type="string">
            <text:p>Mlle</text:p>
          </table:table-cell>
          <table:table-cell office:value-type="string">
            <text:p>BOURNISIEN</text:p>
          </table:table-cell>
          <table:table-cell office:value-type="string">
            <text:p>Lucile</text:p>
          </table:table-cell>
          <table:table-cell table:style-name="ce23" office:value-type="date" office:date-value="2012-05-18">
            <text:p>18-mai</text:p>
          </table:table-cell>
          <table:table-cell table:style-name="ce22" office:value-type="date" office:date-value="2011-07-13">
            <text:p>13/07/2011</text:p>
          </table:table-cell>
          <table:table-cell table:style-name="ce26"/>
          <table:table-cell table:number-columns-repeated="2"/>
          <table:table-cell table:style-name="ce1"/>
          <table:table-cell table:style-name="ce33" office:value-type="string">
            <text:p>United Kingdom</text:p>
          </table:table-cell>
          <table:table-cell office:value-type="string">
            <text:p>University of reading : Deparmentof food and nutritional science </text:p>
          </table:table-cell>
          <table:table-cell office:value-type="string">
            <text:p>Madame</text:p>
          </table:table-cell>
          <table:table-cell office:value-type="string">
            <text:p>Lecturer</text:p>
          </table:table-cell>
          <table:table-cell office:value-type="string">
            <text:p>Reading</text:p>
          </table:table-cell>
          <table:table-cell office:value-type="string">
            <text:p>characaterication of micelles formed by lipopeptides produces by fermentation of bacillus subtilis</text:p>
          </table:table-cell>
          <table:table-cell office:value-type="string">
            <text:p>350 USD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630">
            <text:p>102630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BOURNISIEN</text:p>
          </table:table-cell>
          <table:table-cell office:value-type="string">
            <text:p>Lucile</text:p>
          </table:table-cell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50]);&quot;&quot;;[.H50]-[.G50])" office:value-type="float" office:value="88">
            <text:p>88</text:p>
          </table:table-cell>
          <table:table-cell table:number-columns-repeated="2"/>
          <table:table-cell table:style-name="ce1"/>
          <table:table-cell table:style-name="ce31" office:value-type="string">
            <text:p>Bulgarie</text:p>
          </table:table-cell>
          <table:table-cell table:style-name="ce41" office:value-type="string">
            <text:p>Université de technologe chimique et de métallurgie (UTCM)</text:p>
          </table:table-cell>
          <table:table-cell office:value-type="string">
            <text:p>Prof </text:p>
          </table:table-cell>
          <table:table-cell table:style-name="ce41" office:value-type="string">
            <text:p>Recteur de l'UTCM</text:p>
          </table:table-cell>
          <table:table-cell table:style-name="ce15" office:value-type="string">
            <text:p>Sofia</text:p>
          </table:table-cell>
          <table:table-cell table:style-name="ce14" office:value-type="string">
            <text:p>valorisation optimale de la matière première lors de la fabrication de beurre de cacahuète</text:p>
          </table:table-cell>
          <table:table-cell table:style-name="ce44" office:value-type="float" office:value="560">
            <text:p>56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635">
            <text:p>102635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CAPA</text:p>
          </table:table-cell>
          <table:table-cell office:value-type="string">
            <text:p>Anthony</text:p>
          </table:table-cell>
          <table:table-cell table:style-name="ce20" office:value-type="date" office:date-value="2011-05-04">
            <text:p>04/05/2011</text:p>
          </table:table-cell>
          <table:table-cell office:value-type="date" office:date-value="2011-07-31">
            <text:p>31/07/2011</text:p>
          </table:table-cell>
          <table:table-cell table:style-name="ce26" table:formula="of:=IF(ISBLANK([.G51]);&quot;&quot;;[.H51]-[.G51])" office:value-type="float" office:value="88">
            <text:p>88</text:p>
          </table:table-cell>
          <table:table-cell/>
          <table:table-cell table:number-columns-repeated="2" office:value-type="string">
            <text:p>ERASMUS</text:p>
          </table:table-cell>
          <table:table-cell office:value-type="string">
            <text:p>POLOGNE</text:p>
          </table:table-cell>
          <table:table-cell office:value-type="string">
            <text:p>WARSAW University of technology</text:p>
          </table:table-cell>
          <table:table-cell office:value-type="string">
            <text:p>M</text:p>
          </table:table-cell>
          <table:table-cell/>
          <table:table-cell office:value-type="string">
            <text:p>WARSAW</text:p>
          </table:table-cell>
          <table:table-cell office:value-type="string">
            <text:p>Assistant ingénieur BE </text:p>
          </table:table-cell>
          <table:table-cell office:value-type="float" office:value="430">
            <text:p>430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CM4</text:p>
          </table:table-cell>
          <table:table-cell office:value-type="float" office:value="102647">
            <text:p>102647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LEMAIRE</text:p>
          </table:table-cell>
          <table:table-cell office:value-type="string">
            <text:p>Maxime</text:p>
          </table:table-cell>
          <table:table-cell table:style-name="ce20" office:value-type="date" office:date-value="2012-05-07">
            <text:p>07/05/2012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ANGLETERRE</text:p>
          </table:table-cell>
          <table:table-cell office:value-type="string">
            <text:p>Université de Bradford</text:p>
          </table:table-cell>
          <table:table-cell office:value-type="string">
            <text:p>Monsieur</text:p>
          </table:table-cell>
          <table:table-cell office:value-type="string">
            <text:p>Directeur du centre de recherche automobile de l'université</text:p>
          </table:table-cell>
          <table:table-cell office:value-type="string">
            <text:p>BRADFORD</text:p>
          </table:table-cell>
          <table:table-cell office:value-type="string">
            <text:p>The object to make a statically fixed bicycle to create electical energy in the gymnasium of the UFS students</text:p>
          </table:table-cell>
          <table:table-cell/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653">
            <text:p>102653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DÉSAUNAY</text:p>
          </table:table-cell>
          <table:table-cell office:value-type="string">
            <text:p>Benjamin</text:p>
          </table:table-cell>
          <table:table-cell table:style-name="ce20" office:value-type="date" office:date-value="2012-05-14">
            <text:p>14/05/2012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BRESIL</text:p>
          </table:table-cell>
          <table:table-cell office:value-type="string">
            <text:p>Universidad Federal de Sergipe</text:p>
          </table:table-cell>
          <table:table-cell office:value-type="string">
            <text:p>Monsieur</text:p>
          </table:table-cell>
          <table:table-cell office:value-type="string">
            <text:p>Professeur</text:p>
          </table:table-cell>
          <table:table-cell office:value-type="string">
            <text:p>ARACAJU</text:p>
          </table:table-cell>
          <table:table-cell office:value-type="string">
            <text:p>Relation entre propriétés mécanique et moléculaire et microstructure </text:p>
          </table:table-cell>
          <table:table-cell office:value-type="string">
            <text:p>680 US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2666">
            <text:p>102666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LESDEMA Elodi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54]);&quot;&quot;;[.H54]-[.G54])" office:value-type="float" office:value="88">
            <text:p>88</text:p>
          </table:table-cell>
          <table:table-cell/>
          <table:table-cell table:style-name="ce22"/>
          <table:table-cell table:style-name="ce22" office:value-type="date" office:date-value="2012-04-11">
            <text:p>11/04/2012</text:p>
          </table:table-cell>
          <table:table-cell table:style-name="ce31" office:value-type="string">
            <text:p>Chili</text:p>
          </table:table-cell>
          <table:table-cell table:style-name="ce41" office:value-type="string">
            <text:p>Universidad de Santiago de Chile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Coordinatrice des programmes de mobilité étudainte</text:p>
          </table:table-cell>
          <table:table-cell table:style-name="ce15" office:value-type="string">
            <text:p>Santiago de Chile</text:p>
          </table:table-cell>
          <table:table-cell table:style-name="ce43" office:value-type="string">
            <text:p>effet de l'épaisseur sur les propriétés mécaniques des pellicules comestibles à base de gélatine</text:p>
          </table:table-cell>
          <table:table-cell table:style-name="ce44" office:value-type="float" office:value="770">
            <text:p>77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2682">
            <text:p>102682</text:p>
          </table:table-cell>
          <table:table-cell table:style-name="ce12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GUILLOIS </text:p>
          </table:table-cell>
          <table:table-cell office:value-type="string">
            <text:p>Olivier </text:p>
          </table:table-cell>
          <table:table-cell table:style-name="ce20"/>
          <table:table-cell/>
          <table:table-cell table:style-name="ce26" table:formula="of:=IF(ISBLANK([.G55]);&quot;&quot;;[.H55]-[.G55])">
            <text:p/>
          </table:table-cell>
          <table:table-cell table:number-columns-repeated="3"/>
          <table:table-cell table:style-name="ce35" office:value-type="string">
            <text:p>ANGLETERRE</text:p>
          </table:table-cell>
          <table:table-cell office:value-type="string">
            <text:p>Sellafield Limited</text:p>
          </table:table-cell>
          <table:table-cell table:number-columns-repeated="2"/>
          <table:table-cell office:value-type="string">
            <text:p>SEASCALE</text:p>
          </table:table-cell>
          <table:table-cell office:value-type="string">
            <text:p>Mechanical engineering support to the verification plant</text:p>
          </table:table-cell>
          <table:table-cell table:number-columns-repeated="1006"/>
        </table:table-row>
        <table:table-row table:style-name="ro3">
          <table:table-cell table:style-name="ce5" office:value-type="string">
            <text:p>GBIAAL5</text:p>
          </table:table-cell>
          <table:table-cell office:value-type="float" office:value="102690">
            <text:p>102690</text:p>
          </table:table-cell>
          <table:table-cell table:style-name="ce13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5" office:value-type="string">
            <text:p>BDIOUI</text:p>
          </table:table-cell>
          <table:table-cell table:style-name="ce13" office:value-type="string">
            <text:p>Nawelle </text:p>
          </table:table-cell>
          <table:table-cell table:style-name="ce22" office:value-type="date" office:date-value="2010-01-01">
            <text:p>01/01/2010</text:p>
          </table:table-cell>
          <table:table-cell table:style-name="ce22" office:value-type="date" office:date-value="2010-07-14">
            <text:p>14/07/2010</text:p>
          </table:table-cell>
          <table:table-cell table:style-name="ce26" table:formula="of:=IF(ISBLANK([.G56]);&quot;&quot;;[.H56]-[.G56])" office:value-type="float" office:value="194">
            <text:p>194</text:p>
          </table:table-cell>
          <table:table-cell table:style-name="ce12"/>
          <table:table-cell table:style-name="ce22" office:value-type="string">
            <text:p>17/11/1009</text:p>
          </table:table-cell>
          <table:table-cell table:style-name="ce22" office:value-type="date" office:date-value="2010-01-04">
            <text:p>04/01/2010</text:p>
          </table:table-cell>
          <table:table-cell table:style-name="ce32" office:value-type="string">
            <text:p>Canada</text:p>
          </table:table-cell>
          <table:table-cell table:style-name="ce41" office:value-type="string">
            <text:p>Les entreprises Amira INC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DG</text:p>
          </table:table-cell>
          <table:table-cell table:style-name="ce15" office:value-type="string">
            <text:p>Montréal</text:p>
          </table:table-cell>
          <table:table-cell table:style-name="ce41" office:value-type="string">
            <text:p>Amélioration de la chaîne de production et lancement d'un nouveau produit</text:p>
          </table:table-cell>
          <table:table-cell table:style-name="ce15" office:value-type="string">
            <text:p>700 USD 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696">
            <text:p>102696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DJATOUT - DANZ</text:p>
          </table:table-cell>
          <table:table-cell office:value-type="string">
            <text:p>Florian</text:p>
          </table:table-cell>
          <table:table-cell table:style-name="ce20" office:value-type="date" office:date-value="2011-05-17">
            <text:p>17/05/2011</text:p>
          </table:table-cell>
          <table:table-cell office:value-type="date" office:date-value="2011-07-19">
            <text:p>19/07/2011</text:p>
          </table:table-cell>
          <table:table-cell table:style-name="ce26" table:formula="of:=IF(ISBLANK([.G57]);&quot;&quot;;[.H57]-[.G57])" office:value-type="float" office:value="63">
            <text:p>63</text:p>
          </table:table-cell>
          <table:table-cell table:number-columns-repeated="3"/>
          <table:table-cell office:value-type="string">
            <text:p>JAPON</text:p>
          </table:table-cell>
          <table:table-cell office:value-type="string">
            <text:p>TYK CORPORATION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TAJIMI <text:s/>- JAPON </text:p>
          </table:table-cell>
          <table:table-cell office:value-type="string">
            <text:p>Design and study of magnetorheological dampor prototype </text:p>
          </table:table-cell>
          <table:table-cell/>
          <table:table-cell table:style-name="ce19" table:number-columns-repeated="1005"/>
        </table:table-row>
        <table:table-row table:style-name="ro3">
          <table:table-cell table:style-name="ce8" office:value-type="string">
            <text:p>CM5</text:p>
          </table:table-cell>
          <table:table-cell office:value-type="float" office:value="102701">
            <text:p>102701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BATANE</text:p>
          </table:table-cell>
          <table:table-cell office:value-type="string">
            <text:p>Mehdi</text:p>
          </table:table-cell>
          <table:table-cell table:style-name="ce20" office:value-type="date" office:date-value="2010-03-01">
            <text:p>01/03/2010</text:p>
          </table:table-cell>
          <table:table-cell/>
          <table:table-cell table:style-name="ce26"/>
          <table:table-cell table:number-columns-repeated="3"/>
          <table:table-cell office:value-type="string">
            <text:p>BELGIQUE </text:p>
          </table:table-cell>
          <table:table-cell office:value-type="string">
            <text:p>TECHSPACE AERO </text:p>
          </table:table-cell>
          <table:table-cell office:value-type="string">
            <text:p>M</text:p>
          </table:table-cell>
          <table:table-cell office:value-type="string">
            <text:p>Directeur </text:p>
          </table:table-cell>
          <table:table-cell office:value-type="string">
            <text:p>MILMORT </text:p>
          </table:table-cell>
          <table:table-cell office:value-type="string">
            <text:p>Assistant Chef de Projet mécanique </text:p>
          </table:table-cell>
          <table:table-cell table:number-columns-repeated="1006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2702">
            <text:p>102702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TAIEB </text:p>
          </table:table-cell>
          <table:table-cell office:value-type="string">
            <text:p>ZAKARIA </text:p>
          </table:table-cell>
          <table:table-cell/>
          <table:table-cell table:style-name="ce1"/>
          <table:table-cell office:value-type="float" office:value="19">
            <text:p>19</text:p>
          </table:table-cell>
          <table:table-cell table:number-columns-repeated="2"/>
          <table:table-cell table:style-name="ce1"/>
          <table:table-cell table:style-name="ce30" office:value-type="string">
            <text:p>MAROC</text:p>
          </table:table-cell>
          <table:table-cell office:value-type="string">
            <text:p>TEST NDT</text:p>
          </table:table-cell>
          <table:table-cell office:value-type="string">
            <text:p>moNsieur</text:p>
          </table:table-cell>
          <table:table-cell office:value-type="string">
            <text:p>direCteur </text:p>
          </table:table-cell>
          <table:table-cell office:value-type="string">
            <text:p>MOHAMMEDIA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708">
            <text:p>102708</text:p>
          </table:table-cell>
          <table:table-cell table:style-name="ce14" office:value-type="string">
            <text:p>2011-2012</text:p>
          </table:table-cell>
          <table:table-cell table:style-name="ce14" office:value-type="string">
            <text:p>Mademoiselle</text:p>
          </table:table-cell>
          <table:table-cell table:style-name="ce19" office:value-type="string">
            <text:p>THOMINE</text:p>
          </table:table-cell>
          <table:table-cell table:style-name="ce19" office:value-type="string">
            <text:p>Mathilde</text:p>
          </table:table-cell>
          <table:table-cell table:style-name="ce22" office:value-type="date" office:date-value="2012-07-04">
            <text:p>04/07/2012</text:p>
          </table:table-cell>
          <table:table-cell table:style-name="ce22" office:value-type="date" office:date-value="2012-08-19">
            <text:p>19/08/2012</text:p>
          </table:table-cell>
          <table:table-cell table:style-name="ce26" table:formula="of:=IF(ISBLANK([.G60]);&quot;&quot;;[.H60]-[.G60])" office:value-type="float" office:value="46">
            <text:p>46</text:p>
          </table:table-cell>
          <table:table-cell table:style-name="ce27"/>
          <table:table-cell table:style-name="ce15"/>
          <table:table-cell table:style-name="ce22" office:value-type="date" office:date-value="2012-05-03">
            <text:p>03/05/2012</text:p>
          </table:table-cell>
          <table:table-cell table:style-name="ce36" office:value-type="string">
            <text:p>Angleterre</text:p>
          </table:table-cell>
          <table:table-cell table:style-name="ce41" office:value-type="string">
            <text:p>Meantime Brewing Compagny Ltd</text:p>
          </table:table-cell>
          <table:table-cell table:style-name="ce15"/>
          <table:table-cell table:style-name="ce41" office:value-type="string">
            <text:p>Quality manager</text:p>
          </table:table-cell>
          <table:table-cell table:style-name="ce15" office:value-type="string">
            <text:p>London</text:p>
          </table:table-cell>
          <table:table-cell table:style-name="ce14"/>
          <table:table-cell table:style-name="ce12" office:value-type="float" office:value="760">
            <text:p>76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710">
            <text:p>102710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ULMER </text:p>
          </table:table-cell>
          <table:table-cell office:value-type="string">
            <text:p>Aurélien</text:p>
          </table:table-cell>
          <table:table-cell table:style-name="ce20"/>
          <table:table-cell/>
          <table:table-cell table:style-name="ce26" table:formula="of:=IF(ISBLANK([.G61]);&quot;&quot;;[.H61]-[.G61])">
            <text:p/>
          </table:table-cell>
          <table:table-cell table:number-columns-repeated="3"/>
          <table:table-cell office:value-type="string">
            <text:p>Angleterre</text:p>
          </table:table-cell>
          <table:table-cell office:value-type="string">
            <text:p>Université de Bradford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BRADFORD </text:p>
          </table:table-cell>
          <table:table-cell office:value-type="string">
            <text:p>Sujet de stage : Tonnage Opérations 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729">
            <text:p>102729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LAROCHE Stelly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09">
            <text:p>09/07/2010</text:p>
          </table:table-cell>
          <table:table-cell table:style-name="ce26" table:formula="of:=IF(ISBLANK([.G62]);&quot;&quot;;[.H62]-[.G62])" office:value-type="float" office:value="89">
            <text:p>89</text:p>
          </table:table-cell>
          <table:table-cell/>
          <table:table-cell table:style-name="ce22" office:value-type="date" office:date-value="2010-03-11">
            <text:p>11/03/2010</text:p>
          </table:table-cell>
          <table:table-cell table:style-name="ce22"/>
          <table:table-cell table:style-name="ce32" office:value-type="string">
            <text:p>Trinidad ans Tobago</text:p>
          </table:table-cell>
          <table:table-cell table:style-name="ce41" office:value-type="string">
            <text:p>Sugarcane Feeds Centre -SFC)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/>
          <table:table-cell table:style-name="ce14" office:value-type="string">
            <text:p>influence de l'alimentation sur des canrds locaux</text:p>
          </table:table-cell>
          <table:table-cell table:style-name="ce45" office:value-type="float" office:value="670">
            <text:p>67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740">
            <text:p>102740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DEHAENE</text:p>
          </table:table-cell>
          <table:table-cell office:value-type="string">
            <text:p>Noemie</text:p>
          </table:table-cell>
          <table:table-cell/>
          <table:table-cell table:style-name="ce1"/>
          <table:table-cell table:number-columns-repeated="3"/>
          <table:table-cell table:style-name="ce1"/>
          <table:table-cell table:style-name="ce33" office:value-type="string">
            <text:p>Bulgarie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780">
            <text:p>780</text:p>
          </table:table-cell>
          <table:table-cell table:number-columns-repeated="1005"/>
        </table:table-row>
        <table:table-row table:style-name="ro3">
          <table:table-cell table:style-name="ce8" office:value-type="string">
            <text:p>CM5</text:p>
          </table:table-cell>
          <table:table-cell office:value-type="float" office:value="102751">
            <text:p>102751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DELAPORTE </text:p>
          </table:table-cell>
          <table:table-cell office:value-type="string">
            <text:p>Nicolas</text:p>
          </table:table-cell>
          <table:table-cell table:style-name="ce20" office:value-type="date" office:date-value="2012-03-07">
            <text:p>07/03/2012</text:p>
          </table:table-cell>
          <table:table-cell/>
          <table:table-cell table:style-name="ce26"/>
          <table:table-cell table:number-columns-repeated="3"/>
          <table:table-cell office:value-type="string">
            <text:p>ETATS UNIS </text:p>
          </table:table-cell>
          <table:table-cell office:value-type="string">
            <text:p>DASSAULT FALCON JET </text:p>
          </table:table-cell>
          <table:table-cell office:value-type="string">
            <text:p>M</text:p>
          </table:table-cell>
          <table:table-cell office:value-type="string">
            <text:p>Engineering Director and Deputy to VP</text:p>
          </table:table-cell>
          <table:table-cell office:value-type="string">
            <text:p>LITTLE ROCK</text:p>
          </table:table-cell>
          <table:table-cell office:value-type="string">
            <text:p>Conception des systèmes mécaniques pour les voiliers</text:p>
          </table:table-cell>
          <table:table-cell office:value-type="float" office:value="250">
            <text:p>250</text:p>
          </table:table-cell>
          <table:table-cell table:number-columns-repeated="1005"/>
        </table:table-row>
        <table:table-row table:style-name="ro4">
          <table:table-cell table:style-name="ce3" office:value-type="string">
            <text:p>CM4</text:p>
          </table:table-cell>
          <table:table-cell office:value-type="float" office:value="102757">
            <text:p>102757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IRATHNI</text:p>
          </table:table-cell>
          <table:table-cell office:value-type="string">
            <text:p>Ahmed</text:p>
          </table:table-cell>
          <table:table-cell table:style-name="ce20" office:value-type="date" office:date-value="2011-05-11">
            <text:p>11/05/2011</text:p>
          </table:table-cell>
          <table:table-cell office:value-type="date" office:date-value="2011-08-11">
            <text:p>11/08/2011</text:p>
          </table:table-cell>
          <table:table-cell table:style-name="ce26" table:formula="of:=IF(ISBLANK([.G65]);&quot;&quot;;[.H65]-[.G65])" office:value-type="float" office:value="92">
            <text:p>92</text:p>
          </table:table-cell>
          <table:table-cell table:number-columns-repeated="3"/>
          <table:table-cell office:value-type="string">
            <text:p>INDE</text:p>
          </table:table-cell>
          <table:table-cell office:value-type="string">
            <text:p>Indian Institute of technology KHARAGPUR </text:p>
          </table:table-cell>
          <table:table-cell office:value-type="string">
            <text:p>M</text:p>
          </table:table-cell>
          <table:table-cell office:value-type="string">
            <text:p>Professor </text:p>
          </table:table-cell>
          <table:table-cell office:value-type="string">
            <text:p>KHARKPUR </text:p>
          </table:table-cell>
          <table:table-cell office:value-type="string">
            <text:p>Simulation of pressure drop (ullage collapse) and droplet condensation in cryogenic fuel tanks in upper-stage spacecraft by comutational fluid dynamics</text:p>
          </table:table-cell>
          <table:table-cell office:value-type="float" office:value="430">
            <text:p>430</text:p>
          </table:table-cell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760">
            <text:p>102760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MARTZ </text:p>
          </table:table-cell>
          <table:table-cell office:value-type="string">
            <text:p>Didier</text:p>
          </table:table-cell>
          <table:table-cell table:style-name="ce20"/>
          <table:table-cell/>
          <table:table-cell table:style-name="ce26" table:formula="of:=IF(ISBLANK([.G66]);&quot;&quot;;[.H66]-[.G66])">
            <text:p/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WROCLAW UNIVERSITY OF TECHNOLOGY</text:p>
          </table:table-cell>
          <table:table-cell office:value-type="string">
            <text:p>M</text:p>
          </table:table-cell>
          <table:table-cell office:value-type="string">
            <text:p>Head of University </text:p>
          </table:table-cell>
          <table:table-cell office:value-type="string">
            <text:p>WROCLAW</text:p>
          </table:table-cell>
          <table:table-cell office:value-type="string">
            <text:p>Magneto-rehological mass-dampers fos seismic hazard mitigation. Proof of concept and feasibility study</text:p>
          </table:table-cell>
          <table:table-cell table:number-columns-repeated="1006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2776">
            <text:p>102776</text:p>
          </table:table-cell>
          <table:table-cell table:style-name="ce12" office:value-type="string">
            <text:p>2010-2011</text:p>
          </table:table-cell>
          <table:table-cell/>
          <table:table-cell office:value-type="string">
            <text:p>VIGREUX </text:p>
          </table:table-cell>
          <table:table-cell office:value-type="string">
            <text:p>Antoine</text:p>
          </table:table-cell>
          <table:table-cell table:style-name="ce20" office:value-type="date" office:date-value="2011-08-01">
            <text:p>01/08/2011</text:p>
          </table:table-cell>
          <table:table-cell/>
          <table:table-cell table:style-name="ce26"/>
          <table:table-cell table:number-columns-repeated="2"/>
          <table:table-cell office:value-type="date" office:date-value="2011-04-08">
            <text:p>08/04/2011</text:p>
          </table:table-cell>
          <table:table-cell office:value-type="string">
            <text:p>USA</text:p>
          </table:table-cell>
          <table:table-cell office:value-type="string">
            <text:p>TUG Technologies Corporation 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office:value-type="string">
            <text:p>KENNESAW</text:p>
          </table:table-cell>
          <table:table-cell office:value-type="string">
            <text:p>Découverte de l'entreprise </text:p>
          </table:table-cell>
          <table:table-cell office:value-type="float" office:value="450">
            <text:p>450</text:p>
          </table:table-cell>
          <table:table-cell table:number-columns-repeated="1005"/>
        </table:table-row>
        <table:table-row table:style-name="ro5">
          <table:table-cell table:style-name="ce6" office:value-type="string">
            <text:p>GBIAAL3</text:p>
          </table:table-cell>
          <table:table-cell office:value-type="float" office:value="102778">
            <text:p>102778</text:p>
          </table:table-cell>
          <table:table-cell table:style-name="ce14" office:value-type="string">
            <text:p>2011-2012</text:p>
          </table:table-cell>
          <table:table-cell table:style-name="ce14" office:value-type="string">
            <text:p>Mademoiselle</text:p>
          </table:table-cell>
          <table:table-cell table:style-name="ce19" office:value-type="string">
            <text:p>POTDEVIN</text:p>
          </table:table-cell>
          <table:table-cell table:style-name="ce19" office:value-type="string">
            <text:p>Alexia</text:p>
          </table:table-cell>
          <table:table-cell table:style-name="ce22" office:value-type="date" office:date-value="2012-07-15">
            <text:p>15/07/2012</text:p>
          </table:table-cell>
          <table:table-cell table:style-name="ce22" office:value-type="date" office:date-value="2012-08-14">
            <text:p>14/08/2012</text:p>
          </table:table-cell>
          <table:table-cell table:style-name="ce26" table:formula="of:=IF(ISBLANK([.G68]);&quot;&quot;;[.H68]-[.G68])" office:value-type="float" office:value="30">
            <text:p>30</text:p>
          </table:table-cell>
          <table:table-cell table:style-name="ce27"/>
          <table:table-cell table:style-name="ce22" office:value-type="date" office:date-value="2012-04-13">
            <text:p>13/04/2012</text:p>
          </table:table-cell>
          <table:table-cell table:style-name="ce22" office:value-type="date" office:date-value="2012-04-17">
            <text:p>17/04/2012</text:p>
          </table:table-cell>
          <table:table-cell table:style-name="ce36" office:value-type="string">
            <text:p>Chypre</text:p>
          </table:table-cell>
          <table:table-cell table:style-name="ce41" office:value-type="string">
            <text:p>CORINA SANCKS LTD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 des opérations</text:p>
          </table:table-cell>
          <table:table-cell table:style-name="ce15" office:value-type="string">
            <text:p>Limassol</text:p>
          </table:table-cell>
          <table:table-cell table:style-name="ce14" office:value-type="string">
            <text:p>contrôle qualité sur une chaine de production de biscuits apéritifs</text:p>
          </table:table-cell>
          <table:table-cell table:style-name="ce12" office:value-type="float" office:value="500">
            <text:p>500</text:p>
          </table:table-cell>
          <table:table-cell table:number-columns-repeated="1005"/>
        </table:table-row>
        <table:table-row table:style-name="ro7">
          <table:table-cell table:style-name="ce3" office:value-type="string">
            <text:p>GBIAAL4</text:p>
          </table:table-cell>
          <table:table-cell office:value-type="float" office:value="102785">
            <text:p>102785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CHARTRES Marie</text:p>
          </table:table-cell>
          <table:table-cell table:style-name="ce19"/>
          <table:table-cell table:style-name="ce22" office:value-type="date" office:date-value="2012-04-15">
            <text:p>15/04/2012</text:p>
          </table:table-cell>
          <table:table-cell table:style-name="ce22" office:value-type="date" office:date-value="2012-07-11">
            <text:p>11/07/2012</text:p>
          </table:table-cell>
          <table:table-cell table:style-name="ce26" table:formula="of:=IF(ISBLANK([.G69]);&quot;&quot;;[.H69]-[.G69])" office:value-type="float" office:value="87">
            <text:p>87</text:p>
          </table:table-cell>
          <table:table-cell/>
          <table:table-cell table:style-name="ce15"/>
          <table:table-cell table:style-name="ce22" office:value-type="date" office:date-value="2012-03-10">
            <text:p>10/03/2012</text:p>
          </table:table-cell>
          <table:table-cell table:style-name="ce31" office:value-type="string">
            <text:p>Australie</text:p>
          </table:table-cell>
          <table:table-cell table:style-name="ce41" office:value-type="string">
            <text:p>Danish Patisserie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Perth</text:p>
          </table:table-cell>
          <table:table-cell table:style-name="ce43" office:value-type="string">
            <text:p>Assisting un product developement current projects &amp; setting quality standards and product specialications for factory environment</text:p>
          </table:table-cell>
          <table:table-cell table:style-name="ce44" office:value-type="float" office:value="170">
            <text:p>17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800">
            <text:p>102800</text:p>
          </table:table-cell>
          <table:table-cell table:style-name="ce12" office:value-type="string">
            <text:p>2011-2012</text:p>
          </table:table-cell>
          <table:table-cell table:style-name="ce15" office:value-type="string">
            <text:p>Monsieur</text:p>
          </table:table-cell>
          <table:table-cell table:style-name="ce19" office:value-type="string">
            <text:p>DOUSSOT Alexis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70]);&quot;&quot;;[.H70]-[.G70])" office:value-type="float" office:value="88">
            <text:p>88</text:p>
          </table:table-cell>
          <table:table-cell/>
          <table:table-cell table:style-name="ce22" office:value-type="date" office:date-value="2012-04-13">
            <text:p>13/04/2012</text:p>
          </table:table-cell>
          <table:table-cell table:style-name="ce22"/>
          <table:table-cell table:style-name="ce31" office:value-type="string">
            <text:p>Chine</text:p>
          </table:table-cell>
          <table:table-cell table:style-name="ce41"/>
          <table:table-cell table:style-name="ce15"/>
          <table:table-cell table:style-name="ce41"/>
          <table:table-cell table:style-name="ce15"/>
          <table:table-cell table:style-name="ce14"/>
          <table:table-cell table:style-name="ce44"/>
          <table:table-cell table:style-name="ce19" table:number-columns-repeated="100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2802">
            <text:p>102802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DURANTON</text:p>
          </table:table-cell>
          <table:table-cell office:value-type="string">
            <text:p>Eva</text:p>
          </table:table-cell>
          <table:table-cell/>
          <table:table-cell table:style-name="ce1"/>
          <table:table-cell office:value-type="float" office:value="47">
            <text:p>47</text:p>
          </table:table-cell>
          <table:table-cell table:number-columns-repeated="2"/>
          <table:table-cell table:style-name="ce1"/>
          <table:table-cell office:value-type="string">
            <text:p>angleterre</text:p>
          </table:table-cell>
          <table:table-cell office:value-type="string">
            <text:p>UNIVERSITY OF WARWICK</text:p>
          </table:table-cell>
          <table:table-cell office:value-type="string">
            <text:p>MoNsieur</text:p>
          </table:table-cell>
          <table:table-cell/>
          <table:table-cell office:value-type="string">
            <text:p>coventy</text:p>
          </table:table-cell>
          <table:table-cell/>
          <table:table-cell office:value-type="float" office:value="0">
            <text:p>0</text:p>
          </table:table-cell>
          <table:table-cell table:style-name="ce12"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836">
            <text:p>102836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VIGUIER Johan</text:p>
          </table:table-cell>
          <table:table-cell/>
          <table:table-cell/>
          <table:table-cell table:style-name="ce1"/>
          <table:table-cell table:style-name="ce26" table:formula="of:=IF(ISBLANK([.G72]);&quot;&quot;;[.H72]-[.G72])">
            <text:p/>
          </table:table-cell>
          <table:table-cell table:number-columns-repeated="2"/>
          <table:table-cell table:style-name="ce1"/>
          <table:table-cell table:style-name="ce33" office:value-type="string">
            <text:p>Canada</text:p>
          </table:table-cell>
          <table:table-cell office:value-type="string">
            <text:p>INRS</text:p>
          </table:table-cell>
          <table:table-cell office:value-type="string">
            <text:p>Monsieur</text:p>
          </table:table-cell>
          <table:table-cell office:value-type="string">
            <text:p>Directeur </text:p>
          </table:table-cell>
          <table:table-cell office:value-type="string">
            <text:p>Laval, Québac</text:p>
          </table:table-cell>
          <table:table-cell office:value-type="string">
            <text:p>Évaluation des propriétés antimicrobiennes de films bioactifs</text:p>
          </table:table-cell>
          <table:table-cell office:value-type="float" office:value="240">
            <text:p>240</text:p>
          </table:table-cell>
          <table:table-cell table:number-columns-repeated="100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2838">
            <text:p>102838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HECIAK</text:p>
          </table:table-cell>
          <table:table-cell office:value-type="string">
            <text:p>Maxime</text:p>
          </table:table-cell>
          <table:table-cell/>
          <table:table-cell table:style-name="ce1"/>
          <table:table-cell office:value-type="float" office:value="40">
            <text:p>40</text:p>
          </table:table-cell>
          <table:table-cell table:number-columns-repeated="2"/>
          <table:table-cell table:style-name="ce1"/>
          <table:table-cell office:value-type="string">
            <text:p>ireland</text:p>
          </table:table-cell>
          <table:table-cell office:value-type="string">
            <text:p>UNIVERSITY OF LIMERICK</text:p>
          </table:table-cell>
          <table:table-cell office:value-type="string">
            <text:p>MONsieur</text:p>
          </table:table-cell>
          <table:table-cell office:value-type="string">
            <text:p>profeseur</text:p>
          </table:table-cell>
          <table:table-cell office:value-type="string">
            <text:p>LIMERICK 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2839">
            <text:p>102839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CHANOUSSI MOUSTAPHA </text:p>
          </table:table-cell>
          <table:table-cell office:value-type="string">
            <text:p>AISSATA </text:p>
          </table:table-cell>
          <table:table-cell/>
          <table:table-cell table:style-name="ce1"/>
          <table:table-cell office:value-type="float" office:value="41">
            <text:p>41</text:p>
          </table:table-cell>
          <table:table-cell table:number-columns-repeated="2"/>
          <table:table-cell table:style-name="ce1"/>
          <table:table-cell office:value-type="string">
            <text:p>niger</text:p>
          </table:table-cell>
          <table:table-cell office:value-type="string">
            <text:p>NIGELEC 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NIAMEY</text:p>
          </table:table-cell>
          <table:table-cell office:value-type="string">
            <text:p>Etude des spectres astronomiques à haute résolution et détermination dans les étoile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GBIAAL5</text:p>
          </table:table-cell>
          <table:table-cell office:value-type="float" office:value="102861">
            <text:p>102861</text:p>
          </table:table-cell>
          <table:table-cell table:style-name="ce13" office:value-type="string">
            <text:p>2009-2010</text:p>
          </table:table-cell>
          <table:table-cell table:style-name="ce15" office:value-type="string">
            <text:p>Monsieur</text:p>
          </table:table-cell>
          <table:table-cell table:style-name="ce15" office:value-type="string">
            <text:p>LE MEUR</text:p>
          </table:table-cell>
          <table:table-cell table:style-name="ce13" office:value-type="string">
            <text:p>David</text:p>
          </table:table-cell>
          <table:table-cell table:style-name="ce22" office:value-type="date" office:date-value="2010-01-01">
            <text:p>01/01/2010</text:p>
          </table:table-cell>
          <table:table-cell table:style-name="ce22" office:value-type="date" office:date-value="2010-07-30">
            <text:p>30/07/2010</text:p>
          </table:table-cell>
          <table:table-cell table:style-name="ce26" table:formula="of:=IF(ISBLANK([.G75]);&quot;&quot;;[.H75]-[.G75])" office:value-type="float" office:value="210">
            <text:p>210</text:p>
          </table:table-cell>
          <table:table-cell table:style-name="ce12"/>
          <table:table-cell table:style-name="ce22" office:value-type="date" office:date-value="2010-01-14">
            <text:p>14/01/2010</text:p>
          </table:table-cell>
          <table:table-cell table:style-name="ce22" office:value-type="date" office:date-value="2010-01-01">
            <text:p>01/01/2010</text:p>
          </table:table-cell>
          <table:table-cell table:style-name="ce32" office:value-type="string">
            <text:p>Italie</text:p>
          </table:table-cell>
          <table:table-cell table:style-name="ce41" office:value-type="string">
            <text:p>Ferrero S.p.A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Alba (CU)</text:p>
          </table:table-cell>
          <table:table-cell table:style-name="ce41" office:value-type="string">
            <text:p>Révisions des plans HACCP pour les produits Four, Chocolats, Boissons, Pâtes etc..</text:p>
          </table:table-cell>
          <table:table-cell table:style-name="ce15" office:value-type="string">
            <text:p>?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869">
            <text:p>102869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DESCHAMPS Julie</text:p>
          </table:table-cell>
          <table:table-cell/>
          <table:table-cell/>
          <table:table-cell table:style-name="ce1"/>
          <table:table-cell table:style-name="ce26" table:formula="of:=IF(ISBLANK([.G76]);&quot;&quot;;[.H76]-[.G76])">
            <text:p/>
          </table:table-cell>
          <table:table-cell table:number-columns-repeated="2"/>
          <table:table-cell table:style-name="ce1"/>
          <table:table-cell table:style-name="ce33" office:value-type="string">
            <text:p>Inde</text:p>
          </table:table-cell>
          <table:table-cell office:value-type="string">
            <text:p>IIT DE KHARAGPUR</text:p>
          </table:table-cell>
          <table:table-cell office:value-type="string">
            <text:p>Professor </text:p>
          </table:table-cell>
          <table:table-cell office:value-type="string">
            <text:p>Indian institute of technology</text:p>
          </table:table-cell>
          <table:table-cell office:value-type="string">
            <text:p>KHARAGPUR</text:p>
          </table:table-cell>
          <table:table-cell office:value-type="string">
            <text:p>determination of oxidative stability of vegetable oils</text:p>
          </table:table-cell>
          <table:table-cell office:value-type="float" office:value="760">
            <text:p>760</text:p>
          </table:table-cell>
          <table:table-cell table:style-name="ce19"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875">
            <text:p>102875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MEULEAU</text:p>
          </table:table-cell>
          <table:table-cell office:value-type="string">
            <text:p>Joachim</text:p>
          </table:table-cell>
          <table:table-cell table:style-name="ce20" office:value-type="date" office:date-value="2011-05-17">
            <text:p>17/05/2011</text:p>
          </table:table-cell>
          <table:table-cell office:value-type="date" office:date-value="2011-07-19">
            <text:p>19/07/2011</text:p>
          </table:table-cell>
          <table:table-cell table:style-name="ce26" table:formula="of:=IF(ISBLANK([.G77]);&quot;&quot;;[.H77]-[.G77])" office:value-type="float" office:value="63">
            <text:p>63</text:p>
          </table:table-cell>
          <table:table-cell table:number-columns-repeated="3"/>
          <table:table-cell office:value-type="string">
            <text:p>JAPON</text:p>
          </table:table-cell>
          <table:table-cell office:value-type="string">
            <text:p>TYK CORPORATION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TAJIMI <text:s/>- JAPON </text:p>
          </table:table-cell>
          <table:table-cell office:value-type="string">
            <text:p>Advanced CAD/CAE methods in design and analysis of the machines structures in automotive engineering </text:p>
          </table:table-cell>
          <table:table-cell office:value-type="float" office:value="710">
            <text:p>71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888">
            <text:p>102888</text:p>
          </table:table-cell>
          <table:table-cell table:style-name="ce12" office:value-type="string">
            <text:p>2009-2010</text:p>
          </table:table-cell>
          <table:table-cell table:style-name="ce17" office:value-type="string">
            <text:p>Mademoiselle</text:p>
          </table:table-cell>
          <table:table-cell table:style-name="ce12" office:value-type="string">
            <text:p>CHARTRES</text:p>
          </table:table-cell>
          <table:table-cell table:style-name="ce17" office:value-type="string">
            <text:p>Marie</text:p>
          </table:table-cell>
          <table:table-cell table:style-name="ce21" office:value-type="date" office:date-value="2010-07-19">
            <text:p>19/07/2010</text:p>
          </table:table-cell>
          <table:table-cell table:style-name="ce21" office:value-type="date" office:date-value="2010-08-13">
            <text:p>13/08/2010</text:p>
          </table:table-cell>
          <table:table-cell table:style-name="ce26" table:formula="of:=IF(ISBLANK([.G78]);&quot;&quot;;[.H78]-[.G78])" office:value-type="float" office:value="25">
            <text:p>25</text:p>
          </table:table-cell>
          <table:table-cell table:style-name="ce17" table:number-columns-repeated="2"/>
          <table:table-cell table:style-name="ce21" office:value-type="date" office:date-value="2010-05-10">
            <text:p>10/05/2010</text:p>
          </table:table-cell>
          <table:table-cell table:style-name="ce17" office:value-type="string">
            <text:p>Maroc</text:p>
          </table:table-cell>
          <table:table-cell table:style-name="ce17" office:value-type="string">
            <text:p>MARTINET SAS</text:p>
          </table:table-cell>
          <table:table-cell table:style-name="ce17" office:value-type="string">
            <text:p>Madame</text:p>
          </table:table-cell>
          <table:table-cell table:style-name="ce17" office:value-type="string">
            <text:p>directeur Qualité R&amp;D</text:p>
          </table:table-cell>
          <table:table-cell table:style-name="ce17" office:value-type="string">
            <text:p>Saint Quentin Fallavier</text:p>
          </table:table-cell>
          <table:table-cell table:style-name="ce17" office:value-type="string">
            <text:p>Découverte de l'entreprise <text:s/></text:p>
          </table:table-cell>
          <table:table-cell table:style-name="ce19" office:value-type="string">
            <text:p>350 USD</text:p>
          </table:table-cell>
          <table:table-cell table:number-columns-repeated="100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2894">
            <text:p>102894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HEMIN </text:p>
          </table:table-cell>
          <table:table-cell office:value-type="string">
            <text:p>AYMERIC </text:p>
          </table:table-cell>
          <table:table-cell/>
          <table:table-cell table:style-name="ce1"/>
          <table:table-cell office:value-type="float" office:value="81">
            <text:p>81</text:p>
          </table:table-cell>
          <table:table-cell table:number-columns-repeated="2"/>
          <table:table-cell table:style-name="ce1"/>
          <table:table-cell table:style-name="ce30" office:value-type="string">
            <text:p>ALLEMAGNE</text:p>
          </table:table-cell>
          <table:table-cell office:value-type="string">
            <text:p>ALSTOM</text:p>
          </table:table-cell>
          <table:table-cell office:value-type="string">
            <text:p>madame</text:p>
          </table:table-cell>
          <table:table-cell office:value-type="string">
            <text:p>Human ressoruces</text:p>
          </table:table-cell>
          <table:table-cell office:value-type="string">
            <text:p>monchengladbach</text:p>
          </table:table-cell>
          <table:table-cell office:value-type="string">
            <text:p>Assemblage des mécaniques et instrument dans le département de fabrication</text:p>
          </table:table-cell>
          <table:table-cell office:value-type="float" office:value="300">
            <text:p>30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898">
            <text:p>102898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POLLET Clémentine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09">
            <text:p>09/07/2010</text:p>
          </table:table-cell>
          <table:table-cell table:style-name="ce26" table:formula="of:=IF(ISBLANK([.G80]);&quot;&quot;;[.H80]-[.G80])" office:value-type="float" office:value="89">
            <text:p>89</text:p>
          </table:table-cell>
          <table:table-cell/>
          <table:table-cell table:style-name="ce22" office:value-type="date" office:date-value="2010-04-09">
            <text:p>09/04/2010</text:p>
          </table:table-cell>
          <table:table-cell table:style-name="ce22" office:value-type="date" office:date-value="2010-04-11">
            <text:p>11/04/2010</text:p>
          </table:table-cell>
          <table:table-cell table:style-name="ce32" office:value-type="string">
            <text:p>Angleterre</text:p>
          </table:table-cell>
          <table:table-cell table:style-name="ce41" office:value-type="string">
            <text:p>ULN UK LTD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Westbury</text:p>
          </table:table-cell>
          <table:table-cell table:style-name="ce14" office:value-type="string">
            <text:p>Optimisation des contrats de date fromages importées</text:p>
          </table:table-cell>
          <table:table-cell table:style-name="ce45" office:value-type="float" office:value="540">
            <text:p>540</text:p>
          </table:table-cell>
          <table:table-cell table:number-columns-repeated="1005"/>
        </table:table-row>
        <table:table-row table:style-name="ro3">
          <table:table-cell table:style-name="ce4" office:value-type="string">
            <text:p>GBIAAL5</text:p>
          </table:table-cell>
          <table:table-cell office:value-type="float" office:value="102898">
            <text:p>102898</text:p>
          </table:table-cell>
          <table:table-cell table:style-name="ce12" office:value-type="string">
            <text:p>2010-2011</text:p>
          </table:table-cell>
          <table:table-cell table:style-name="ce18" office:value-type="string">
            <text:p>Mlle</text:p>
          </table:table-cell>
          <table:table-cell table:style-name="ce18" office:value-type="string">
            <text:p>POLLET Clémentine</text:p>
          </table:table-cell>
          <table:table-cell table:style-name="ce18"/>
          <table:table-cell table:number-columns-repeated="2" table:style-name="ce18"/>
          <table:table-cell table:style-name="ce26" table:formula="of:=IF(ISBLANK([.G81]);&quot;&quot;;[.H81]-[.G81])">
            <text:p/>
          </table:table-cell>
          <table:table-cell table:style-name="ce18" table:number-columns-repeated="2"/>
          <table:table-cell table:style-name="ce1"/>
          <table:table-cell office:value-type="string">
            <text:p>Espagne</text:p>
          </table:table-cell>
          <table:table-cell office:value-type="string">
            <text:p>Anecoop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Valencia</text:p>
          </table:table-cell>
          <table:table-cell office:value-type="string">
            <text:p>Participation au processus de vendte dans une salle de marché et étude d'amélioration du processus de vente</text:p>
          </table:table-cell>
          <table:table-cell table:number-columns-repeated="1006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899">
            <text:p>102899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HUANG</text:p>
          </table:table-cell>
          <table:table-cell office:value-type="string">
            <text:p>Lu</text:p>
          </table:table-cell>
          <table:table-cell table:style-name="ce23" office:value-type="date" office:date-value="2012-04-15">
            <text:p>15-avr.</text:p>
          </table:table-cell>
          <table:table-cell table:style-name="ce1"/>
          <table:table-cell office:value-type="float" office:value="41">
            <text:p>41</text:p>
          </table:table-cell>
          <table:table-cell table:number-columns-repeated="2"/>
          <table:table-cell table:style-name="ce1"/>
          <table:table-cell table:style-name="ce33" office:value-type="string">
            <text:p>Chine</text:p>
          </table:table-cell>
          <table:table-cell office:value-type="string">
            <text:p>TAI ZHOU WEIGANG 'DAIRY COMPAGNU LIMITED'</text:p>
          </table:table-cell>
          <table:table-cell/>
          <table:table-cell office:value-type="string">
            <text:p>Manager</text:p>
          </table:table-cell>
          <table:table-cell office:value-type="string">
            <text:p>taizhou</text:p>
          </table:table-cell>
          <table:table-cell office:value-type="string">
            <text:p>mils testing ans quality control</text:p>
          </table:table-cell>
          <table:table-cell office:value-type="float" office:value="0">
            <text:p>0</text:p>
          </table:table-cell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910">
            <text:p>102910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SHA Xiang</text:p>
          </table:table-cell>
          <table:table-cell/>
          <table:table-cell/>
          <table:table-cell table:style-name="ce1"/>
          <table:table-cell table:style-name="ce26" table:formula="of:=IF(ISBLANK([.G83]);&quot;&quot;;[.H83]-[.G83])">
            <text:p/>
          </table:table-cell>
          <table:table-cell table:number-columns-repeated="2"/>
          <table:table-cell table:style-name="ce1"/>
          <table:table-cell table:style-name="ce33" office:value-type="string">
            <text:p>Chine</text:p>
          </table:table-cell>
          <table:table-cell office:value-type="string">
            <text:p>Service de quarantaine de Jingjinag</text:p>
          </table:table-cell>
          <table:table-cell/>
          <table:table-cell office:value-type="string">
            <text:p>Vice-directice</text:p>
          </table:table-cell>
          <table:table-cell office:value-type="string">
            <text:p>Jingjiang</text:p>
          </table:table-cell>
          <table:table-cell office:value-type="string">
            <text:p>study and optimization of the detecting process of some new product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913">
            <text:p>102913</text:p>
          </table:table-cell>
          <table:table-cell table:style-name="ce12" office:value-type="string">
            <text:p>2009-2010</text:p>
          </table:table-cell>
          <table:table-cell table:style-name="ce17" office:value-type="string">
            <text:p>Mademoiselle</text:p>
          </table:table-cell>
          <table:table-cell table:style-name="ce12" office:value-type="string">
            <text:p>BOUKATTAYA</text:p>
          </table:table-cell>
          <table:table-cell table:style-name="ce17" office:value-type="string">
            <text:p>Manal</text:p>
          </table:table-cell>
          <table:table-cell table:style-name="ce21" office:value-type="date" office:date-value="2010-07-07">
            <text:p>07/07/2010</text:p>
          </table:table-cell>
          <table:table-cell table:style-name="ce21" office:value-type="date" office:date-value="2010-08-07">
            <text:p>07/08/2010</text:p>
          </table:table-cell>
          <table:table-cell table:style-name="ce26" table:formula="of:=IF(ISBLANK([.G84]);&quot;&quot;;[.H84]-[.G84])" office:value-type="float" office:value="31">
            <text:p>31</text:p>
          </table:table-cell>
          <table:table-cell table:style-name="ce17"/>
          <table:table-cell table:style-name="ce21" office:value-type="date" office:date-value="2010-07-08">
            <text:p>08/07/2010</text:p>
          </table:table-cell>
          <table:table-cell table:style-name="ce17"/>
          <table:table-cell table:style-name="ce39" office:value-type="string">
            <text:p>Maroc</text:p>
          </table:table-cell>
          <table:table-cell table:style-name="ce17" office:value-type="string">
            <text:p>Société AICHA des conserves</text:p>
          </table:table-cell>
          <table:table-cell table:style-name="ce17" office:value-type="string">
            <text:p>Monsieur </text:p>
          </table:table-cell>
          <table:table-cell table:style-name="ce17" office:value-type="string">
            <text:p>Directeur Production</text:p>
          </table:table-cell>
          <table:table-cell table:style-name="ce17" office:value-type="string">
            <text:p>Meknes</text:p>
          </table:table-cell>
          <table:table-cell table:style-name="ce17" office:value-type="string">
            <text:p>Découverte de l'entreprise <text:s/></text:p>
          </table:table-cell>
          <table:table-cell table:style-name="ce19" office:value-type="string">
            <text:p>710£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925">
            <text:p>102925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UNSCH</text:p>
          </table:table-cell>
          <table:table-cell office:value-type="string">
            <text:p>Julien</text:p>
          </table:table-cell>
          <table:table-cell table:style-name="ce20" office:value-type="date" office:date-value="2012-05-18">
            <text:p>18/05/2012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Suisse</text:p>
          </table:table-cell>
          <table:table-cell office:value-type="string">
            <text:p>Jet Aviation Basel AG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Basel-Euroaiport SWITZERLAND</text:p>
          </table:table-cell>
          <table:table-cell office:value-type="string">
            <text:p>Stage d'ssistance dans un atelier de mécanique hydraulique -conception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927">
            <text:p>102927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GENTY </text:p>
          </table:table-cell>
          <table:table-cell office:value-type="string">
            <text:p>Thomas</text:p>
          </table:table-cell>
          <table:table-cell table:style-name="ce20"/>
          <table:table-cell/>
          <table:table-cell table:style-name="ce26" table:formula="of:=IF(ISBLANK([.G86]);&quot;&quot;;[.H86]-[.G86])">
            <text:p/>
          </table:table-cell>
          <table:table-cell table:number-columns-repeated="3"/>
          <table:table-cell office:value-type="string">
            <text:p>Angleterre</text:p>
          </table:table-cell>
          <table:table-cell office:value-type="string">
            <text:p>Université de Bradford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BRADFORD </text:p>
          </table:table-cell>
          <table:table-cell office:value-type="string">
            <text:p>Project water desinfection process and study for the development of a pilot plant </text:p>
          </table:table-cell>
          <table:table-cell table:number-columns-repeated="1006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2928">
            <text:p>102928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LEMAIRE</text:p>
          </table:table-cell>
          <table:table-cell office:value-type="string">
            <text:p>Mathilde</text:p>
          </table:table-cell>
          <table:table-cell/>
          <table:table-cell table:style-name="ce1"/>
          <table:table-cell office:value-type="float" office:value="18">
            <text:p>18</text:p>
          </table:table-cell>
          <table:table-cell table:number-columns-repeated="2"/>
          <table:table-cell table:style-name="ce1"/>
          <table:table-cell table:style-name="ce33" office:value-type="string">
            <text:p>United Kingdom</text:p>
          </table:table-cell>
          <table:table-cell office:value-type="string">
            <text:p>Elmtree Beers</text:p>
          </table:table-cell>
          <table:table-cell office:value-type="string">
            <text:p>Madame</text:p>
          </table:table-cell>
          <table:table-cell office:value-type="string">
            <text:p>Propriétaire de la brasserie</text:p>
          </table:table-cell>
          <table:table-cell office:value-type="string">
            <text:p>SNETTERTON</text:p>
          </table:table-cell>
          <table:table-cell office:value-type="string">
            <text:p>Étude de la production et distribution de la bière ainsi que de la démarche qualité</text:p>
          </table:table-cell>
          <table:table-cell office:value-type="float" office:value="670">
            <text:p>67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8" office:value-type="string">
            <text:p>CM5</text:p>
          </table:table-cell>
          <table:table-cell office:value-type="float" office:value="102949">
            <text:p>102949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PAUREAU</text:p>
          </table:table-cell>
          <table:table-cell office:value-type="string">
            <text:p>VINCENT</text:p>
          </table:table-cell>
          <table:table-cell table:style-name="ce20" office:value-type="date" office:date-value="2012-04-16">
            <text:p>16/04/2012</text:p>
          </table:table-cell>
          <table:table-cell office:value-type="date" office:date-value="2012-08-31">
            <text:p>31/08/2012</text:p>
          </table:table-cell>
          <table:table-cell table:style-name="ce26" table:formula="of:=IF(ISBLANK([.G88]);&quot;&quot;;[.H88]-[.G88])" office:value-type="float" office:value="137">
            <text:p>137</text:p>
          </table:table-cell>
          <table:table-cell table:number-columns-repeated="3"/>
          <table:table-cell table:style-name="ce35" office:value-type="string">
            <text:p>CANADA</text:p>
          </table:table-cell>
          <table:table-cell office:value-type="string">
            <text:p>Corporation Mac Donald, Dettwiler et associés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Sainte Anne de Bellevue</text:p>
          </table:table-cell>
          <table:table-cell/>
          <table:table-cell office:value-type="float" office:value="650">
            <text:p>650</text:p>
          </table:table-cell>
          <table:table-cell table:style-name="ce12" table:number-columns-repeated="100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2955">
            <text:p>102955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COADOU</text:p>
          </table:table-cell>
          <table:table-cell table:style-name="ce16" office:value-type="string">
            <text:p>Antoine </text:p>
          </table:table-cell>
          <table:table-cell table:style-name="ce20" office:value-type="date" office:date-value="2010-04-11">
            <text:p>11/04/2010</text:p>
          </table:table-cell>
          <table:table-cell table:style-name="ce25" office:value-type="date" office:date-value="2010-09-03">
            <text:p>03/09/2010</text:p>
          </table:table-cell>
          <table:table-cell table:style-name="ce26" table:formula="of:=IF(ISBLANK([.G89]);&quot;&quot;;[.H89]-[.G89])" office:value-type="float" office:value="145">
            <text:p>145</text:p>
          </table:table-cell>
          <table:table-cell table:style-name="ce28"/>
          <table:table-cell table:style-name="ce29"/>
          <table:table-cell table:style-name="ce25"/>
          <table:table-cell table:style-name="ce29" office:value-type="string">
            <text:p>Irlande </text:p>
          </table:table-cell>
          <table:table-cell table:style-name="ce42" office:value-type="string">
            <text:p>Tralee Bay Sailing School</text:p>
          </table:table-cell>
          <table:table-cell table:style-name="ce29" office:value-type="string">
            <text:p>M</text:p>
          </table:table-cell>
          <table:table-cell table:style-name="ce42" office:value-type="string">
            <text:p>Commodore </text:p>
          </table:table-cell>
          <table:table-cell table:style-name="ce29" office:value-type="string">
            <text:p>Tralee CO Kerry </text:p>
          </table:table-cell>
          <table:table-cell office:value-type="string">
            <text:p>Maintenance manager of the tralee bay sailing school </text:p>
          </table:table-cell>
          <table:table-cell office:value-type="float" office:value="780">
            <text:p>780</text:p>
          </table:table-cell>
          <table:table-cell table:number-columns-repeated="1005"/>
        </table:table-row>
        <table:table-row table:style-name="ro3">
          <table:table-cell table:style-name="ce8" office:value-type="string">
            <text:p>CM5</text:p>
          </table:table-cell>
          <table:table-cell office:value-type="float" office:value="102955">
            <text:p>102955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OADOU</text:p>
          </table:table-cell>
          <table:table-cell office:value-type="string">
            <text:p>ANTOINE</text:p>
          </table:table-cell>
          <table:table-cell table:style-name="ce20" office:value-type="date" office:date-value="2012-03-05">
            <text:p>05/03/2012</text:p>
          </table:table-cell>
          <table:table-cell office:value-type="date" office:date-value="2012-08-31">
            <text:p>31/08/2012</text:p>
          </table:table-cell>
          <table:table-cell table:style-name="ce26" table:formula="of:=IF(ISBLANK([.G90]);&quot;&quot;;[.H90]-[.G90])" office:value-type="float" office:value="179">
            <text:p>179</text:p>
          </table:table-cell>
          <table:table-cell table:number-columns-repeated="3"/>
          <table:table-cell table:style-name="ce35" office:value-type="string">
            <text:p>PAYS BAS</text:p>
          </table:table-cell>
          <table:table-cell office:value-type="string">
            <text:p>Schickler Tagliapietra Yacht design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AMSTERDAM</text:p>
          </table:table-cell>
          <table:table-cell office:value-type="string">
            <text:p>Conception mécanique d'antennes de vol</text:p>
          </table:table-cell>
          <table:table-cell office:value-type="float" office:value="470">
            <text:p>47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963">
            <text:p>102963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BOUCHER </text:p>
          </table:table-cell>
          <table:table-cell office:value-type="string">
            <text:p>Stéphane</text:p>
          </table:table-cell>
          <table:table-cell table:style-name="ce20" office:value-type="date" office:date-value="2012-05-01">
            <text:p>01/05/2012</text:p>
          </table:table-cell>
          <table:table-cell/>
          <table:table-cell table:style-name="ce26"/>
          <table:table-cell table:number-columns-repeated="3"/>
          <table:table-cell office:value-type="string">
            <text:p>ESPAGNE</text:p>
          </table:table-cell>
          <table:table-cell office:value-type="string">
            <text:p>Escuela Superior De Ingeneria 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CADIZ </text:p>
          </table:table-cell>
          <table:table-cell office:value-type="string">
            <text:p>Parameters estimation of magneto-rheological damper model </text:p>
          </table:table-cell>
          <table:table-cell office:value-type="float" office:value="510">
            <text:p>51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2964">
            <text:p>102964</text:p>
          </table:table-cell>
          <table:table-cell table:style-name="ce12" office:value-type="string">
            <text:p>2009-2010</text:p>
          </table:table-cell>
          <table:table-cell office:value-type="string">
            <text:p>Mademoiselle</text:p>
          </table:table-cell>
          <table:table-cell office:value-type="string">
            <text:p>BLASZCZYK</text:p>
          </table:table-cell>
          <table:table-cell office:value-type="string">
            <text:p>Tiphaine</text:p>
          </table:table-cell>
          <table:table-cell table:style-name="ce20" office:value-type="date" office:date-value="2011-05-10">
            <text:p>10/05/2011</text:p>
          </table:table-cell>
          <table:table-cell office:value-type="date" office:date-value="2011-08-04">
            <text:p>04/08/2011</text:p>
          </table:table-cell>
          <table:table-cell table:style-name="ce26" table:formula="of:=IF(ISBLANK([.G92]);&quot;&quot;;[.H92]-[.G92])" office:value-type="float" office:value="86">
            <text:p>86</text:p>
          </table:table-cell>
          <table:table-cell table:number-columns-repeated="3"/>
          <table:table-cell office:value-type="string">
            <text:p>ALLEMAGNE</text:p>
          </table:table-cell>
          <table:table-cell office:value-type="string">
            <text:p>Oris Fahrzeugteile Hans Riehle GMBH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MARKGRONINGEN</text:p>
          </table:table-cell>
          <table:table-cell office:value-type="string">
            <text:p>Elaboration de plans de détail sous autocad</text:p>
          </table:table-cell>
          <table:table-cell office:value-type="float" office:value="340">
            <text:p>34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973">
            <text:p>102973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NADARADJANE Pushparadjane</text:p>
          </table:table-cell>
          <table:table-cell/>
          <table:table-cell/>
          <table:table-cell table:style-name="ce1"/>
          <table:table-cell table:style-name="ce26" table:formula="of:=IF(ISBLANK([.G93]);&quot;&quot;;[.H93]-[.G93])">
            <text:p/>
          </table:table-cell>
          <table:table-cell table:number-columns-repeated="2"/>
          <table:table-cell table:style-name="ce1"/>
          <table:table-cell table:style-name="ce33" office:value-type="string">
            <text:p>Bulgarie</text:p>
          </table:table-cell>
          <table:table-cell office:value-type="string">
            <text:p>SOLVAY SODI AD</text:p>
          </table:table-cell>
          <table:table-cell/>
          <table:table-cell office:value-type="string">
            <text:p>dDeputy production director</text:p>
          </table:table-cell>
          <table:table-cell office:value-type="string">
            <text:p>Devnya</text:p>
          </table:table-cell>
          <table:table-cell office:value-type="string">
            <text:p>studying the moisture content in technical bicarbonate under various technical parameters of the filters</text:p>
          </table:table-cell>
          <table:table-cell office:value-type="float" office:value="690">
            <text:p>690</text:p>
          </table:table-cell>
          <table:table-cell table:style-name="ce12"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2980">
            <text:p>102980</text:p>
          </table:table-cell>
          <table:table-cell table:style-name="ce12" office:value-type="string">
            <text:p>2011-2012</text:p>
          </table:table-cell>
          <table:table-cell office:value-type="string">
            <text:p>Monsieur </text:p>
          </table:table-cell>
          <table:table-cell office:value-type="string">
            <text:p>HIJAZI</text:p>
          </table:table-cell>
          <table:table-cell office:value-type="string">
            <text:p>Hussein</text:p>
          </table:table-cell>
          <table:table-cell/>
          <table:table-cell table:style-name="ce1"/>
          <table:table-cell office:value-type="float" office:value="98">
            <text:p>98</text:p>
          </table:table-cell>
          <table:table-cell table:number-columns-repeated="2"/>
          <table:table-cell table:style-name="ce1"/>
          <table:table-cell office:value-type="string">
            <text:p>belgique</text:p>
          </table:table-cell>
          <table:table-cell office:value-type="string">
            <text:p>VALEO VISION</text:p>
          </table:table-cell>
          <table:table-cell table:number-columns-repeated="2"/>
          <table:table-cell office:value-type="string">
            <text:p>MESLIN LEVEQUE</text:p>
          </table:table-cell>
          <table:table-cell office:value-type="string">
            <text:p>Sales engineer in energy management</text:p>
          </table:table-cell>
          <table:table-cell/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2981">
            <text:p>102981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HUO </text:p>
          </table:table-cell>
          <table:table-cell office:value-type="string">
            <text:p>ZHENGJIE </text:p>
          </table:table-cell>
          <table:table-cell/>
          <table:table-cell table:style-name="ce1"/>
          <table:table-cell office:value-type="float" office:value="30">
            <text:p>30</text:p>
          </table:table-cell>
          <table:table-cell table:number-columns-repeated="2"/>
          <table:table-cell table:style-name="ce1"/>
          <table:table-cell office:value-type="string">
            <text:p>chine</text:p>
          </table:table-cell>
          <table:table-cell office:value-type="string">
            <text:p>GENERAL ELECTRIC</text:p>
          </table:table-cell>
          <table:table-cell table:number-columns-repeated="5"/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2982">
            <text:p>102982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LECLERCQ</text:p>
          </table:table-cell>
          <table:table-cell office:value-type="string">
            <text:p>Cyril</text:p>
          </table:table-cell>
          <table:table-cell table:style-name="ce20"/>
          <table:table-cell/>
          <table:table-cell table:style-name="ce26" table:formula="of:=IF(ISBLANK([.G96]);&quot;&quot;;[.H96]-[.G96])">
            <text:p/>
          </table:table-cell>
          <table:table-cell table:number-columns-repeated="3"/>
          <table:table-cell office:value-type="string">
            <text:p>BRESIL</text:p>
          </table:table-cell>
          <table:table-cell office:value-type="string">
            <text:p>Université Fédérale de SERGIPE</text:p>
          </table:table-cell>
          <table:table-cell table:number-columns-repeated="3"/>
          <table:table-cell office:value-type="string">
            <text:p>Analyse des actions mécaniques 3D en fraisage </text:p>
          </table:table-cell>
          <table:table-cell office:value-type="float" office:value="680">
            <text:p>680</text:p>
          </table:table-cell>
          <table:table-cell table:style-name="ce14" table:number-columns-repeated="2"/>
          <table:table-cell table:style-name="ce12" table:number-columns-repeated="8"/>
          <table:table-cell table:number-columns-repeated="995"/>
        </table:table-row>
        <table:table-row table:style-name="ro4">
          <table:table-cell table:style-name="ce3" office:value-type="string">
            <text:p>GIS4</text:p>
          </table:table-cell>
          <table:table-cell office:value-type="float" office:value="102985">
            <text:p>102985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FAUCHER </text:p>
          </table:table-cell>
          <table:table-cell office:value-type="string">
            <text:p>Aurélien</text:p>
          </table:table-cell>
          <table:table-cell table:style-name="ce20" office:value-type="date" office:date-value="2012-05-01">
            <text:p>01/05/2012</text:p>
          </table:table-cell>
          <table:table-cell/>
          <table:table-cell table:style-name="ce26"/>
          <table:table-cell table:number-columns-repeated="3"/>
          <table:table-cell office:value-type="string">
            <text:p>Roumanie </text:p>
          </table:table-cell>
          <table:table-cell office:value-type="string">
            <text:p>uNiversitatea Politechnica din Bucaresti </text:p>
          </table:table-cell>
          <table:table-cell office:value-type="string">
            <text:p>M</text:p>
          </table:table-cell>
          <table:table-cell office:value-type="string">
            <text:p>Head of University </text:p>
          </table:table-cell>
          <table:table-cell office:value-type="string">
            <text:p>BUCARESTI </text:p>
          </table:table-cell>
          <table:table-cell office:value-type="string">
            <text:p>Modeling and parameters estimation of special granular structures </text:p>
          </table:table-cell>
          <table:table-cell office:value-type="string">
            <text:p>350 USD</text:p>
          </table:table-cell>
          <table:table-cell table:style-name="ce12"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2999">
            <text:p>102999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NOREST Aurore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4-18">
            <text:p>18/04/2010</text:p>
          </table:table-cell>
          <table:table-cell table:style-name="ce26" table:formula="of:=IF(ISBLANK([.G98]);&quot;&quot;;[.H98]-[.G98])" office:value-type="float" office:value="7">
            <text:p>7</text:p>
          </table:table-cell>
          <table:table-cell/>
          <table:table-cell table:style-name="ce22"/>
          <table:table-cell table:style-name="ce22" office:value-type="date" office:date-value="2010-03-11">
            <text:p>11/03/2010</text:p>
          </table:table-cell>
          <table:table-cell table:style-name="ce32" office:value-type="string">
            <text:p>Angleterre</text:p>
          </table:table-cell>
          <table:table-cell table:style-name="ce41" office:value-type="string">
            <text:p>ULN Bongrain 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Westbury</text:p>
          </table:table-cell>
          <table:table-cell table:style-name="ce14" office:value-type="string">
            <text:p>Suivi du contrôle qualité de la production et réorganisation des données de la production</text:p>
          </table:table-cell>
          <table:table-cell table:style-name="ce45" office:value-type="float" office:value="160">
            <text:p>160</text:p>
          </table:table-cell>
          <table:table-cell table:style-name="ce12" table:number-columns-repeated="1005"/>
        </table:table-row>
        <table:table-row table:style-name="ro4">
          <table:table-cell table:style-name="ce2" office:value-type="string">
            <text:p>IMA4</text:p>
          </table:table-cell>
          <table:table-cell office:value-type="float" office:value="103000">
            <text:p>103000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ABDULLAH <text:s text:c="3"/></text:p>
          </table:table-cell>
          <table:table-cell office:value-type="string">
            <text:p>Nurul-Nadhirah</text:p>
          </table:table-cell>
          <table:table-cell/>
          <table:table-cell table:style-name="ce1"/>
          <table:table-cell office:value-type="float" office:value="91">
            <text:p>91</text:p>
          </table:table-cell>
          <table:table-cell table:number-columns-repeated="2"/>
          <table:table-cell table:style-name="ce1"/>
          <table:table-cell office:value-type="string">
            <text:p>malaisie</text:p>
          </table:table-cell>
          <table:table-cell office:value-type="string">
            <text:p>MIMOS BERHAD</text:p>
          </table:table-cell>
          <table:table-cell office:value-type="string">
            <text:p>moNsieur</text:p>
          </table:table-cell>
          <table:table-cell/>
          <table:table-cell office:value-type="string">
            <text:p>KUALA LUMPUR</text:p>
          </table:table-cell>
          <table:table-cell/>
          <table:table-cell office:value-type="string">
            <text:p>1.500 ringgit </text:p>
          </table:table-cell>
          <table:table-cell table:number-columns-repeated="1005"/>
        </table:table-row>
        <table:table-row table:style-name="ro3">
          <table:table-cell table:style-name="ce4" office:value-type="string">
            <text:p>GBIAAL5</text:p>
          </table:table-cell>
          <table:table-cell office:value-type="float" office:value="103002">
            <text:p>103002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3" office:value-type="string">
            <text:p>Bulliard Aude</text:p>
          </table:table-cell>
          <table:table-cell/>
          <table:table-cell table:style-name="ce23" office:value-type="date" office:date-value="2012-01-17">
            <text:p>17-janv.</text:p>
          </table:table-cell>
          <table:table-cell table:style-name="ce23" office:value-type="date" office:date-value="2012-08-14">
            <text:p>14-août</text:p>
          </table:table-cell>
          <table:table-cell table:style-name="ce26" table:formula="of:=IF(ISBLANK([.G100]);&quot;&quot;;[.H100]-[.G100])" office:value-type="float" office:value="210">
            <text:p>210</text:p>
          </table:table-cell>
          <table:table-cell table:number-columns-repeated="2"/>
          <table:table-cell table:style-name="ce1"/>
          <table:table-cell table:style-name="ce34" office:value-type="string">
            <text:p>Belgique</text:p>
          </table:table-cell>
          <table:table-cell office:value-type="string">
            <text:p>DANONE BELGIUM</text:p>
          </table:table-cell>
          <table:table-cell office:value-type="string">
            <text:p>Madame</text:p>
          </table:table-cell>
          <table:table-cell office:value-type="string">
            <text:p>R&amp;D Engineer</text:p>
          </table:table-cell>
          <table:table-cell office:value-type="string">
            <text:p>ROTSELAAR </text:p>
          </table:table-cell>
          <table:table-cell office:value-type="string">
            <text:p>Stagiaire R&amp;D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3004">
            <text:p>103004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LEMIERE</text:p>
          </table:table-cell>
          <table:table-cell office:value-type="string">
            <text:p>Sylvain</text:p>
          </table:table-cell>
          <table:table-cell table:style-name="ce20" office:value-type="date" office:date-value="2011-05-17">
            <text:p>17/05/2011</text:p>
          </table:table-cell>
          <table:table-cell office:value-type="date" office:date-value="2011-08-14">
            <text:p>14/08/2011</text:p>
          </table:table-cell>
          <table:table-cell table:style-name="ce26" table:formula="of:=IF(ISBLANK([.G101]);&quot;&quot;;[.H101]-[.G101])" office:value-type="float" office:value="89">
            <text:p>89</text:p>
          </table:table-cell>
          <table:table-cell table:number-columns-repeated="3"/>
          <table:table-cell office:value-type="string">
            <text:p>ETATS UNIS</text:p>
          </table:table-cell>
          <table:table-cell office:value-type="string">
            <text:p>Florida Institute of Technology </text:p>
          </table:table-cell>
          <table:table-cell office:value-type="string">
            <text:p>M</text:p>
          </table:table-cell>
          <table:table-cell office:value-type="string">
            <text:p>Président</text:p>
          </table:table-cell>
          <table:table-cell office:value-type="string">
            <text:p>MELBOURNE </text:p>
          </table:table-cell>
          <table:table-cell office:value-type="string">
            <text:p>advanced CAD/CAE methods in design and analysis of the machines structures in automotive engineering </text:p>
          </table:table-cell>
          <table:table-cell office:value-type="float" office:value="520">
            <text:p>52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3022">
            <text:p>103022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ARTIN</text:p>
          </table:table-cell>
          <table:table-cell office:value-type="string">
            <text:p>Sylvain</text:p>
          </table:table-cell>
          <table:table-cell/>
          <table:table-cell table:style-name="ce1"/>
          <table:table-cell table:number-columns-repeated="3"/>
          <table:table-cell table:style-name="ce1"/>
          <table:table-cell office:value-type="string">
            <text:p>angleterre</text:p>
          </table:table-cell>
          <table:table-cell office:value-type="string">
            <text:p>hull university</text:p>
          </table:table-cell>
          <table:table-cell office:value-type="string">
            <text:p>moNsieur</text:p>
          </table:table-cell>
          <table:table-cell/>
          <table:table-cell office:value-type="string">
            <text:p>hull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053">
            <text:p>103053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HOAREAU Marina</text:p>
          </table:table-cell>
          <table:table-cell/>
          <table:table-cell/>
          <table:table-cell table:style-name="ce1"/>
          <table:table-cell table:style-name="ce26" table:formula="of:=IF(ISBLANK([.G103]);&quot;&quot;;[.H103]-[.G103])">
            <text:p/>
          </table:table-cell>
          <table:table-cell table:number-columns-repeated="2"/>
          <table:table-cell table:style-name="ce1"/>
          <table:table-cell table:style-name="ce33" office:value-type="string">
            <text:p>Chili</text:p>
          </table:table-cell>
          <table:table-cell office:value-type="string">
            <text:p>USACH</text:p>
          </table:table-cell>
          <table:table-cell office:value-type="string">
            <text:p>Prof</text:p>
          </table:table-cell>
          <table:table-cell office:value-type="string">
            <text:p>Directora</text:p>
          </table:table-cell>
          <table:table-cell office:value-type="string">
            <text:p>SANTIAGO</text:p>
          </table:table-cell>
          <table:table-cell office:value-type="string">
            <text:p>viscosité extensionnelle de solutions de gélatine et de détermination des propriétés mécaniques de films de gélatine</text:p>
          </table:table-cell>
          <table:table-cell office:value-type="float" office:value="270">
            <text:p>270</text:p>
          </table:table-cell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059">
            <text:p>103059</text:p>
          </table:table-cell>
          <table:table-cell table:style-name="ce12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BLANCHET </text:p>
          </table:table-cell>
          <table:table-cell office:value-type="string">
            <text:p>Joris </text:p>
          </table:table-cell>
          <table:table-cell table:style-name="ce20"/>
          <table:table-cell/>
          <table:table-cell table:style-name="ce26" table:formula="of:=IF(ISBLANK([.G104]);&quot;&quot;;[.H104]-[.G104])">
            <text:p/>
          </table:table-cell>
          <table:table-cell table:number-columns-repeated="3"/>
          <table:table-cell table:style-name="ce35" office:value-type="string">
            <text:p>ALLEMAGNE</text:p>
          </table:table-cell>
          <table:table-cell office:value-type="string">
            <text:p>Faurecia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Hagenbach</text:p>
          </table:table-cell>
          <table:table-cell office:value-type="string">
            <text:p>Support the airbag deployment engineer</text:p>
          </table:table-cell>
          <table:table-cell table:number-columns-repeated="1006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061">
            <text:p>103061</text:p>
          </table:table-cell>
          <table:table-cell table:style-name="ce12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HU</text:p>
          </table:table-cell>
          <table:table-cell office:value-type="string">
            <text:p>Zheng </text:p>
          </table:table-cell>
          <table:table-cell table:style-name="ce20"/>
          <table:table-cell/>
          <table:table-cell table:style-name="ce26" table:formula="of:=IF(ISBLANK([.G105]);&quot;&quot;;[.H105]-[.G105])">
            <text:p/>
          </table:table-cell>
          <table:table-cell table:number-columns-repeated="3"/>
          <table:table-cell table:style-name="ce35" office:value-type="string">
            <text:p>Allemagne</text:p>
          </table:table-cell>
          <table:table-cell office:value-type="string">
            <text:p>Eugen Arnold GMBH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EILDERSTADT – HARTHAUSEN</text:p>
          </table:table-cell>
          <table:table-cell office:value-type="string">
            <text:p>Découverte de l'entreprise</text:p>
          </table:table-cell>
          <table:table-cell/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079">
            <text:p>103079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THIAM</text:p>
          </table:table-cell>
          <table:table-cell table:style-name="ce16" office:value-type="string">
            <text:p>Mamadou Masseck</text:p>
          </table:table-cell>
          <table:table-cell table:style-name="ce25" office:value-type="date" office:date-value="2010-07-01">
            <text:p>01/07/2010</text:p>
          </table:table-cell>
          <table:table-cell table:style-name="ce25" office:value-type="date" office:date-value="2010-07-31">
            <text:p>31/07/2010</text:p>
          </table:table-cell>
          <table:table-cell table:style-name="ce26" table:formula="of:=IF(ISBLANK([.G106]);&quot;&quot;;[.H106]-[.G106])" office:value-type="float" office:value="30">
            <text:p>30</text:p>
          </table:table-cell>
          <table:table-cell table:style-name="ce28"/>
          <table:table-cell table:style-name="ce29"/>
          <table:table-cell table:style-name="ce25" office:value-type="date" office:date-value="2010-04-11">
            <text:p>11/04/2010</text:p>
          </table:table-cell>
          <table:table-cell table:style-name="ce29" office:value-type="string">
            <text:p>SENEGAL</text:p>
          </table:table-cell>
          <table:table-cell table:style-name="ce42" office:value-type="string">
            <text:p>CSE</text:p>
          </table:table-cell>
          <table:table-cell table:style-name="ce29" office:value-type="string">
            <text:p>M</text:p>
          </table:table-cell>
          <table:table-cell table:style-name="ce42" office:value-type="string">
            <text:p>Directeur Général</text:p>
          </table:table-cell>
          <table:table-cell table:style-name="ce29" office:value-type="string">
            <text:p>DAKAR-SENEGAL</text:p>
          </table:table-cell>
          <table:table-cell office:value-type="string">
            <text:p>Gestion de matériel </text:p>
          </table:table-cell>
          <table:table-cell office:value-type="float" office:value="460">
            <text:p>460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3083">
            <text:p>103083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7" office:value-type="string">
            <text:p>MENESES SALCEDO <text:s/></text:p>
          </table:table-cell>
          <table:table-cell table:style-name="ce19" office:value-type="string">
            <text:p>Chris Leidy</text:p>
          </table:table-cell>
          <table:table-cell table:style-name="ce22" office:value-type="date" office:date-value="2012-05-01">
            <text:p>01/05/2012</text:p>
          </table:table-cell>
          <table:table-cell table:style-name="ce22" office:value-type="date" office:date-value="2012-07-08">
            <text:p>08/07/2012</text:p>
          </table:table-cell>
          <table:table-cell table:style-name="ce26" table:formula="of:=IF(ISBLANK([.G107]);&quot;&quot;;[.H107]-[.G107])" office:value-type="float" office:value="68">
            <text:p>68</text:p>
          </table:table-cell>
          <table:table-cell/>
          <table:table-cell table:style-name="ce22"/>
          <table:table-cell table:style-name="ce22" office:value-type="date" office:date-value="2012-05-05">
            <text:p>05/05/2012</text:p>
          </table:table-cell>
          <table:table-cell table:style-name="ce31" office:value-type="string">
            <text:p>Belgique</text:p>
          </table:table-cell>
          <table:table-cell table:style-name="ce41" office:value-type="string">
            <text:p>Lab Phytopathology, Dept Crop Protection, Fac. Bioscience Engineering, Ghent University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Head of Laboratory</text:p>
          </table:table-cell>
          <table:table-cell table:style-name="ce15" office:value-type="string">
            <text:p>Gent</text:p>
          </table:table-cell>
          <table:table-cell table:style-name="ce43" office:value-type="string">
            <text:p>etude de l'effet des lipopeptides de bacillus subtilis sur le développement de bremia lactucae sur laitues</text:p>
          </table:table-cell>
          <table:table-cell table:style-name="ce44" office:value-type="float" office:value="130">
            <text:p>130</text:p>
          </table:table-cell>
          <table:table-cell table:number-columns-repeated="1005"/>
        </table:table-row>
        <table:table-row table:style-name="ro2">
          <table:table-cell table:style-name="ce6" office:value-type="string">
            <text:p>GBIAAL3</text:p>
          </table:table-cell>
          <table:table-cell office:value-type="float" office:value="103092">
            <text:p>103092</text:p>
          </table:table-cell>
          <table:table-cell table:style-name="ce12" office:value-type="string">
            <text:p>2009-2010</text:p>
          </table:table-cell>
          <table:table-cell table:style-name="ce17" office:value-type="string">
            <text:p>Mademoiselle</text:p>
          </table:table-cell>
          <table:table-cell table:style-name="ce12" office:value-type="string">
            <text:p>PINTE</text:p>
          </table:table-cell>
          <table:table-cell table:style-name="ce15" office:value-type="string">
            <text:p>Marion</text:p>
          </table:table-cell>
          <table:table-cell table:style-name="ce22" office:value-type="date" office:date-value="2010-04-18">
            <text:p>18/04/2010</text:p>
          </table:table-cell>
          <table:table-cell table:style-name="ce22" office:value-type="date" office:date-value="2010-08-14">
            <text:p>14/08/2010</text:p>
          </table:table-cell>
          <table:table-cell table:style-name="ce26" table:formula="of:=IF(ISBLANK([.G108]);&quot;&quot;;[.H108]-[.G108])" office:value-type="float" office:value="118">
            <text:p>118</text:p>
          </table:table-cell>
          <table:table-cell table:style-name="ce27"/>
          <table:table-cell table:style-name="ce22" office:value-type="date" office:date-value="2010-04-17">
            <text:p>17/04/2010</text:p>
          </table:table-cell>
          <table:table-cell table:style-name="ce22" office:value-type="date" office:date-value="2010-04-11">
            <text:p>11/04/2010</text:p>
          </table:table-cell>
          <table:table-cell table:style-name="ce32" office:value-type="string">
            <text:p>Angleterre</text:p>
          </table:table-cell>
          <table:table-cell table:style-name="ce41" office:value-type="string">
            <text:p>bristol Myers Squibb Pharmaceuticals Ltd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Vice présidente EMEA disease Arca Lead Cardiovascular and Metabolic</text:p>
          </table:table-cell>
          <table:table-cell table:style-name="ce15" office:value-type="string">
            <text:p>Uxbridge</text:p>
          </table:table-cell>
          <table:table-cell table:style-name="ce14" office:value-type="string">
            <text:p>stage découverte d'entreprise</text:p>
          </table:table-cell>
          <table:table-cell table:style-name="ce12" office:value-type="string">
            <text:p>840 £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099">
            <text:p>103099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DAVROUX Lise</text:p>
          </table:table-cell>
          <table:table-cell table:style-name="ce15"/>
          <table:table-cell table:style-name="ce22" office:value-type="date" office:date-value="2010-04-05">
            <text:p>05/04/2010</text:p>
          </table:table-cell>
          <table:table-cell table:style-name="ce22" office:value-type="date" office:date-value="2010-07-05">
            <text:p>05/07/2010</text:p>
          </table:table-cell>
          <table:table-cell table:style-name="ce26" table:formula="of:=IF(ISBLANK([.G109]);&quot;&quot;;[.H109]-[.G109])" office:value-type="float" office:value="91">
            <text:p>91</text:p>
          </table:table-cell>
          <table:table-cell/>
          <table:table-cell table:style-name="ce15"/>
          <table:table-cell table:style-name="ce22" office:value-type="date" office:date-value="2010-01-09">
            <text:p>09/01/2010</text:p>
          </table:table-cell>
          <table:table-cell table:style-name="ce32" office:value-type="string">
            <text:p>Australie</text:p>
          </table:table-cell>
          <table:table-cell table:style-name="ce41" office:value-type="string">
            <text:p>Danish Patisserie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Bassenddean</text:p>
          </table:table-cell>
          <table:table-cell table:style-name="ce14" office:value-type="string">
            <text:p>produc Development</text:p>
          </table:table-cell>
          <table:table-cell table:style-name="ce45"/>
          <table:table-cell table:number-columns-repeated="1005"/>
        </table:table-row>
        <table:table-row table:style-name="ro2">
          <table:table-cell table:style-name="ce6" office:value-type="string">
            <text:p>GBIAAL3</text:p>
          </table:table-cell>
          <table:table-cell office:value-type="float" office:value="103112">
            <text:p>103112</text:p>
          </table:table-cell>
          <table:table-cell table:style-name="ce12" office:value-type="string">
            <text:p>2009-2010</text:p>
          </table:table-cell>
          <table:table-cell table:style-name="ce17" office:value-type="string">
            <text:p>Mademoiselle</text:p>
          </table:table-cell>
          <table:table-cell table:style-name="ce12" office:value-type="string">
            <text:p>PODGORSKI</text:p>
          </table:table-cell>
          <table:table-cell table:style-name="ce15" office:value-type="string">
            <text:p>Jennifer</text:p>
          </table:table-cell>
          <table:table-cell table:style-name="ce22" office:value-type="date" office:date-value="2010-07-01">
            <text:p>01/07/2010</text:p>
          </table:table-cell>
          <table:table-cell table:style-name="ce22" office:value-type="date" office:date-value="2010-07-31">
            <text:p>31/07/2010</text:p>
          </table:table-cell>
          <table:table-cell table:style-name="ce26" table:formula="of:=IF(ISBLANK([.G110]);&quot;&quot;;[.H110]-[.G110])" office:value-type="float" office:value="30">
            <text:p>30</text:p>
          </table:table-cell>
          <table:table-cell table:style-name="ce27"/>
          <table:table-cell table:style-name="ce22" office:value-type="date" office:date-value="2010-06-04">
            <text:p>04/06/2010</text:p>
          </table:table-cell>
          <table:table-cell table:style-name="ce22" office:value-type="date" office:date-value="2010-04-07">
            <text:p>07/04/2010</text:p>
          </table:table-cell>
          <table:table-cell table:style-name="ce32" office:value-type="string">
            <text:p>Canada</text:p>
          </table:table-cell>
          <table:table-cell table:style-name="ce41" office:value-type="string">
            <text:p>Nutra Canada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Directrice Générale</text:p>
          </table:table-cell>
          <table:table-cell table:style-name="ce15" office:value-type="string">
            <text:p>Champlain</text:p>
          </table:table-cell>
          <table:table-cell table:style-name="ce14" office:value-type="string">
            <text:p>Etude de la production du conditionnement et de la commercialisation d'extraits de haute qualité de fruits et de légumes d'origine nordique</text:p>
          </table:table-cell>
          <table:table-cell table:style-name="ce12" office:value-type="float" office:value="580">
            <text:p>58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3132">
            <text:p>103132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EL BARTALI </text:p>
          </table:table-cell>
          <table:table-cell office:value-type="string">
            <text:p>Abdel-Ilah</text:p>
          </table:table-cell>
          <table:table-cell table:style-name="ce20" office:value-type="date" office:date-value="2011-05-05">
            <text:p>05/05/2011</text:p>
          </table:table-cell>
          <table:table-cell office:value-type="date" office:date-value="2011-07-30">
            <text:p>30/07/2011</text:p>
          </table:table-cell>
          <table:table-cell table:style-name="ce26" table:formula="of:=IF(ISBLANK([.G111]);&quot;&quot;;[.H111]-[.G111])" office:value-type="float" office:value="86">
            <text:p>86</text:p>
          </table:table-cell>
          <table:table-cell/>
          <table:table-cell table:number-columns-repeated="2" office:value-type="string">
            <text:p>ERASMUS</text:p>
          </table:table-cell>
          <table:table-cell office:value-type="string">
            <text:p>POLOGNE</text:p>
          </table:table-cell>
          <table:table-cell office:value-type="string">
            <text:p>WARSAW University of technology</text:p>
          </table:table-cell>
          <table:table-cell office:value-type="string">
            <text:p>M</text:p>
          </table:table-cell>
          <table:table-cell/>
          <table:table-cell office:value-type="string">
            <text:p>WARSAW</text:p>
          </table:table-cell>
          <table:table-cell office:value-type="string">
            <text:p>Application de la méthode des élèments finis en usinage </text:p>
          </table:table-cell>
          <table:table-cell office:value-type="float" office:value="460">
            <text:p>460</text:p>
          </table:table-cell>
          <table:table-cell table:style-name="ce19" table:number-columns-repeated="1005"/>
        </table:table-row>
        <table:table-row table:style-name="ro3">
          <table:table-cell table:style-name="ce8" office:value-type="string">
            <text:p>CM5</text:p>
          </table:table-cell>
          <table:table-cell office:value-type="float" office:value="103134">
            <text:p>103134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ELMOUDEN </text:p>
          </table:table-cell>
          <table:table-cell office:value-type="string">
            <text:p>Said</text:p>
          </table:table-cell>
          <table:table-cell table:style-name="ce20" office:value-type="date" office:date-value="2010-03-01">
            <text:p>01/03/2010</text:p>
          </table:table-cell>
          <table:table-cell/>
          <table:table-cell table:style-name="ce26"/>
          <table:table-cell table:number-columns-repeated="3"/>
          <table:table-cell office:value-type="string">
            <text:p>BELGIQUE </text:p>
          </table:table-cell>
          <table:table-cell office:value-type="string">
            <text:p>TECHSPACE AERO </text:p>
          </table:table-cell>
          <table:table-cell office:value-type="string">
            <text:p>M</text:p>
          </table:table-cell>
          <table:table-cell office:value-type="string">
            <text:p>Directeur </text:p>
          </table:table-cell>
          <table:table-cell office:value-type="string">
            <text:p>MILMORT </text:p>
          </table:table-cell>
          <table:table-cell office:value-type="string">
            <text:p>Development of quality control models, methods and tools for digimat software</text:p>
          </table:table-cell>
          <table:table-cell office:value-type="float" office:value="0">
            <text:p>0</text:p>
          </table:table-cell>
          <table:table-cell table:style-name="ce19"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138">
            <text:p>103138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BAHM Sophie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6-18">
            <text:p>18/06/2010</text:p>
          </table:table-cell>
          <table:table-cell table:style-name="ce26" table:formula="of:=IF(ISBLANK([.G113]);&quot;&quot;;[.H113]-[.G113])" office:value-type="float" office:value="68">
            <text:p>68</text:p>
          </table:table-cell>
          <table:table-cell/>
          <table:table-cell table:style-name="ce22" office:value-type="date" office:date-value="2010-04-11">
            <text:p>11/04/2010</text:p>
          </table:table-cell>
          <table:table-cell table:style-name="ce22"/>
          <table:table-cell table:style-name="ce32" office:value-type="string">
            <text:p>Allemagne</text:p>
          </table:table-cell>
          <table:table-cell table:style-name="ce41" office:value-type="string">
            <text:p>Institut fur Mikrobiologie</text:p>
          </table:table-cell>
          <table:table-cell table:style-name="ce15" office:value-type="string">
            <text:p>Prof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Stuttgart</text:p>
          </table:table-cell>
          <table:table-cell table:style-name="ce14" office:value-type="string">
            <text:p>changement de la spécificité de substrat de l'enolpytuvyltranferase Mur A d'E.Coli par évolution dirigée </text:p>
          </table:table-cell>
          <table:table-cell table:style-name="ce45" office:value-type="float" office:value="450">
            <text:p>450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3142">
            <text:p>103142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LAGACHE Cindy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11">
            <text:p>11/07/2010</text:p>
          </table:table-cell>
          <table:table-cell table:style-name="ce26" table:formula="of:=IF(ISBLANK([.G114]);&quot;&quot;;[.H114]-[.G114])" office:value-type="float" office:value="91">
            <text:p>91</text:p>
          </table:table-cell>
          <table:table-cell/>
          <table:table-cell table:style-name="ce22"/>
          <table:table-cell table:style-name="ce22" office:value-type="date" office:date-value="2010-04-11">
            <text:p>11/04/2010</text:p>
          </table:table-cell>
          <table:table-cell table:style-name="ce32" office:value-type="string">
            <text:p>Chine</text:p>
          </table:table-cell>
          <table:table-cell table:style-name="ce41" office:value-type="string">
            <text:p>College of Food Science and Technology NANJING AGRICULTURAL UNIVERSITY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rofesseur</text:p>
          </table:table-cell>
          <table:table-cell table:style-name="ce15"/>
          <table:table-cell table:style-name="ce14" office:value-type="string">
            <text:p>study on optimization of lipase production for recombined B. Subtils</text:p>
          </table:table-cell>
          <table:table-cell table:style-name="ce45" office:value-type="string">
            <text:p>700 USD 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148">
            <text:p>103148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GASNIER </text:p>
          </table:table-cell>
          <table:table-cell office:value-type="string">
            <text:p>DAMIEN </text:p>
          </table:table-cell>
          <table:table-cell/>
          <table:table-cell table:style-name="ce1"/>
          <table:table-cell office:value-type="float" office:value="75">
            <text:p>75</text:p>
          </table:table-cell>
          <table:table-cell office:value-type="string">
            <text:p>job</text:p>
          </table:table-cell>
          <table:table-cell/>
          <table:table-cell table:style-name="ce1"/>
          <table:table-cell table:style-name="ce30" office:value-type="string">
            <text:p>CANADA</text:p>
          </table:table-cell>
          <table:table-cell office:value-type="string">
            <text:p>tim horton children's foundation </text:p>
          </table:table-cell>
          <table:table-cell table:number-columns-repeated="3"/>
          <table:table-cell office:value-type="string">
            <text:p>Mise en place d'une interface web de connexion spécifique pour les clients.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3155">
            <text:p>103155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ASTELAIN</text:p>
          </table:table-cell>
          <table:table-cell office:value-type="string">
            <text:p>David</text:p>
          </table:table-cell>
          <table:table-cell/>
          <table:table-cell table:style-name="ce1"/>
          <table:table-cell office:value-type="float" office:value="74">
            <text:p>74</text:p>
          </table:table-cell>
          <table:table-cell table:number-columns-repeated="2"/>
          <table:table-cell table:style-name="ce1"/>
          <table:table-cell office:value-type="string">
            <text:p>angleterre</text:p>
          </table:table-cell>
          <table:table-cell office:value-type="string">
            <text:p>LIVERPOOL MOORES UNIVERSITY</text:p>
          </table:table-cell>
          <table:table-cell office:value-type="string">
            <text:p>Monsieur</text:p>
          </table:table-cell>
          <table:table-cell office:value-type="string">
            <text:p>PROFESSEUR </text:p>
          </table:table-cell>
          <table:table-cell office:value-type="string">
            <text:p>LIVERPOOL 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3159">
            <text:p>103159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MENIELLE</text:p>
          </table:table-cell>
          <table:table-cell office:value-type="string">
            <text:p>Matthieu</text:p>
          </table:table-cell>
          <table:table-cell table:style-name="ce20" office:value-type="date" office:date-value="2011-05-10">
            <text:p>10/05/2011</text:p>
          </table:table-cell>
          <table:table-cell office:value-type="date" office:date-value="2011-07-14">
            <text:p>14/07/2011</text:p>
          </table:table-cell>
          <table:table-cell table:style-name="ce26" table:formula="of:=IF(ISBLANK([.G117]);&quot;&quot;;[.H117]-[.G117])" office:value-type="float" office:value="65">
            <text:p>65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WROCLAW University of Technology </text:p>
          </table:table-cell>
          <table:table-cell office:value-type="string">
            <text:p>M</text:p>
          </table:table-cell>
          <table:table-cell office:value-type="string">
            <text:p>Head of the faculty</text:p>
          </table:table-cell>
          <table:table-cell office:value-type="string">
            <text:p>LUKASIEWICZA</text:p>
          </table:table-cell>
          <table:table-cell office:value-type="string">
            <text:p>The improvement and maintenance of equipment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167">
            <text:p>103167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MIGNOTTE-PICARD Elodie</text:p>
          </table:table-cell>
          <table:table-cell table:style-name="ce19"/>
          <table:table-cell table:style-name="ce22" office:value-type="date" office:date-value="2012-04-15">
            <text:p>15/04/2012</text:p>
          </table:table-cell>
          <table:table-cell table:style-name="ce22" office:value-type="date" office:date-value="2012-07-11">
            <text:p>11/07/2012</text:p>
          </table:table-cell>
          <table:table-cell table:style-name="ce26" table:formula="of:=IF(ISBLANK([.G118]);&quot;&quot;;[.H118]-[.G118])" office:value-type="float" office:value="87">
            <text:p>87</text:p>
          </table:table-cell>
          <table:table-cell/>
          <table:table-cell table:style-name="ce22"/>
          <table:table-cell table:style-name="ce22" office:value-type="date" office:date-value="2012-03-10">
            <text:p>10/03/2012</text:p>
          </table:table-cell>
          <table:table-cell table:style-name="ce31" office:value-type="string">
            <text:p>Australie</text:p>
          </table:table-cell>
          <table:table-cell table:style-name="ce41" office:value-type="string">
            <text:p>Danish Patisserie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Perth</text:p>
          </table:table-cell>
          <table:table-cell table:style-name="ce43" office:value-type="string">
            <text:p>Assisting un product developement current projects &amp; setting quality standards and product specialications for factory environment</text:p>
          </table:table-cell>
          <table:table-cell table:style-name="ce44" office:value-type="float" office:value="470">
            <text:p>470</text:p>
          </table:table-cell>
          <table:table-cell table:number-columns-repeated="1005"/>
        </table:table-row>
        <table:table-row table:style-name="ro3">
          <table:table-cell table:style-name="ce4" office:value-type="string">
            <text:p>GBIAAL5</text:p>
          </table:table-cell>
          <table:table-cell office:value-type="float" office:value="103171">
            <text:p>103171</text:p>
          </table:table-cell>
          <table:table-cell table:style-name="ce12" office:value-type="string">
            <text:p>2011-2012</text:p>
          </table:table-cell>
          <table:table-cell table:style-name="ce18" office:value-type="string">
            <text:p>Mlle</text:p>
          </table:table-cell>
          <table:table-cell table:style-name="ce18" office:value-type="string">
            <text:p>DAVROUX Lise</text:p>
          </table:table-cell>
          <table:table-cell table:style-name="ce18"/>
          <table:table-cell table:number-columns-repeated="2" table:style-name="ce18"/>
          <table:table-cell table:style-name="ce26" table:formula="of:=IF(ISBLANK([.G119]);&quot;&quot;;[.H119]-[.G119])">
            <text:p/>
          </table:table-cell>
          <table:table-cell table:style-name="ce18" table:number-columns-repeated="2"/>
          <table:table-cell table:style-name="ce1"/>
          <table:table-cell office:value-type="string">
            <text:p>Angleterre</text:p>
          </table:table-cell>
          <table:table-cell office:value-type="string">
            <text:p>LACTALIS</text:p>
          </table:table-cell>
          <table:table-cell office:value-type="string">
            <text:p>Madame</text:p>
          </table:table-cell>
          <table:table-cell office:value-type="string">
            <text:p>Development &amp; Quality Manager</text:p>
          </table:table-cell>
          <table:table-cell office:value-type="string">
            <text:p>Redhill, Surrey</text:p>
          </table:table-cell>
          <table:table-cell office:value-type="string">
            <text:p>stagiaire qualité</text:p>
          </table:table-cell>
          <table:table-cell table:number-columns-repeated="1006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175">
            <text:p>103175</text:p>
          </table:table-cell>
          <table:table-cell table:style-name="ce14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RUIZ-HUIDOBRO</text:p>
          </table:table-cell>
          <table:table-cell office:value-type="string">
            <text:p>Sylvain</text:p>
          </table:table-cell>
          <table:table-cell table:style-name="ce20" office:value-type="date" office:date-value="2012-07-18">
            <text:p>18/07/2012</text:p>
          </table:table-cell>
          <table:table-cell table:style-name="ce22" office:value-type="date" office:date-value="2012-08-30">
            <text:p>30/08/201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/>
          <table:table-cell table:style-name="ce1"/>
          <table:table-cell table:style-name="ce33" office:value-type="string">
            <text:p>Angleterre 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330">
            <text:p>33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206">
            <text:p>103206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PESQUEUX </text:p>
          </table:table-cell>
          <table:table-cell office:value-type="string">
            <text:p>QUENTIN </text:p>
          </table:table-cell>
          <table:table-cell/>
          <table:table-cell table:style-name="ce1"/>
          <table:table-cell office:value-type="float" office:value="33">
            <text:p>33</text:p>
          </table:table-cell>
          <table:table-cell table:number-columns-repeated="2"/>
          <table:table-cell table:style-name="ce1"/>
          <table:table-cell table:style-name="ce30" office:value-type="string">
            <text:p>angleterre </text:p>
          </table:table-cell>
          <table:table-cell office:value-type="string">
            <text:p>UNVIERSITY HULL</text:p>
          </table:table-cell>
          <table:table-cell office:value-type="string">
            <text:p>dr </text:p>
          </table:table-cell>
          <table:table-cell/>
          <table:table-cell office:value-type="string">
            <text:p>HULL</text:p>
          </table:table-cell>
          <table:table-cell office:value-type="string">
            <text:p>Conception, dév et intégration d'un module d'alerte à la ligne de produits Involy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9" office:value-type="string">
            <text:p>IMA5</text:p>
          </table:table-cell>
          <table:table-cell office:value-type="float" office:value="103221">
            <text:p>103221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BARON </text:p>
          </table:table-cell>
          <table:table-cell office:value-type="string">
            <text:p>Marius</text:p>
          </table:table-cell>
          <table:table-cell/>
          <table:table-cell table:style-name="ce1"/>
          <table:table-cell office:value-type="float" office:value="158">
            <text:p>158</text:p>
          </table:table-cell>
          <table:table-cell table:number-columns-repeated="2"/>
          <table:table-cell table:style-name="ce1"/>
          <table:table-cell office:value-type="string">
            <text:p>CANADA </text:p>
          </table:table-cell>
          <table:table-cell office:value-type="string">
            <text:p>CREO INC </text:p>
          </table:table-cell>
          <table:table-cell office:value-type="string">
            <text:p>madame</text:p>
          </table:table-cell>
          <table:table-cell office:value-type="string">
            <text:p>diRECTEUR général</text:p>
          </table:table-cell>
          <table:table-cell office:value-type="string">
            <text:p>MONTREAL 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GBIAAL5</text:p>
          </table:table-cell>
          <table:table-cell office:value-type="float" office:value="103226">
            <text:p>103226</text:p>
          </table:table-cell>
          <table:table-cell table:style-name="ce13" office:value-type="string">
            <text:p>2009-2010</text:p>
          </table:table-cell>
          <table:table-cell table:style-name="ce15" office:value-type="string">
            <text:p>Monsieur</text:p>
          </table:table-cell>
          <table:table-cell table:style-name="ce15" office:value-type="string">
            <text:p>LOTIQUET</text:p>
          </table:table-cell>
          <table:table-cell table:style-name="ce13" office:value-type="string">
            <text:p>Damien</text:p>
          </table:table-cell>
          <table:table-cell table:style-name="ce22" office:value-type="date" office:date-value="2010-01-15">
            <text:p>15/01/2010</text:p>
          </table:table-cell>
          <table:table-cell table:style-name="ce22" office:value-type="date" office:date-value="2010-07-30">
            <text:p>30/07/2010</text:p>
          </table:table-cell>
          <table:table-cell table:style-name="ce26" table:formula="of:=IF(ISBLANK([.G123]);&quot;&quot;;[.H123]-[.G123])" office:value-type="float" office:value="196">
            <text:p>196</text:p>
          </table:table-cell>
          <table:table-cell table:style-name="ce12"/>
          <table:table-cell table:style-name="ce22" office:value-type="date" office:date-value="2010-01-11">
            <text:p>11/01/2010</text:p>
          </table:table-cell>
          <table:table-cell table:style-name="ce22" office:value-type="date" office:date-value="2010-01-18">
            <text:p>18/01/2010</text:p>
          </table:table-cell>
          <table:table-cell table:style-name="ce32" office:value-type="string">
            <text:p>USA</text:p>
          </table:table-cell>
          <table:table-cell table:style-name="ce41" office:value-type="string">
            <text:p>Lactalis Belmont USA, Inc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DG</text:p>
          </table:table-cell>
          <table:table-cell table:style-name="ce15" office:value-type="string">
            <text:p>Belmont</text:p>
          </table:table-cell>
          <table:table-cell table:style-name="ce41" office:value-type="string">
            <text:p>How to Reduce CIP time to increase production time – Réduction du temps de nettoyage dans le but d'augmenter la production</text:p>
          </table:table-cell>
          <table:table-cell table:style-name="ce15"/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237">
            <text:p>103237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STOTZ Vivian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124]);&quot;&quot;;[.H124]-[.G124])" office:value-type="float" office:value="88">
            <text:p>88</text:p>
          </table:table-cell>
          <table:table-cell/>
          <table:table-cell table:style-name="ce22"/>
          <table:table-cell table:style-name="ce22" office:value-type="date" office:date-value="2012-03-07">
            <text:p>07/03/2012</text:p>
          </table:table-cell>
          <table:table-cell table:style-name="ce31" office:value-type="string">
            <text:p>Canada</text:p>
          </table:table-cell>
          <table:table-cell table:style-name="ce41" office:value-type="string">
            <text:p>INRS – Institut Armand Frappier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Laval (québec)</text:p>
          </table:table-cell>
          <table:table-cell table:style-name="ce43" office:value-type="string">
            <text:p>production de métabolites bacteriens antimicrobiens et caracterisation</text:p>
          </table:table-cell>
          <table:table-cell table:style-name="ce44" office:value-type="float" office:value="290">
            <text:p>29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244">
            <text:p>103244</text:p>
          </table:table-cell>
          <table:table-cell table:style-name="ce12" office:value-type="string">
            <text:p>2009-2010</text:p>
          </table:table-cell>
          <table:table-cell table:style-name="ce17" office:value-type="string">
            <text:p>Mademoiselle</text:p>
          </table:table-cell>
          <table:table-cell table:style-name="ce12" office:value-type="string">
            <text:p>CAPELLE</text:p>
          </table:table-cell>
          <table:table-cell table:style-name="ce17" office:value-type="string">
            <text:p>Charlotte</text:p>
          </table:table-cell>
          <table:table-cell table:style-name="ce21" office:value-type="date" office:date-value="2010-07-11">
            <text:p>11/07/2010</text:p>
          </table:table-cell>
          <table:table-cell table:style-name="ce21" office:value-type="date" office:date-value="2010-08-11">
            <text:p>11/08/2010</text:p>
          </table:table-cell>
          <table:table-cell table:style-name="ce26" table:formula="of:=IF(ISBLANK([.G125]);&quot;&quot;;[.H125]-[.G125])" office:value-type="float" office:value="31">
            <text:p>31</text:p>
          </table:table-cell>
          <table:table-cell table:style-name="ce17"/>
          <table:table-cell table:style-name="ce21" office:value-type="date" office:date-value="2010-04-01">
            <text:p>01/04/2010</text:p>
          </table:table-cell>
          <table:table-cell table:style-name="ce14"/>
          <table:table-cell table:style-name="ce39" office:value-type="string">
            <text:p>Chine</text:p>
          </table:table-cell>
          <table:table-cell table:style-name="ce17" office:value-type="string">
            <text:p>Grandgle International Wine&amp;Spirits co. LTD</text:p>
          </table:table-cell>
          <table:table-cell table:style-name="ce17" office:value-type="string">
            <text:p>Monsieur</text:p>
          </table:table-cell>
          <table:table-cell table:style-name="ce17" office:value-type="string">
            <text:p>Président Directeur Général</text:p>
          </table:table-cell>
          <table:table-cell table:style-name="ce17" office:value-type="string">
            <text:p>Xiamen </text:p>
          </table:table-cell>
          <table:table-cell table:style-name="ce17" office:value-type="string">
            <text:p>Découverte de l'entreprise <text:s/></text:p>
          </table:table-cell>
          <table:table-cell table:style-name="ce19" office:value-type="float" office:value="590">
            <text:p>59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244">
            <text:p>103244</text:p>
          </table:table-cell>
          <table:table-cell table:style-name="ce12" office:value-type="string">
            <text:p>2010-2011</text:p>
          </table:table-cell>
          <table:table-cell office:value-type="string">
            <text:p>Mlle</text:p>
          </table:table-cell>
          <table:table-cell table:style-name="ce19" office:value-type="string">
            <text:p>CAPELLE Charlotte</text:p>
          </table:table-cell>
          <table:table-cell table:style-name="ce19"/>
          <table:table-cell table:style-name="ce22" office:value-type="date" office:date-value="2011-04-18">
            <text:p>18/04/2011</text:p>
          </table:table-cell>
          <table:table-cell table:style-name="ce22" office:value-type="date" office:date-value="2011-07-15">
            <text:p>15/07/2011</text:p>
          </table:table-cell>
          <table:table-cell table:style-name="ce26" table:formula="of:=IF(ISBLANK([.G126]);&quot;&quot;;[.H126]-[.G126])" office:value-type="float" office:value="88">
            <text:p>88</text:p>
          </table:table-cell>
          <table:table-cell/>
          <table:table-cell table:style-name="ce22" office:value-type="date" office:date-value="2011-04-13">
            <text:p>13/04/2011</text:p>
          </table:table-cell>
          <table:table-cell table:style-name="ce1"/>
          <table:table-cell table:style-name="ce31" office:value-type="string">
            <text:p>Chine</text:p>
          </table:table-cell>
          <table:table-cell table:style-name="ce41" office:value-type="string">
            <text:p>Nanjing Agricultural University </text:p>
          </table:table-cell>
          <table:table-cell/>
          <table:table-cell table:style-name="ce41"/>
          <table:table-cell table:style-name="ce15" office:value-type="string">
            <text:p>Nanjing</text:p>
          </table:table-cell>
          <table:table-cell table:style-name="ce43" office:value-type="string">
            <text:p>study on improvement of spore formation of bavillus sp.</text:p>
          </table:table-cell>
          <table:table-cell table:style-name="ce44" office:value-type="float" office:value="290">
            <text:p>290</text:p>
          </table:table-cell>
          <table:table-cell table:number-columns-repeated="1005"/>
        </table:table-row>
        <table:table-row table:style-name="ro3">
          <table:table-cell table:style-name="ce4" office:value-type="string">
            <text:p>GBIAAL5</text:p>
          </table:table-cell>
          <table:table-cell office:value-type="float" office:value="103244">
            <text:p>103244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3" office:value-type="string">
            <text:p>Capelle Charlotte</text:p>
          </table:table-cell>
          <table:table-cell/>
          <table:table-cell table:style-name="ce23" office:value-type="date" office:date-value="2012-03-05">
            <text:p>05-mars</text:p>
          </table:table-cell>
          <table:table-cell table:style-name="ce23" office:value-type="date" office:date-value="2012-08-31">
            <text:p>31-août</text:p>
          </table:table-cell>
          <table:table-cell table:style-name="ce26" table:formula="of:=IF(ISBLANK([.G127]);&quot;&quot;;[.H127]-[.G127])" office:value-type="float" office:value="179">
            <text:p>179</text:p>
          </table:table-cell>
          <table:table-cell table:number-columns-repeated="2"/>
          <table:table-cell table:style-name="ce1"/>
          <table:table-cell table:style-name="ce34" office:value-type="string">
            <text:p>Belgique</text:p>
          </table:table-cell>
          <table:table-cell office:value-type="string">
            <text:p>PURATOS N.V</text:p>
          </table:table-cell>
          <table:table-cell/>
          <table:table-cell office:value-type="string">
            <text:p>Product Manager</text:p>
          </table:table-cell>
          <table:table-cell office:value-type="string">
            <text:p>Groot Bijgaarden</text:p>
          </table:table-cell>
          <table:table-cell office:value-type="string">
            <text:p>Modernisation du matériel de communication de la gamme Puravita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3245">
            <text:p>103245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ONFLAND </text:p>
          </table:table-cell>
          <table:table-cell office:value-type="string">
            <text:p>BENOIT </text:p>
          </table:table-cell>
          <table:table-cell/>
          <table:table-cell table:style-name="ce1"/>
          <table:table-cell table:number-columns-repeated="3"/>
          <table:table-cell table:style-name="ce1"/>
          <table:table-cell table:style-name="ce30" office:value-type="string">
            <text:p>JAPON</text:p>
          </table:table-cell>
          <table:table-cell office:value-type="string">
            <text:p>EJRCCF</text:p>
          </table:table-cell>
          <table:table-cell office:value-type="string">
            <text:p>monsieur</text:p>
          </table:table-cell>
          <table:table-cell/>
          <table:table-cell office:value-type="string">
            <text:p>saitana city</text:p>
          </table:table-cell>
          <table:table-cell office:value-type="string">
            <text:p>lift installatio, renovation and after sale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264">
            <text:p>103264</text:p>
          </table:table-cell>
          <table:table-cell table:style-name="ce12" office:value-type="string">
            <text:p>2011-2012</text:p>
          </table:table-cell>
          <table:table-cell office:value-type="string">
            <text:p>Monsieur </text:p>
          </table:table-cell>
          <table:table-cell office:value-type="string">
            <text:p>BOUAIBA </text:p>
          </table:table-cell>
          <table:table-cell office:value-type="string">
            <text:p>HAMZA </text:p>
          </table:table-cell>
          <table:table-cell/>
          <table:table-cell table:style-name="ce1"/>
          <table:table-cell table:style-name="ce26" table:formula="of:=IF(ISBLANK([.G129]);&quot;&quot;;[.H129]-[.G129])">
            <text:p/>
          </table:table-cell>
          <table:table-cell table:number-columns-repeated="2"/>
          <table:table-cell table:style-name="ce1"/>
          <table:table-cell office:value-type="string">
            <text:p>maroc</text:p>
          </table:table-cell>
          <table:table-cell office:value-type="string">
            <text:p>OFFICE CHERIFIEN </text:p>
          </table:table-cell>
          <table:table-cell office:value-type="string">
            <text:p>MONsieur</text:p>
          </table:table-cell>
          <table:table-cell table:number-columns-repeated="2"/>
          <table:table-cell office:value-type="string">
            <text:p>Experiments on mono and bi-directional ethernet data transmission based on LED light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4">
          <table:table-cell table:style-name="ce3" office:value-type="string">
            <text:p>GIS4</text:p>
          </table:table-cell>
          <table:table-cell office:value-type="float" office:value="103300">
            <text:p>103300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WONG </text:p>
          </table:table-cell>
          <table:table-cell office:value-type="string">
            <text:p>Chung Han </text:p>
          </table:table-cell>
          <table:table-cell table:style-name="ce20"/>
          <table:table-cell/>
          <table:table-cell table:style-name="ce26" table:formula="of:=IF(ISBLANK([.G130]);&quot;&quot;;[.H130]-[.G130])">
            <text:p/>
          </table:table-cell>
          <table:table-cell table:number-columns-repeated="3"/>
          <table:table-cell office:value-type="string">
            <text:p>Malaisie </text:p>
          </table:table-cell>
          <table:table-cell office:value-type="string">
            <text:p>MOX – LINDE Gases Sdn.Bhd</text:p>
          </table:table-cell>
          <table:table-cell office:value-type="string">
            <text:p>M</text:p>
          </table:table-cell>
          <table:table-cell office:value-type="string">
            <text:p>Responsable RH</text:p>
          </table:table-cell>
          <table:table-cell office:value-type="string">
            <text:p>SELANGOR </text:p>
          </table:table-cell>
          <table:table-cell office:value-type="string">
            <text:p>the object is to make e mobile bicycle which permits to reserve on electical energy for helping the rider to overcame difficulties when he is riding on uphill road</text:p>
          </table:table-cell>
          <table:table-cell office:value-type="float" office:value="440">
            <text:p>440</text:p>
          </table:table-cell>
          <table:table-cell table:number-columns-repeated="1005"/>
        </table:table-row>
        <table:table-row table:style-name="ro8">
          <table:table-cell table:style-name="ce3" office:value-type="string">
            <text:p>GBIAAL4</text:p>
          </table:table-cell>
          <table:table-cell office:value-type="float" office:value="103313">
            <text:p>103313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LUSCHER Alice</text:p>
          </table:table-cell>
          <table:table-cell/>
          <table:table-cell/>
          <table:table-cell table:style-name="ce1"/>
          <table:table-cell table:style-name="ce26" table:formula="of:=IF(ISBLANK([.G131]);&quot;&quot;;[.H131]-[.G131])">
            <text:p/>
          </table:table-cell>
          <table:table-cell table:number-columns-repeated="2"/>
          <table:table-cell table:style-name="ce1"/>
          <table:table-cell table:style-name="ce33" office:value-type="string">
            <text:p>Brésil</text:p>
          </table:table-cell>
          <table:table-cell office:value-type="string">
            <text:p>BRAZILIAN AGRICULTURE RESEARCH CORPORATION – EMBRAPA</text:p>
          </table:table-cell>
          <table:table-cell office:value-type="string">
            <text:p>Monsieur</text:p>
          </table:table-cell>
          <table:table-cell office:value-type="string">
            <text:p>DF, at Parque Estacao Biologica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05"/>
        </table:table-row>
        <table:table-row table:style-name="ro8">
          <table:table-cell table:style-name="ce3" office:value-type="string">
            <text:p>GIS4</text:p>
          </table:table-cell>
          <table:table-cell office:value-type="float" office:value="103314">
            <text:p>103314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BA MAMADOU </text:p>
          </table:table-cell>
          <table:table-cell office:value-type="string">
            <text:p>Saliou </text:p>
          </table:table-cell>
          <table:table-cell table:style-name="ce20" office:value-type="date" office:date-value="2012-05-01">
            <text:p>01/05/2012</text:p>
          </table:table-cell>
          <table:table-cell office:value-type="date" office:date-value="2012-07-15">
            <text:p>15/07/2012</text:p>
          </table:table-cell>
          <table:table-cell table:style-name="ce26" table:formula="of:=IF(ISBLANK([.G132]);&quot;&quot;;[.H132]-[.G132])" office:value-type="float" office:value="75">
            <text:p>75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Université de Technologie de Varsovie </text:p>
          </table:table-cell>
          <table:table-cell office:value-type="string">
            <text:p>M</text:p>
          </table:table-cell>
          <table:table-cell/>
          <table:table-cell office:value-type="string">
            <text:p>WARSZAWA</text:p>
          </table:table-cell>
          <table:table-cell office:value-type="string">
            <text:p>Experiments of cold extrusion of aluminium on severe plastic deformations conditions </text:p>
          </table:table-cell>
          <table:table-cell office:value-type="float" office:value="540">
            <text:p>540</text:p>
          </table:table-cell>
          <table:table-cell table:number-columns-repeated="1005"/>
        </table:table-row>
        <table:table-row table:style-name="ro8">
          <table:table-cell table:style-name="ce3" office:value-type="string">
            <text:p>GBIAAL4</text:p>
          </table:table-cell>
          <table:table-cell office:value-type="float" office:value="103318">
            <text:p>103318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BRIEN Emilie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11">
            <text:p>11/07/2010</text:p>
          </table:table-cell>
          <table:table-cell table:style-name="ce26" table:formula="of:=IF(ISBLANK([.G133]);&quot;&quot;;[.H133]-[.G133])" office:value-type="float" office:value="91">
            <text:p>91</text:p>
          </table:table-cell>
          <table:table-cell/>
          <table:table-cell table:style-name="ce22"/>
          <table:table-cell table:style-name="ce22" office:value-type="date" office:date-value="2010-04-11">
            <text:p>11/04/2010</text:p>
          </table:table-cell>
          <table:table-cell table:style-name="ce32" office:value-type="string">
            <text:p>Chine</text:p>
          </table:table-cell>
          <table:table-cell table:style-name="ce41" office:value-type="string">
            <text:p>College of Food Science and Technology NANJING AGRICULTURAL UNIVERSITY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rofesseur</text:p>
          </table:table-cell>
          <table:table-cell table:style-name="ce15"/>
          <table:table-cell table:style-name="ce14" office:value-type="string">
            <text:p>Purification ans identification of the quorum sensing inhibitors from auricularia auricula</text:p>
          </table:table-cell>
          <table:table-cell table:style-name="ce45"/>
          <table:table-cell table:number-columns-repeated="1005"/>
        </table:table-row>
        <table:table-row table:style-name="ro8">
          <table:table-cell table:style-name="ce8" office:value-type="string">
            <text:p>CM5</text:p>
          </table:table-cell>
          <table:table-cell office:value-type="float" office:value="103322">
            <text:p>103322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LE TURNIER</text:p>
          </table:table-cell>
          <table:table-cell office:value-type="string">
            <text:p>Vincent</text:p>
          </table:table-cell>
          <table:table-cell table:style-name="ce20" office:value-type="date" office:date-value="2010-04-01">
            <text:p>01/04/2010</text:p>
          </table:table-cell>
          <table:table-cell/>
          <table:table-cell table:style-name="ce26"/>
          <table:table-cell table:number-columns-repeated="3"/>
          <table:table-cell office:value-type="string">
            <text:p>LUXEMBOURG</text:p>
          </table:table-cell>
          <table:table-cell office:value-type="string">
            <text:p>E-XSTREAM ENGINEERING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office:value-type="string">
            <text:p>BASCHARAGE</text:p>
          </table:table-cell>
          <table:table-cell office:value-type="string">
            <text:p>Conduit de projet en équipe dans le département « controlling »</text:p>
          </table:table-cell>
          <table:table-cell office:value-type="float" office:value="370">
            <text:p>370</text:p>
          </table:table-cell>
          <table:table-cell table:style-name="ce12" table:number-columns-repeated="10"/>
          <table:table-cell table:number-columns-repeated="995"/>
        </table:table-row>
        <table:table-row table:style-name="ro8">
          <table:table-cell table:style-name="ce3" office:value-type="string">
            <text:p>GBIAAL4</text:p>
          </table:table-cell>
          <table:table-cell office:value-type="float" office:value="103359">
            <text:p>103359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FRANCHOIS Julie 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135]);&quot;&quot;;[.H135]-[.G135])" office:value-type="float" office:value="88">
            <text:p>88</text:p>
          </table:table-cell>
          <table:table-cell/>
          <table:table-cell table:style-name="ce15"/>
          <table:table-cell table:style-name="ce22" office:value-type="date" office:date-value="2012-04-15">
            <text:p>15/04/2012</text:p>
          </table:table-cell>
          <table:table-cell table:style-name="ce31" office:value-type="string">
            <text:p>Bulgarie </text:p>
          </table:table-cell>
          <table:table-cell table:style-name="ce41" office:value-type="string">
            <text:p>Université des tecnilogies alimentaire – Laboratoire de panification « TCFPP3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Dirigeant de departement « TCFPP »</text:p>
          </table:table-cell>
          <table:table-cell table:style-name="ce15" office:value-type="string">
            <text:p>Plovdiv</text:p>
          </table:table-cell>
          <table:table-cell table:style-name="ce14" office:value-type="string">
            <text:p>création de différentes recettes pour les paons fonctionnels destinés à la maladie diabète type II</text:p>
          </table:table-cell>
          <table:table-cell table:style-name="ce44"/>
          <table:table-cell table:number-columns-repeated="1005"/>
        </table:table-row>
        <table:table-row table:style-name="ro8">
          <table:table-cell table:style-name="ce6" office:value-type="string">
            <text:p>CM3</text:p>
          </table:table-cell>
          <table:table-cell office:value-type="float" office:value="103365">
            <text:p>103365</text:p>
          </table:table-cell>
          <table:table-cell table:style-name="ce12" office:value-type="string">
            <text:p>2010-2011</text:p>
          </table:table-cell>
          <table:table-cell/>
          <table:table-cell office:value-type="string">
            <text:p>MROZOWSKI</text:p>
          </table:table-cell>
          <table:table-cell table:style-name="ce20" office:value-type="string">
            <text:p>Benoit</text:p>
          </table:table-cell>
          <table:table-cell table:style-name="ce20" office:value-type="string">
            <text:p>juillet</text:p>
          </table:table-cell>
          <table:table-cell/>
          <table:table-cell table:style-name="ce26"/>
          <table:table-cell table:number-columns-repeated="2"/>
          <table:table-cell office:value-type="date" office:date-value="2011-04-13">
            <text:p>13/04/2011</text:p>
          </table:table-cell>
          <table:table-cell office:value-type="string">
            <text:p>Angleterre</text:p>
          </table:table-cell>
          <table:table-cell office:value-type="string">
            <text:p>PILLAR INDUSTRIAL ESTATE SPEEDER LTD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table:style-name="ce19" office:value-type="string">
            <text:p>BRIXHAM </text:p>
          </table:table-cell>
          <table:table-cell office:value-type="string">
            <text:p>Ouvrier dans le secteur électronique </text:p>
          </table:table-cell>
          <table:table-cell table:number-columns-repeated="1006"/>
        </table:table-row>
        <table:table-row table:style-name="ro8">
          <table:table-cell table:style-name="ce5" office:value-type="string">
            <text:p>GBIAAL5</text:p>
          </table:table-cell>
          <table:table-cell office:value-type="float" office:value="103375">
            <text:p>103375</text:p>
          </table:table-cell>
          <table:table-cell table:style-name="ce13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5" office:value-type="string">
            <text:p>SOUILLET</text:p>
          </table:table-cell>
          <table:table-cell table:style-name="ce13" office:value-type="string">
            <text:p>Marine</text:p>
          </table:table-cell>
          <table:table-cell table:style-name="ce22" office:value-type="date" office:date-value="2010-01-01">
            <text:p>01/01/2010</text:p>
          </table:table-cell>
          <table:table-cell table:style-name="ce22" office:value-type="date" office:date-value="2010-07-14">
            <text:p>14/07/2010</text:p>
          </table:table-cell>
          <table:table-cell table:style-name="ce26" table:formula="of:=IF(ISBLANK([.G137]);&quot;&quot;;[.H137]-[.G137])" office:value-type="float" office:value="194">
            <text:p>194</text:p>
          </table:table-cell>
          <table:table-cell table:style-name="ce12"/>
          <table:table-cell table:style-name="ce22"/>
          <table:table-cell table:style-name="ce22" office:value-type="date" office:date-value="2010-01-11">
            <text:p>11/01/2010</text:p>
          </table:table-cell>
          <table:table-cell table:style-name="ce32" office:value-type="string">
            <text:p>Angleterre</text:p>
          </table:table-cell>
          <table:table-cell table:style-name="ce41" office:value-type="string">
            <text:p>Nestle Purina Petcare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DG</text:p>
          </table:table-cell>
          <table:table-cell table:style-name="ce15" office:value-type="string">
            <text:p>Cambs</text:p>
          </table:table-cell>
          <table:table-cell table:style-name="ce41" office:value-type="string">
            <text:p>Production planning</text:p>
          </table:table-cell>
          <table:table-cell office:value-type="float" office:value="1100">
            <text:p>1100</text:p>
          </table:table-cell>
          <table:table-cell table:number-columns-repeated="1005"/>
        </table:table-row>
        <table:table-row table:style-name="ro8">
          <table:table-cell table:style-name="ce4" office:value-type="string">
            <text:p>GBIAAL5</text:p>
          </table:table-cell>
          <table:table-cell office:value-type="float" office:value="103384">
            <text:p>103384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1" office:value-type="string">
            <text:p>Baert Domitille</text:p>
          </table:table-cell>
          <table:table-cell/>
          <table:table-cell table:style-name="ce20" office:value-type="date" office:date-value="2012-03-05">
            <text:p>05/03/2012</text:p>
          </table:table-cell>
          <table:table-cell office:value-type="date" office:date-value="2012-08-31">
            <text:p>31/08/2012</text:p>
          </table:table-cell>
          <table:table-cell table:style-name="ce26" table:formula="of:=IF(ISBLANK([.G138]);&quot;&quot;;[.H138]-[.G138])" office:value-type="float" office:value="179">
            <text:p>179</text:p>
          </table:table-cell>
          <table:table-cell table:number-columns-repeated="2"/>
          <table:table-cell table:style-name="ce1"/>
          <table:table-cell table:style-name="ce34" office:value-type="string">
            <text:p>Belgique</text:p>
          </table:table-cell>
          <table:table-cell office:value-type="string">
            <text:p>McCain Alimentaire SAS</text:p>
          </table:table-cell>
          <table:table-cell office:value-type="string">
            <text:p>Madame</text:p>
          </table:table-cell>
          <table:table-cell office:value-type="string">
            <text:p>Responsable Formation</text:p>
          </table:table-cell>
          <table:table-cell office:value-type="string">
            <text:p>HARNES</text:p>
          </table:table-cell>
          <table:table-cell/>
          <table:table-cell table:style-name="ce47" office:value-type="currency" office:currency="EUR" office:value="810.58">
            <text:p>810,58 €</text:p>
          </table:table-cell>
          <table:table-cell table:number-columns-repeated="1005"/>
        </table:table-row>
        <table:table-row table:style-name="ro8">
          <table:table-cell table:style-name="ce3" office:value-type="string">
            <text:p>GBIAAL4</text:p>
          </table:table-cell>
          <table:table-cell office:value-type="float" office:value="103389">
            <text:p>103389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TORRENT Charlott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139]);&quot;&quot;;[.H139]-[.G139])" office:value-type="float" office:value="88">
            <text:p>88</text:p>
          </table:table-cell>
          <table:table-cell/>
          <table:table-cell table:style-name="ce22" office:value-type="date" office:date-value="2012-04-04">
            <text:p>04/04/2012</text:p>
          </table:table-cell>
          <table:table-cell table:style-name="ce22" office:value-type="date" office:date-value="2012-04-11">
            <text:p>11/04/2012</text:p>
          </table:table-cell>
          <table:table-cell table:style-name="ce31" office:value-type="string">
            <text:p>Belgique</text:p>
          </table:table-cell>
          <table:table-cell table:style-name="ce41" office:value-type="string">
            <text:p>CARGILL</text:p>
          </table:table-cell>
          <table:table-cell table:style-name="ce15" office:value-type="string">
            <text:p>Mademoiselle</text:p>
          </table:table-cell>
          <table:table-cell table:style-name="ce41" office:value-type="string">
            <text:p>Quality manager</text:p>
          </table:table-cell>
          <table:table-cell table:style-name="ce15" office:value-type="string">
            <text:p>Mouscron</text:p>
          </table:table-cell>
          <table:table-cell table:style-name="ce43" office:value-type="string">
            <text:p>rhéologie du chocolat : étude comparative de deux méthodes de mesure pour le domaine du chocolat</text:p>
          </table:table-cell>
          <table:table-cell table:style-name="ce44" office:value-type="float" office:value="310">
            <text:p>310</text:p>
          </table:table-cell>
          <table:table-cell table:number-columns-repeated="1005"/>
        </table:table-row>
        <table:table-row table:style-name="ro8">
          <table:table-cell table:style-name="ce3" office:value-type="string">
            <text:p>CM4</text:p>
          </table:table-cell>
          <table:table-cell office:value-type="float" office:value="103390">
            <text:p>103390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THIELLEUX</text:p>
          </table:table-cell>
          <table:table-cell office:value-type="string">
            <text:p>Romain</text:p>
          </table:table-cell>
          <table:table-cell table:style-name="ce20" office:value-type="date" office:date-value="2012-05-07">
            <text:p>07/05/2012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TUNISIE</text:p>
          </table:table-cell>
          <table:table-cell office:value-type="string">
            <text:p>HYDRO EXPERT INTERNATIONAL</text:p>
          </table:table-cell>
          <table:table-cell office:value-type="string">
            <text:p>Monsieur</text:p>
          </table:table-cell>
          <table:table-cell office:value-type="string">
            <text:p>Directeur <text:s/>Général</text:p>
          </table:table-cell>
          <table:table-cell office:value-type="string">
            <text:p>Tunis Aéroport</text:p>
          </table:table-cell>
          <table:table-cell office:value-type="string">
            <text:p>Concevoir une gamme standard d'étuves de feuilletage <text:s/>de verre</text:p>
          </table:table-cell>
          <table:table-cell office:value-type="float" office:value="520">
            <text:p>520</text:p>
          </table:table-cell>
          <table:table-cell table:number-columns-repeated="1005"/>
        </table:table-row>
        <table:table-row table:style-name="ro8">
          <table:table-cell table:style-name="ce3" office:value-type="string">
            <text:p>CM4</text:p>
          </table:table-cell>
          <table:table-cell office:value-type="float" office:value="103395">
            <text:p>103395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RUIZ-HUIDOBRO</text:p>
          </table:table-cell>
          <table:table-cell office:value-type="string">
            <text:p>Sylvain</text:p>
          </table:table-cell>
          <table:table-cell table:style-name="ce20" office:value-type="date" office:date-value="2011-05-10">
            <text:p>10/05/2011</text:p>
          </table:table-cell>
          <table:table-cell office:value-type="date" office:date-value="2011-07-14">
            <text:p>14/07/2011</text:p>
          </table:table-cell>
          <table:table-cell table:style-name="ce26" table:formula="of:=IF(ISBLANK([.G141]);&quot;&quot;;[.H141]-[.G141])" office:value-type="float" office:value="65">
            <text:p>65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WrOCLAW University of Technology </text:p>
          </table:table-cell>
          <table:table-cell office:value-type="string">
            <text:p>M</text:p>
          </table:table-cell>
          <table:table-cell office:value-type="string">
            <text:p>Head of the faculty</text:p>
          </table:table-cell>
          <table:table-cell office:value-type="string">
            <text:p>lUKASIEWICZA</text:p>
          </table:table-cell>
          <table:table-cell office:value-type="string">
            <text:p>Minimizing of vibration impact on the ral construction – controlling conception 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396">
            <text:p>103396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WANG</text:p>
          </table:table-cell>
          <table:table-cell table:style-name="ce16" office:value-type="string">
            <text:p>Yi</text:p>
          </table:table-cell>
          <table:table-cell table:style-name="ce25" office:value-type="date" office:date-value="2010-07-05">
            <text:p>05/07/2010</text:p>
          </table:table-cell>
          <table:table-cell table:style-name="ce25" office:value-type="date" office:date-value="2010-08-01">
            <text:p>01/08/2010</text:p>
          </table:table-cell>
          <table:table-cell table:style-name="ce26" table:formula="of:=IF(ISBLANK([.G142]);&quot;&quot;;[.H142]-[.G142])" office:value-type="float" office:value="27">
            <text:p>27</text:p>
          </table:table-cell>
          <table:table-cell table:style-name="ce28"/>
          <table:table-cell table:style-name="ce29"/>
          <table:table-cell table:style-name="ce25" office:value-type="date" office:date-value="2010-05-31">
            <text:p>31/05/2010</text:p>
          </table:table-cell>
          <table:table-cell table:style-name="ce29" office:value-type="string">
            <text:p>Chine</text:p>
          </table:table-cell>
          <table:table-cell table:style-name="ce42" office:value-type="string">
            <text:p>Groupe de Réducteur de GUOMAO</text:p>
          </table:table-cell>
          <table:table-cell table:style-name="ce29" office:value-type="string">
            <text:p>M</text:p>
          </table:table-cell>
          <table:table-cell table:style-name="ce42" office:value-type="string">
            <text:p>Directeur</text:p>
          </table:table-cell>
          <table:table-cell table:style-name="ce29" office:value-type="string">
            <text:p>CHANGZHAN JIANGSU </text:p>
          </table:table-cell>
          <table:table-cell office:value-type="string">
            <text:p>Stage ouvrier 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4">
          <table:table-cell table:style-name="ce6" office:value-type="string">
            <text:p>GBIAAL3</text:p>
          </table:table-cell>
          <table:table-cell office:value-type="float" office:value="103404">
            <text:p>103404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COUSPEYRE</text:p>
          </table:table-cell>
          <table:table-cell office:value-type="string">
            <text:p>Chloe</text:p>
          </table:table-cell>
          <table:table-cell/>
          <table:table-cell table:style-name="ce22"/>
          <table:table-cell table:number-columns-repeated="3"/>
          <table:table-cell table:style-name="ce1"/>
          <table:table-cell table:style-name="ce33" office:value-type="string">
            <text:p>Bulgarie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180">
            <text:p>18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421">
            <text:p>103421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MAMBOUCKA YOUBANGOYE </text:p>
          </table:table-cell>
          <table:table-cell office:value-type="string">
            <text:p>Alexia</text:p>
          </table:table-cell>
          <table:table-cell/>
          <table:table-cell table:style-name="ce1"/>
          <table:table-cell table:style-name="ce26" table:formula="of:=IF(ISBLANK([.G144]);&quot;&quot;;[.H144]-[.G144])">
            <text:p/>
          </table:table-cell>
          <table:table-cell table:number-columns-repeated="2"/>
          <table:table-cell table:style-name="ce1"/>
          <table:table-cell table:style-name="ce33" office:value-type="string">
            <text:p>Chili</text:p>
          </table:table-cell>
          <table:table-cell office:value-type="string">
            <text:p>USACH</text:p>
          </table:table-cell>
          <table:table-cell office:value-type="string">
            <text:p>Prof</text:p>
          </table:table-cell>
          <table:table-cell office:value-type="string">
            <text:p>Directora</text:p>
          </table:table-cell>
          <table:table-cell office:value-type="string">
            <text:p>SANTIAGO</text:p>
          </table:table-cell>
          <table:table-cell office:value-type="string">
            <text:p>Rheological properties of film-forming dispersion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437">
            <text:p>103437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LECLERCQ</text:p>
          </table:table-cell>
          <table:table-cell office:value-type="string">
            <text:p>Marie</text:p>
          </table:table-cell>
          <table:table-cell/>
          <table:table-cell table:style-name="ce1"/>
          <table:table-cell office:value-type="float" office:value="18">
            <text:p>18</text:p>
          </table:table-cell>
          <table:table-cell table:number-columns-repeated="2"/>
          <table:table-cell table:style-name="ce1"/>
          <table:table-cell table:style-name="ce33" office:value-type="string">
            <text:p>United Kingdom</text:p>
          </table:table-cell>
          <table:table-cell office:value-type="string">
            <text:p>Elmtree Beers</text:p>
          </table:table-cell>
          <table:table-cell office:value-type="string">
            <text:p>Madame</text:p>
          </table:table-cell>
          <table:table-cell office:value-type="string">
            <text:p>Propriétaire de la brasserie</text:p>
          </table:table-cell>
          <table:table-cell office:value-type="string">
            <text:p>SNETTERTON</text:p>
          </table:table-cell>
          <table:table-cell office:value-type="string">
            <text:p>Étude de la production et distribution de la bière ainsi que de la démarche qualité</text:p>
          </table:table-cell>
          <table:table-cell office:value-type="float" office:value="0">
            <text:p>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7" office:value-type="string">
            <text:p>IMA3 </text:p>
          </table:table-cell>
          <table:table-cell office:value-type="float" office:value="103440">
            <text:p>103440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CHALAUX </text:p>
          </table:table-cell>
          <table:table-cell office:value-type="string">
            <text:p>BASTIEN </text:p>
          </table:table-cell>
          <table:table-cell/>
          <table:table-cell table:style-name="ce1"/>
          <table:table-cell office:value-type="float" office:value="40">
            <text:p>40</text:p>
          </table:table-cell>
          <table:table-cell table:number-columns-repeated="2"/>
          <table:table-cell table:style-name="ce1"/>
          <table:table-cell table:style-name="ce30" office:value-type="string">
            <text:p>belgique</text:p>
          </table:table-cell>
          <table:table-cell office:value-type="string">
            <text:p>MELEXIS NV</text:p>
          </table:table-cell>
          <table:table-cell office:value-type="string">
            <text:p>monsieur</text:p>
          </table:table-cell>
          <table:table-cell/>
          <table:table-cell office:value-type="string">
            <text:p>IEPER</text:p>
          </table:table-cell>
          <table:table-cell/>
          <table:table-cell office:value-type="float" office:value="400">
            <text:p>40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441">
            <text:p>103441</text:p>
          </table:table-cell>
          <table:table-cell table:style-name="ce14" office:value-type="string">
            <text:p>2011-2012</text:p>
          </table:table-cell>
          <table:table-cell table:style-name="ce14" office:value-type="string">
            <text:p>Mademoiselle</text:p>
          </table:table-cell>
          <table:table-cell table:style-name="ce19" office:value-type="string">
            <text:p>DEMETTRE</text:p>
          </table:table-cell>
          <table:table-cell table:style-name="ce19" office:value-type="string">
            <text:p>Julie</text:p>
          </table:table-cell>
          <table:table-cell table:style-name="ce24" office:value-type="date" office:date-value="2012-04-10">
            <text:p>10/04/2012</text:p>
          </table:table-cell>
          <table:table-cell table:style-name="ce24" office:value-type="date" office:date-value="2012-07-15">
            <text:p>15/07/2012</text:p>
          </table:table-cell>
          <table:table-cell table:style-name="ce26" table:formula="of:=IF(ISBLANK([.G147]);&quot;&quot;;[.H147]-[.G147])" office:value-type="float" office:value="96">
            <text:p>96</text:p>
          </table:table-cell>
          <table:table-cell table:style-name="ce14" table:number-columns-repeated="2"/>
          <table:table-cell table:style-name="ce24" office:value-type="date" office:date-value="2012-05-13">
            <text:p>13/05/2012</text:p>
          </table:table-cell>
          <table:table-cell table:style-name="ce38" office:value-type="string">
            <text:p>Angleterre</text:p>
          </table:table-cell>
          <table:table-cell table:style-name="ce17" office:value-type="string">
            <text:p>Elmtree beers</text:p>
          </table:table-cell>
          <table:table-cell table:style-name="ce17" office:value-type="string">
            <text:p>Madame</text:p>
          </table:table-cell>
          <table:table-cell table:style-name="ce17" office:value-type="string">
            <text:p>Brasseur et propriétaire de la brasserie</text:p>
          </table:table-cell>
          <table:table-cell table:style-name="ce17" office:value-type="string">
            <text:p>Snetterton</text:p>
          </table:table-cell>
          <table:table-cell table:style-name="ce17" office:value-type="string">
            <text:p>découverte et participation aux activités d'une brasserie</text:p>
          </table:table-cell>
          <table:table-cell table:style-name="ce19" office:value-type="float" office:value="810">
            <text:p>81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454">
            <text:p>103454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MICHALAK Jennifer</text:p>
          </table:table-cell>
          <table:table-cell/>
          <table:table-cell/>
          <table:table-cell table:style-name="ce1"/>
          <table:table-cell table:style-name="ce26" table:formula="of:=IF(ISBLANK([.G148]);&quot;&quot;;[.H148]-[.G148])">
            <text:p/>
          </table:table-cell>
          <table:table-cell table:number-columns-repeated="2"/>
          <table:table-cell table:style-name="ce1"/>
          <table:table-cell table:style-name="ce33" office:value-type="string">
            <text:p>Angleterre</text:p>
          </table:table-cell>
          <table:table-cell office:value-type="string">
            <text:p>University of Reading</text:p>
          </table:table-cell>
          <table:table-cell office:value-type="string">
            <text:p>Dr</text:p>
          </table:table-cell>
          <table:table-cell office:value-type="string">
            <text:p>Lecturer</text:p>
          </table:table-cell>
          <table:table-cell office:value-type="string">
            <text:p>READING</text:p>
          </table:table-cell>
          <table:table-cell office:value-type="string">
            <text:p>Purification of lipopeptides produced by bacillus subtilis strains and investigation of their surface activity</text:p>
          </table:table-cell>
          <table:table-cell office:value-type="float" office:value="460">
            <text:p>460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3460">
            <text:p>103460</text:p>
          </table:table-cell>
          <table:table-cell table:style-name="ce12" office:value-type="string">
            <text:p>2009-2010</text:p>
          </table:table-cell>
          <table:table-cell table:style-name="ce15" office:value-type="string">
            <text:p>Monsieur</text:p>
          </table:table-cell>
          <table:table-cell table:style-name="ce13" office:value-type="string">
            <text:p>LE LAY Aymeric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11">
            <text:p>11/07/2010</text:p>
          </table:table-cell>
          <table:table-cell table:style-name="ce26" table:formula="of:=IF(ISBLANK([.G149]);&quot;&quot;;[.H149]-[.G149])" office:value-type="float" office:value="91">
            <text:p>91</text:p>
          </table:table-cell>
          <table:table-cell/>
          <table:table-cell table:style-name="ce22"/>
          <table:table-cell table:style-name="ce22" office:value-type="date" office:date-value="2010-04-11">
            <text:p>11/04/2010</text:p>
          </table:table-cell>
          <table:table-cell table:style-name="ce32" office:value-type="string">
            <text:p>Chine</text:p>
          </table:table-cell>
          <table:table-cell table:style-name="ce41" office:value-type="string">
            <text:p>College of Food Science and Technology NANJING AGRICULTURAL UNIVERSITY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rofesseur</text:p>
          </table:table-cell>
          <table:table-cell table:style-name="ce15"/>
          <table:table-cell table:style-name="ce14" office:value-type="string">
            <text:p>inhibition activities of polyphenol extracted from kudingcha on lipase and amylase</text:p>
          </table:table-cell>
          <table:table-cell table:style-name="ce45" office:value-type="float" office:value="390">
            <text:p>39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3461">
            <text:p>103461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CATTOEN </text:p>
          </table:table-cell>
          <table:table-cell office:value-type="string">
            <text:p>Alexandre</text:p>
          </table:table-cell>
          <table:table-cell table:style-name="ce20" office:value-type="date" office:date-value="2012-05-04">
            <text:p>04/05/2012</text:p>
          </table:table-cell>
          <table:table-cell/>
          <table:table-cell table:style-name="ce26"/>
          <table:table-cell table:number-columns-repeated="3"/>
          <table:table-cell office:value-type="string">
            <text:p>Pologne</text:p>
          </table:table-cell>
          <table:table-cell office:value-type="string">
            <text:p>WROCLAW UNIVERSITY OF TECHNOLOGY</text:p>
          </table:table-cell>
          <table:table-cell office:value-type="string">
            <text:p>M</text:p>
          </table:table-cell>
          <table:table-cell office:value-type="string">
            <text:p>Head of University </text:p>
          </table:table-cell>
          <table:table-cell office:value-type="string">
            <text:p>WROCLAW</text:p>
          </table:table-cell>
          <table:table-cell office:value-type="string">
            <text:p>Dynamical influencies on machine tool 3 D precision</text:p>
          </table:table-cell>
          <table:table-cell office:value-type="float" office:value="600">
            <text:p>60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467">
            <text:p>103467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WU</text:p>
          </table:table-cell>
          <table:table-cell office:value-type="string">
            <text:p>Han</text:p>
          </table:table-cell>
          <table:table-cell/>
          <table:table-cell table:style-name="ce1"/>
          <table:table-cell office:value-type="float" office:value="41">
            <text:p>41</text:p>
          </table:table-cell>
          <table:table-cell table:number-columns-repeated="2"/>
          <table:table-cell table:style-name="ce1"/>
          <table:table-cell table:style-name="ce33" office:value-type="string">
            <text:p>Chine</text:p>
          </table:table-cell>
          <table:table-cell office:value-type="string">
            <text:p>Jiangsu Zhongce product inspection &amp; service co, ltd</text:p>
          </table:table-cell>
          <table:table-cell/>
          <table:table-cell office:value-type="string">
            <text:p>Président of huai'an branch compagny</text:p>
          </table:table-cell>
          <table:table-cell office:value-type="string">
            <text:p>jiangsu province</text:p>
          </table:table-cell>
          <table:table-cell office:value-type="string">
            <text:p>to learn the technology of examining and analyzing the quality of food products </text:p>
          </table:table-cell>
          <table:table-cell table:number-columns-repeated="1006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470">
            <text:p>103470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OIGNER </text:p>
          </table:table-cell>
          <table:table-cell office:value-type="string">
            <text:p>VINCENT </text:p>
          </table:table-cell>
          <table:table-cell/>
          <table:table-cell table:style-name="ce1"/>
          <table:table-cell office:value-type="float" office:value="51">
            <text:p>51</text:p>
          </table:table-cell>
          <table:table-cell table:number-columns-repeated="2"/>
          <table:table-cell table:style-name="ce1"/>
          <table:table-cell table:style-name="ce30" office:value-type="string">
            <text:p>BELGIQUE</text:p>
          </table:table-cell>
          <table:table-cell office:value-type="string">
            <text:p>ROBERT BOSCH</text:p>
          </table:table-cell>
          <table:table-cell table:number-columns-repeated="2"/>
          <table:table-cell office:value-type="string">
            <text:p>HAMELENDREEF </text:p>
          </table:table-cell>
          <table:table-cell office:value-type="string">
            <text:p>development of mobile apps for the purpose of marketing and presenting real-estate objects.</text:p>
          </table:table-cell>
          <table:table-cell office:value-type="float" office:value="700">
            <text:p>70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475">
            <text:p>103475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XING </text:p>
          </table:table-cell>
          <table:table-cell office:value-type="string">
            <text:p>SHITAO </text:p>
          </table:table-cell>
          <table:table-cell/>
          <table:table-cell table:style-name="ce1"/>
          <table:table-cell table:number-columns-repeated="3"/>
          <table:table-cell table:style-name="ce1"/>
          <table:table-cell table:style-name="ce30" office:value-type="string">
            <text:p>chINE</text:p>
          </table:table-cell>
          <table:table-cell office:value-type="string">
            <text:p>GEELY AUTOMOBILE</text:p>
          </table:table-cell>
          <table:table-cell office:value-type="string">
            <text:p>monsieur</text:p>
          </table:table-cell>
          <table:table-cell/>
          <table:table-cell office:value-type="string">
            <text:p>JINAN</text:p>
          </table:table-cell>
          <table:table-cell office:value-type="string">
            <text:p>Connaissance des procédés de fabrication de l'acide Phosphorique et du matériel d'instrumentation et de mesures utilisé à cet effet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487">
            <text:p>103487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KLIMAS Emili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154]);&quot;&quot;;[.H154]-[.G154])" office:value-type="float" office:value="88">
            <text:p>88</text:p>
          </table:table-cell>
          <table:table-cell/>
          <table:table-cell table:style-name="ce22" office:value-type="date" office:date-value="2012-01-01">
            <text:p>01/01/2012</text:p>
          </table:table-cell>
          <table:table-cell table:style-name="ce22"/>
          <table:table-cell table:style-name="ce31" office:value-type="string">
            <text:p>Canada</text:p>
          </table:table-cell>
          <table:table-cell table:style-name="ce41" office:value-type="string">
            <text:p>INRS – Institut Armand Frappier</text:p>
          </table:table-cell>
          <table:table-cell table:style-name="ce15"/>
          <table:table-cell table:style-name="ce41"/>
          <table:table-cell table:style-name="ce15" office:value-type="string">
            <text:p>Laval (québec)</text:p>
          </table:table-cell>
          <table:table-cell table:style-name="ce43" office:value-type="string">
            <text:p>Evaluation des propriétés antimicrobiennes de polymères bioactifs sur des matrces alimentaires</text:p>
          </table:table-cell>
          <table:table-cell table:style-name="ce44" office:value-type="float" office:value="650">
            <text:p>650</text:p>
          </table:table-cell>
          <table:table-cell table:style-name="ce12" table:number-columns-repeated="14"/>
          <table:table-cell table:number-columns-repeated="991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488">
            <text:p>103488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BA Fatou</text:p>
          </table:table-cell>
          <table:table-cell table:style-name="ce19"/>
          <table:table-cell table:style-name="ce22" office:value-type="date" office:date-value="2012-04-14">
            <text:p>14/04/2012</text:p>
          </table:table-cell>
          <table:table-cell table:style-name="ce22" office:value-type="date" office:date-value="2012-07-14">
            <text:p>14/07/2012</text:p>
          </table:table-cell>
          <table:table-cell table:style-name="ce26" table:formula="of:=IF(ISBLANK([.G155]);&quot;&quot;;[.H155]-[.G155])" office:value-type="float" office:value="91">
            <text:p>91</text:p>
          </table:table-cell>
          <table:table-cell table:number-columns-repeated="2"/>
          <table:table-cell table:style-name="ce22" office:value-type="date" office:date-value="2012-03-13">
            <text:p>13/03/2012</text:p>
          </table:table-cell>
          <table:table-cell table:style-name="ce31" office:value-type="string">
            <text:p>Sénégal</text:p>
          </table:table-cell>
          <table:table-cell table:style-name="ce41" office:value-type="string">
            <text:p>ITA (institut de technologie alimentaire)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r</text:p>
          </table:table-cell>
          <table:table-cell table:style-name="ce15" office:value-type="string">
            <text:p>Dakar</text:p>
          </table:table-cell>
          <table:table-cell table:style-name="ce14" office:value-type="string">
            <text:p>développement de la technologie de production de gomme xanthane à partir de la mélasse comme source de carbone</text:p>
          </table:table-cell>
          <table:table-cell table:style-name="ce44" office:value-type="float" office:value="440">
            <text:p>440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GBIAAL5</text:p>
          </table:table-cell>
          <table:table-cell office:value-type="float" office:value="103491">
            <text:p>103491</text:p>
          </table:table-cell>
          <table:table-cell table:style-name="ce13" office:value-type="string">
            <text:p>2009-2010</text:p>
          </table:table-cell>
          <table:table-cell table:style-name="ce15" office:value-type="string">
            <text:p>Mademoiselle</text:p>
          </table:table-cell>
          <table:table-cell table:style-name="ce15" office:value-type="string">
            <text:p>CAMPAGNE</text:p>
          </table:table-cell>
          <table:table-cell table:style-name="ce13" office:value-type="string">
            <text:p>Cindy</text:p>
          </table:table-cell>
          <table:table-cell table:style-name="ce22" office:value-type="date" office:date-value="2010-01-01">
            <text:p>01/01/2010</text:p>
          </table:table-cell>
          <table:table-cell table:style-name="ce22" office:value-type="date" office:date-value="2010-07-31">
            <text:p>31/07/2010</text:p>
          </table:table-cell>
          <table:table-cell table:style-name="ce26" table:formula="of:=IF(ISBLANK([.G156]);&quot;&quot;;[.H156]-[.G156])" office:value-type="float" office:value="211">
            <text:p>211</text:p>
          </table:table-cell>
          <table:table-cell table:style-name="ce12"/>
          <table:table-cell table:style-name="ce15"/>
          <table:table-cell table:style-name="ce22" office:value-type="string">
            <text:p>01/11/1009</text:p>
          </table:table-cell>
          <table:table-cell table:style-name="ce32" office:value-type="string">
            <text:p>Canada</text:p>
          </table:table-cell>
          <table:table-cell table:style-name="ce41" office:value-type="string">
            <text:p>Rapid Snack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Canada</text:p>
          </table:table-cell>
          <table:table-cell table:style-name="ce14" office:value-type="string">
            <text:p>Assistante de la Responsable R&amp;D</text:p>
          </table:table-cell>
          <table:table-cell table:style-name="ce15" office:value-type="float" office:value="900">
            <text:p>900</text:p>
          </table:table-cell>
          <table:table-cell table:number-columns-repeated="100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3499">
            <text:p>103499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WALLET </text:p>
          </table:table-cell>
          <table:table-cell office:value-type="string">
            <text:p>XAVIER </text:p>
          </table:table-cell>
          <table:table-cell/>
          <table:table-cell table:style-name="ce1"/>
          <table:table-cell office:value-type="float" office:value="88">
            <text:p>88</text:p>
          </table:table-cell>
          <table:table-cell table:number-columns-repeated="2"/>
          <table:table-cell table:style-name="ce1"/>
          <table:table-cell table:style-name="ce30" office:value-type="string">
            <text:p>angleterre</text:p>
          </table:table-cell>
          <table:table-cell office:value-type="string">
            <text:p>UNIVERSITY HULLE</text:p>
          </table:table-cell>
          <table:table-cell office:value-type="string">
            <text:p>monsieur</text:p>
          </table:table-cell>
          <table:table-cell/>
          <table:table-cell office:value-type="string">
            <text:p>HULL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501">
            <text:p>103501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BOUP </text:p>
          </table:table-cell>
          <table:table-cell office:value-type="string">
            <text:p>PAPA MOMAR </text:p>
          </table:table-cell>
          <table:table-cell/>
          <table:table-cell table:style-name="ce1"/>
          <table:table-cell table:number-columns-repeated="3"/>
          <table:table-cell table:style-name="ce1"/>
          <table:table-cell table:style-name="ce30" office:value-type="string">
            <text:p>SENAGAL</text:p>
          </table:table-cell>
          <table:table-cell office:value-type="string">
            <text:p>HOPITAL PRINCIPAL </text:p>
          </table:table-cell>
          <table:table-cell table:style-name="Default" office:value-type="string">
            <text:p>M</text:p>
          </table:table-cell>
          <table:table-cell table:style-name="ce1" office:value-type="string">
            <text:p>médecin colonel</text:p>
          </table:table-cell>
          <table:table-cell/>
          <table:table-cell office:value-type="string">
            <text:p>Développement d'une plateforme servant de registres pour des capteurs</text:p>
          </table:table-cell>
          <table:table-cell office:value-type="float" office:value="1000">
            <text:p>1000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GBIAAL4</text:p>
          </table:table-cell>
          <table:table-cell office:value-type="float" office:value="103504">
            <text:p>103504</text:p>
          </table:table-cell>
          <table:table-cell table:style-name="ce12" office:value-type="string">
            <text:p>2011-2012</text:p>
          </table:table-cell>
          <table:table-cell table:style-name="ce15" office:value-type="string">
            <text:p>Monsieur</text:p>
          </table:table-cell>
          <table:table-cell table:style-name="ce19" office:value-type="string">
            <text:p>FOUQUET Geoffroy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159]);&quot;&quot;;[.H159]-[.G159])" office:value-type="float" office:value="88">
            <text:p>88</text:p>
          </table:table-cell>
          <table:table-cell/>
          <table:table-cell table:style-name="ce22" office:value-type="date" office:date-value="2012-01-11">
            <text:p>11/01/2012</text:p>
          </table:table-cell>
          <table:table-cell table:style-name="ce22"/>
          <table:table-cell table:style-name="ce31" office:value-type="string">
            <text:p>Angleterre</text:p>
          </table:table-cell>
          <table:table-cell table:style-name="ce41" office:value-type="string">
            <text:p>Centre for Bacterial Cell Biology, Institue for cell and Molecular Bioscences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r.</text:p>
          </table:table-cell>
          <table:table-cell table:style-name="ce15" office:value-type="string">
            <text:p>Newcastle</text:p>
          </table:table-cell>
          <table:table-cell table:style-name="ce14" office:value-type="string">
            <text:p>Membrane potentiel dependent protein localization</text:p>
          </table:table-cell>
          <table:table-cell table:style-name="ce44"/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507">
            <text:p>103507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GUO</text:p>
          </table:table-cell>
          <table:table-cell office:value-type="string">
            <text:p>Tianyue</text:p>
          </table:table-cell>
          <table:table-cell table:style-name="ce23" office:value-type="date" office:date-value="2012-07-30">
            <text:p>30-juil.</text:p>
          </table:table-cell>
          <table:table-cell table:style-name="ce1"/>
          <table:table-cell office:value-type="float" office:value="17">
            <text:p>17</text:p>
          </table:table-cell>
          <table:table-cell table:number-columns-repeated="2"/>
          <table:table-cell table:style-name="ce1"/>
          <table:table-cell table:style-name="ce33" office:value-type="string">
            <text:p>Chine</text:p>
          </table:table-cell>
          <table:table-cell office:value-type="string">
            <text:p>Fondue Chinoise Shuan YangYang</text:p>
          </table:table-cell>
          <table:table-cell/>
          <table:table-cell office:value-type="string">
            <text:p>Manager of the compagny</text:p>
          </table:table-cell>
          <table:table-cell office:value-type="string">
            <text:p>zhenjiang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512">
            <text:p>103512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COLIN Céline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09">
            <text:p>09/07/2010</text:p>
          </table:table-cell>
          <table:table-cell table:style-name="ce26" table:formula="of:=IF(ISBLANK([.G161]);&quot;&quot;;[.H161]-[.G161])" office:value-type="float" office:value="89">
            <text:p>89</text:p>
          </table:table-cell>
          <table:table-cell/>
          <table:table-cell table:style-name="ce22" office:value-type="date" office:date-value="2010-01-11">
            <text:p>11/01/2010</text:p>
          </table:table-cell>
          <table:table-cell table:style-name="ce22"/>
          <table:table-cell table:style-name="ce32" office:value-type="string">
            <text:p>Angleterre</text:p>
          </table:table-cell>
          <table:table-cell table:style-name="ce41" office:value-type="string">
            <text:p>Université og Newcastle 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 office:value-type="string">
            <text:p>Newcastle</text:p>
          </table:table-cell>
          <table:table-cell table:style-name="ce14" office:value-type="string">
            <text:p>Purification et caractérisation de SepF</text:p>
          </table:table-cell>
          <table:table-cell table:style-name="ce45"/>
          <table:table-cell table:number-columns-repeated="100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534">
            <text:p>103534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HMEIDAN</text:p>
          </table:table-cell>
          <table:table-cell office:value-type="string">
            <text:p>Justine</text:p>
          </table:table-cell>
          <table:table-cell table:style-name="ce23" office:value-type="date" office:date-value="2012-07-11">
            <text:p>11-juil.</text:p>
          </table:table-cell>
          <table:table-cell table:style-name="ce1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/>
          <table:table-cell table:style-name="ce33" office:value-type="string">
            <text:p>Angleterre </text:p>
          </table:table-cell>
          <table:table-cell table:number-columns-repeated="4"/>
          <table:table-cell office:value-type="string">
            <text:p>woofing</text:p>
          </table:table-cell>
          <table:table-cell office:value-type="float" office:value="190">
            <text:p>190</text:p>
          </table:table-cell>
          <table:table-cell table:style-name="ce12" table:number-columns-repeated="14"/>
          <table:table-cell table:number-columns-repeated="991"/>
        </table:table-row>
        <table:table-row table:style-name="ro4">
          <table:table-cell table:style-name="ce3" office:value-type="string">
            <text:p>GBIAAL4</text:p>
          </table:table-cell>
          <table:table-cell office:value-type="float" office:value="103571">
            <text:p>103571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RAKOTOZANANY Edwige</text:p>
          </table:table-cell>
          <table:table-cell/>
          <table:table-cell/>
          <table:table-cell table:style-name="ce1"/>
          <table:table-cell table:style-name="ce26" table:formula="of:=IF(ISBLANK([.G163]);&quot;&quot;;[.H163]-[.G163])">
            <text:p/>
          </table:table-cell>
          <table:table-cell table:number-columns-repeated="2"/>
          <table:table-cell table:style-name="ce1"/>
          <table:table-cell table:style-name="ce33" office:value-type="string">
            <text:p>Brésil</text:p>
          </table:table-cell>
          <table:table-cell office:value-type="string">
            <text:p>Universidade Federal de Sergipe</text:p>
          </table:table-cell>
          <table:table-cell/>
          <table:table-cell office:value-type="string">
            <text:p>Chef du département d'ingénierie Alimentaire</text:p>
          </table:table-cell>
          <table:table-cell office:value-type="string">
            <text:p>Saint Kitts, en Ontario </text:p>
          </table:table-cell>
          <table:table-cell office:value-type="string">
            <text:p>l'activité antimicrobienne de l'huile essentielle lippia gracillis contre les bactéries contaminantes des aliments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4">
          <table:table-cell table:style-name="ce6" office:value-type="string">
            <text:p>GBIAAL3</text:p>
          </table:table-cell>
          <table:table-cell office:value-type="float" office:value="103596">
            <text:p>103596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MUCHA</text:p>
          </table:table-cell>
          <table:table-cell office:value-type="string">
            <text:p>Clarisse</text:p>
          </table:table-cell>
          <table:table-cell/>
          <table:table-cell table:style-name="ce1"/>
          <table:table-cell office:value-type="float" office:value="41">
            <text:p>41</text:p>
          </table:table-cell>
          <table:table-cell table:number-columns-repeated="2"/>
          <table:table-cell table:style-name="ce1"/>
          <table:table-cell table:style-name="ce33" office:value-type="string">
            <text:p>Canada</text:p>
          </table:table-cell>
          <table:table-cell office:value-type="string">
            <text:p>INRS</text:p>
          </table:table-cell>
          <table:table-cell office:value-type="string">
            <text:p>Monsieur</text:p>
          </table:table-cell>
          <table:table-cell office:value-type="string">
            <text:p>Chercheur assistant professeur </text:p>
          </table:table-cell>
          <table:table-cell office:value-type="string">
            <text:p>LAVAL</text:p>
          </table:table-cell>
          <table:table-cell office:value-type="string">
            <text:p>régulation de l'activité de certains spécimens de ribozymes hammerhead en fonction de la concentration de cations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600">
            <text:p>103600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BREJARD Clémentine</text:p>
          </table:table-cell>
          <table:table-cell/>
          <table:table-cell/>
          <table:table-cell table:style-name="ce1"/>
          <table:table-cell table:style-name="ce26" table:formula="of:=IF(ISBLANK([.G165]);&quot;&quot;;[.H165]-[.G165])">
            <text:p/>
          </table:table-cell>
          <table:table-cell table:number-columns-repeated="2"/>
          <table:table-cell table:style-name="ce1"/>
          <table:table-cell table:style-name="ce33" office:value-type="string">
            <text:p>Italie</text:p>
          </table:table-cell>
          <table:table-cell office:value-type="string">
            <text:p>WFP</text:p>
          </table:table-cell>
          <table:table-cell office:value-type="string">
            <text:p>Monsieur</text:p>
          </table:table-cell>
          <table:table-cell office:value-type="string">
            <text:p>Chef de l'unité qualité</text:p>
          </table:table-cell>
          <table:table-cell office:value-type="string">
            <text:p>Rome</text:p>
          </table:table-cell>
          <table:table-cell office:value-type="string">
            <text:p>Contribution à la mise en place d'un système standardisé d'aide à la décision pour la gestion des incidents qualité </text:p>
          </table:table-cell>
          <table:table-cell office:value-type="string">
            <text:p>700 USD 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GIS4</text:p>
          </table:table-cell>
          <table:table-cell office:value-type="float" office:value="103609">
            <text:p>103609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CARTON </text:p>
          </table:table-cell>
          <table:table-cell office:value-type="string">
            <text:p>Rémi</text:p>
          </table:table-cell>
          <table:table-cell table:style-name="ce20" office:value-type="date" office:date-value="2012-05-01">
            <text:p>01/05/2012</text:p>
          </table:table-cell>
          <table:table-cell/>
          <table:table-cell table:style-name="ce26"/>
          <table:table-cell table:number-columns-repeated="3"/>
          <table:table-cell office:value-type="string">
            <text:p>Pologne</text:p>
          </table:table-cell>
          <table:table-cell office:value-type="string">
            <text:p>Université de Technologie de Varsovie </text:p>
          </table:table-cell>
          <table:table-cell office:value-type="string">
            <text:p>M</text:p>
          </table:table-cell>
          <table:table-cell/>
          <table:table-cell office:value-type="string">
            <text:p>WARSZAWA</text:p>
          </table:table-cell>
          <table:table-cell office:value-type="string">
            <text:p>Advanced CAD/CAE methods in design and analysis of the structures in automotive engineering. Design of the semi trailer for transporting the rally car </text:p>
          </table:table-cell>
          <table:table-cell office:value-type="float" office:value="680">
            <text:p>680</text:p>
          </table:table-cell>
          <table:table-cell table:number-columns-repeated="1005"/>
        </table:table-row>
        <table:table-row table:style-name="ro3">
          <table:table-cell table:style-name="ce2" office:value-type="string">
            <text:p>IMA4</text:p>
          </table:table-cell>
          <table:table-cell office:value-type="float" office:value="103617">
            <text:p>103617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ROSENER </text:p>
          </table:table-cell>
          <table:table-cell office:value-type="string">
            <text:p>SAMUEL </text:p>
          </table:table-cell>
          <table:table-cell/>
          <table:table-cell table:style-name="ce1"/>
          <table:table-cell office:value-type="float" office:value="47">
            <text:p>47</text:p>
          </table:table-cell>
          <table:table-cell table:number-columns-repeated="2"/>
          <table:table-cell table:style-name="ce1"/>
          <table:table-cell table:style-name="ce30" office:value-type="string">
            <text:p>chine</text:p>
          </table:table-cell>
          <table:table-cell office:value-type="string">
            <text:p>LABORATORY AUTOMATION</text:p>
          </table:table-cell>
          <table:table-cell office:value-type="string">
            <text:p>monsieur</text:p>
          </table:table-cell>
          <table:table-cell office:value-type="string">
            <text:p>PROFESSOR</text:p>
          </table:table-cell>
          <table:table-cell office:value-type="string">
            <text:p>NANJING</text:p>
          </table:table-cell>
          <table:table-cell office:value-type="string">
            <text:p>Intern Remote Automation Solutions Middle East &amp; Africa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8" office:value-type="string">
            <text:p>CM5</text:p>
          </table:table-cell>
          <table:table-cell office:value-type="float" office:value="103623">
            <text:p>103623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COASNE</text:p>
          </table:table-cell>
          <table:table-cell office:value-type="string">
            <text:p>Nicolas</text:p>
          </table:table-cell>
          <table:table-cell table:style-name="ce20" office:value-type="date" office:date-value="2010-03-01">
            <text:p>01/03/2010</text:p>
          </table:table-cell>
          <table:table-cell/>
          <table:table-cell table:style-name="ce26"/>
          <table:table-cell table:number-columns-repeated="3"/>
          <table:table-cell office:value-type="string">
            <text:p>BELGIQUE </text:p>
          </table:table-cell>
          <table:table-cell office:value-type="string">
            <text:p>SIMTECH 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office:value-type="string">
            <text:p>Froyennes - </text:p>
          </table:table-cell>
          <table:table-cell office:value-type="string">
            <text:p>Comportement de pièces composites qui, dans le cadre de leurs sollicitations, sont soumises à des impacts de type FOD</text:p>
          </table:table-cell>
          <table:table-cell office:value-type="float" office:value="820">
            <text:p>82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3632">
            <text:p>103632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GAMBLIN </text:p>
          </table:table-cell>
          <table:table-cell office:value-type="string">
            <text:p>Pierre-Yves</text:p>
          </table:table-cell>
          <table:table-cell table:style-name="ce20"/>
          <table:table-cell/>
          <table:table-cell table:style-name="ce26" table:formula="of:=IF(ISBLANK([.G169]);&quot;&quot;;[.H169]-[.G169])">
            <text:p/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Université de Technologie de Varsovie 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Optimisation foussed on engine management </text:p>
          </table:table-cell>
          <table:table-cell office:value-type="float" office:value="280">
            <text:p>28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3633">
            <text:p>103633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LENOËL</text:p>
          </table:table-cell>
          <table:table-cell office:value-type="string">
            <text:p>Maxime</text:p>
          </table:table-cell>
          <table:table-cell table:style-name="ce20" office:value-type="date" office:date-value="2012-05-18">
            <text:p>18/05/2012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BRESIL</text:p>
          </table:table-cell>
          <table:table-cell office:value-type="string">
            <text:p>Universidad Federal de Sergipe</text:p>
          </table:table-cell>
          <table:table-cell office:value-type="string">
            <text:p>Monsieur</text:p>
          </table:table-cell>
          <table:table-cell office:value-type="string">
            <text:p>Professeur</text:p>
          </table:table-cell>
          <table:table-cell office:value-type="string">
            <text:p>ARACAJU</text:p>
          </table:table-cell>
          <table:table-cell office:value-type="string">
            <text:p>Internship climb and Time Clocking support</text:p>
          </table:table-cell>
          <table:table-cell office:value-type="float" office:value="380">
            <text:p>38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637">
            <text:p>103637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SAADANE </text:p>
          </table:table-cell>
          <table:table-cell office:value-type="string">
            <text:p>OMAR </text:p>
          </table:table-cell>
          <table:table-cell/>
          <table:table-cell table:style-name="ce1"/>
          <table:table-cell office:value-type="float" office:value="15">
            <text:p>15</text:p>
          </table:table-cell>
          <table:table-cell table:number-columns-repeated="2"/>
          <table:table-cell table:style-name="ce1"/>
          <table:table-cell table:style-name="ce30" office:value-type="string">
            <text:p>Maroc</text:p>
          </table:table-cell>
          <table:table-cell office:value-type="string">
            <text:p>EURAFRIC </text:p>
          </table:table-cell>
          <table:table-cell office:value-type="string">
            <text:p>monsieur</text:p>
          </table:table-cell>
          <table:table-cell office:value-type="string">
            <text:p>président </text:p>
          </table:table-cell>
          <table:table-cell office:value-type="string">
            <text:p>CASABLANCA 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642">
            <text:p>103642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MANSOURI Sélim</text:p>
          </table:table-cell>
          <table:table-cell/>
          <table:table-cell/>
          <table:table-cell table:style-name="ce1"/>
          <table:table-cell table:style-name="ce26" table:formula="of:=IF(ISBLANK([.G172]);&quot;&quot;;[.H172]-[.G172])">
            <text:p/>
          </table:table-cell>
          <table:table-cell table:number-columns-repeated="2"/>
          <table:table-cell table:style-name="ce1"/>
          <table:table-cell table:style-name="ce33" office:value-type="string">
            <text:p>Bulgarie</text:p>
          </table:table-cell>
          <table:table-cell office:value-type="string">
            <text:p>SOLVAY SODI AD</text:p>
          </table:table-cell>
          <table:table-cell/>
          <table:table-cell office:value-type="string">
            <text:p>dDeputy production director</text:p>
          </table:table-cell>
          <table:table-cell office:value-type="string">
            <text:p>Devnya</text:p>
          </table:table-cell>
          <table:table-cell office:value-type="string">
            <text:p>investigation of new scrubbers for treatment of gas from calcinators</text:p>
          </table:table-cell>
          <table:table-cell table:number-columns-repeated="1006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647">
            <text:p>103647</text:p>
          </table:table-cell>
          <table:table-cell table:style-name="ce14" office:value-type="string">
            <text:p>2011-2012</text:p>
          </table:table-cell>
          <table:table-cell office:value-type="string">
            <text:p>Mlle</text:p>
          </table:table-cell>
          <table:table-cell office:value-type="string">
            <text:p>BOUJDARIA</text:p>
          </table:table-cell>
          <table:table-cell office:value-type="string">
            <text:p>Oumeima</text:p>
          </table:table-cell>
          <table:table-cell table:style-name="ce23" office:value-type="date" office:date-value="2012-07-14">
            <text:p>14-juil.</text:p>
          </table:table-cell>
          <table:table-cell table:style-name="ce22" office:value-type="date" office:date-value="2012-08-10">
            <text:p>10/08/2012</text:p>
          </table:table-cell>
          <table:table-cell table:style-name="ce26" table:formula="of:=IF(ISBLANK([.G173]);&quot;&quot;;[.H173]-[.G173])" office:value-type="float" office:value="27">
            <text:p>27</text:p>
          </table:table-cell>
          <table:table-cell/>
          <table:table-cell table:style-name="ce22" office:value-type="date" office:date-value="2012-07-10">
            <text:p>10/07/2012</text:p>
          </table:table-cell>
          <table:table-cell table:style-name="ce1"/>
          <table:table-cell table:style-name="ce33" office:value-type="string">
            <text:p>Maroc</text:p>
          </table:table-cell>
          <table:table-cell office:value-type="string">
            <text:p>CARVEN</text:p>
          </table:table-cell>
          <table:table-cell office:value-type="string">
            <text:p>Monsieur</text:p>
          </table:table-cell>
          <table:table-cell office:value-type="string">
            <text:p>PDG</text:p>
          </table:table-cell>
          <table:table-cell office:value-type="string">
            <text:p>CASABLANCA</text:p>
          </table:table-cell>
          <table:table-cell office:value-type="string">
            <text:p>Stage ouvrier agroalimentaire</text:p>
          </table:table-cell>
          <table:table-cell office:value-type="float" office:value="160">
            <text:p>16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650">
            <text:p>103650</text:p>
          </table:table-cell>
          <table:table-cell table:style-name="ce12" office:value-type="string">
            <text:p>2010-2011</text:p>
          </table:table-cell>
          <table:table-cell office:value-type="string">
            <text:p>Monsieur</text:p>
          </table:table-cell>
          <table:table-cell office:value-type="string">
            <text:p>LAHAYE </text:p>
          </table:table-cell>
          <table:table-cell office:value-type="string">
            <text:p>Théo </text:p>
          </table:table-cell>
          <table:table-cell table:style-name="ce20"/>
          <table:table-cell/>
          <table:table-cell table:style-name="ce26" table:formula="of:=IF(ISBLANK([.G174]);&quot;&quot;;[.H174]-[.G174])">
            <text:p/>
          </table:table-cell>
          <table:table-cell table:number-columns-repeated="3"/>
          <table:table-cell table:style-name="ce35" office:value-type="string">
            <text:p>ALLEMAGNE</text:p>
          </table:table-cell>
          <table:table-cell office:value-type="string">
            <text:p>DOLI Elektronik GmbH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MUNCHEN</text:p>
          </table:table-cell>
          <table:table-cell office:value-type="string">
            <text:p>Développement de composant hydraulique</text:p>
          </table:table-cell>
          <table:table-cell office:value-type="float" office:value="690">
            <text:p>69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4" office:value-type="string">
            <text:p>GBIAAL5</text:p>
          </table:table-cell>
          <table:table-cell office:value-type="float" office:value="103653">
            <text:p>103653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3" office:value-type="string">
            <text:p>Burcher Loreline </text:p>
          </table:table-cell>
          <table:table-cell/>
          <table:table-cell table:style-name="ce23" office:value-type="date" office:date-value="2012-04-01">
            <text:p>01-avr.</text:p>
          </table:table-cell>
          <table:table-cell table:style-name="ce23" office:value-type="date" office:date-value="2012-08-31">
            <text:p>31-août</text:p>
          </table:table-cell>
          <table:table-cell table:style-name="ce26" table:formula="of:=IF(ISBLANK([.G175]);&quot;&quot;;[.H175]-[.G175])" office:value-type="float" office:value="152">
            <text:p>152</text:p>
          </table:table-cell>
          <table:table-cell table:number-columns-repeated="2"/>
          <table:table-cell table:style-name="ce1"/>
          <table:table-cell table:style-name="ce34" office:value-type="string">
            <text:p>Australie</text:p>
          </table:table-cell>
          <table:table-cell office:value-type="string">
            <text:p>DEGREMONT</text:p>
          </table:table-cell>
          <table:table-cell office:value-type="string">
            <text:p>Madame</text:p>
          </table:table-cell>
          <table:table-cell office:value-type="string">
            <text:p>RH Australie/RH France</text:p>
          </table:table-cell>
          <table:table-cell office:value-type="string">
            <text:p>Paris la Défense Cedex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CM3</text:p>
          </table:table-cell>
          <table:table-cell office:value-type="float" office:value="103668">
            <text:p>103668</text:p>
          </table:table-cell>
          <table:table-cell table:style-name="ce12" office:value-type="string">
            <text:p>2010-2011</text:p>
          </table:table-cell>
          <table:table-cell office:value-type="string">
            <text:p>Mademoiselle</text:p>
          </table:table-cell>
          <table:table-cell office:value-type="string">
            <text:p>RENAU </text:p>
          </table:table-cell>
          <table:table-cell office:value-type="string">
            <text:p>Claire </text:p>
          </table:table-cell>
          <table:table-cell table:style-name="ce20"/>
          <table:table-cell/>
          <table:table-cell table:style-name="ce26" table:formula="of:=IF(ISBLANK([.G176]);&quot;&quot;;[.H176]-[.G176])">
            <text:p/>
          </table:table-cell>
          <table:table-cell office:value-type="string">
            <text:p>x</text:p>
          </table:table-cell>
          <table:table-cell table:number-columns-repeated="2"/>
          <table:table-cell table:style-name="ce35" office:value-type="string">
            <text:p>ANGLETERRE</text:p>
          </table:table-cell>
          <table:table-cell office:value-type="string">
            <text:p>Pavilion Gardens café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BRIGHTON</text:p>
          </table:table-cell>
          <table:table-cell office:value-type="string">
            <text:p>Modeling and designing of controllable granular damper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669">
            <text:p>103669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WONG</text:p>
          </table:table-cell>
          <table:table-cell table:style-name="ce16" office:value-type="string">
            <text:p>Chung-Han</text:p>
          </table:table-cell>
          <table:table-cell table:style-name="ce25" office:value-type="date" office:date-value="2010-04-18">
            <text:p>18/04/2010</text:p>
          </table:table-cell>
          <table:table-cell table:style-name="ce25" office:value-type="date" office:date-value="2010-07-30">
            <text:p>30/07/2010</text:p>
          </table:table-cell>
          <table:table-cell table:style-name="ce26" table:formula="of:=IF(ISBLANK([.G177]);&quot;&quot;;[.H177]-[.G177])" office:value-type="float" office:value="103">
            <text:p>103</text:p>
          </table:table-cell>
          <table:table-cell table:style-name="ce28"/>
          <table:table-cell table:style-name="ce29"/>
          <table:table-cell table:style-name="ce25" office:value-type="date" office:date-value="2010-04-07">
            <text:p>07/04/2010</text:p>
          </table:table-cell>
          <table:table-cell table:style-name="ce29" office:value-type="string">
            <text:p>Malaisie</text:p>
          </table:table-cell>
          <table:table-cell table:style-name="ce42" office:value-type="string">
            <text:p>Boccard (M) SDN. BHD</text:p>
          </table:table-cell>
          <table:table-cell table:style-name="ce29" office:value-type="string">
            <text:p>M</text:p>
          </table:table-cell>
          <table:table-cell table:style-name="ce42" office:value-type="string">
            <text:p>Directeur</text:p>
          </table:table-cell>
          <table:table-cell table:style-name="ce29" office:value-type="string">
            <text:p>KWANTAN, PAHANNG</text:p>
          </table:table-cell>
          <table:table-cell office:value-type="string">
            <text:p>Introduction au secteur du pétrole, de la pétrochimie, de la chimie et du gaz </text:p>
          </table:table-cell>
          <table:table-cell office:value-type="float" office:value="270">
            <text:p>27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672">
            <text:p>103672</text:p>
          </table:table-cell>
          <table:table-cell office:value-type="string">
            <text:p>2010-2011</text:p>
          </table:table-cell>
          <table:table-cell office:value-type="string">
            <text:p>Monsieur </text:p>
          </table:table-cell>
          <table:table-cell office:value-type="string">
            <text:p>CHEMIN </text:p>
          </table:table-cell>
          <table:table-cell office:value-type="string">
            <text:p>AYMERIC </text:p>
          </table:table-cell>
          <table:table-cell/>
          <table:table-cell table:style-name="ce1"/>
          <table:table-cell office:value-type="float" office:value="31">
            <text:p>31</text:p>
          </table:table-cell>
          <table:table-cell table:number-columns-repeated="2"/>
          <table:table-cell table:style-name="ce1"/>
          <table:table-cell office:value-type="string">
            <text:p>angleterre</text:p>
          </table:table-cell>
          <table:table-cell office:value-type="string">
            <text:p>ALSTOM GRID</text:p>
          </table:table-cell>
          <table:table-cell office:value-type="string">
            <text:p>MONsieur</text:p>
          </table:table-cell>
          <table:table-cell office:value-type="string">
            <text:p>Directeur</text:p>
          </table:table-cell>
          <table:table-cell office:value-type="string">
            <text:p>stafford </text:p>
          </table:table-cell>
          <table:table-cell/>
          <table:table-cell office:value-type="string">
            <text:p>200 pounds par week 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674">
            <text:p>103674</text:p>
          </table:table-cell>
          <table:table-cell table:style-name="ce12"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LOEMBET </text:p>
          </table:table-cell>
          <table:table-cell office:value-type="string">
            <text:p>STELLA </text:p>
          </table:table-cell>
          <table:table-cell/>
          <table:table-cell table:style-name="ce1"/>
          <table:table-cell office:value-type="float" office:value="30">
            <text:p>30</text:p>
          </table:table-cell>
          <table:table-cell office:value-type="string">
            <text:p>JOB</text:p>
          </table:table-cell>
          <table:table-cell/>
          <table:table-cell table:style-name="ce1"/>
          <table:table-cell table:style-name="ce30" office:value-type="string">
            <text:p>congo</text:p>
          </table:table-cell>
          <table:table-cell office:value-type="string">
            <text:p>BRASSERIES DU CONGO</text:p>
          </table:table-cell>
          <table:table-cell office:value-type="string">
            <text:p>MONsieur</text:p>
          </table:table-cell>
          <table:table-cell office:value-type="string">
            <text:p>DIRECteur </text:p>
          </table:table-cell>
          <table:table-cell office:value-type="string">
            <text:p>BRAZAVILLE </text:p>
          </table:table-cell>
          <table:table-cell office:value-type="string">
            <text:p>Etude des algorithmes et développement d'un logiciel d'ordonnancement</text:p>
          </table:table-cell>
          <table:table-cell/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3676">
            <text:p>103676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VANDENDRIESSCHE</text:p>
          </table:table-cell>
          <table:table-cell office:value-type="string">
            <text:p>Rémy</text:p>
          </table:table-cell>
          <table:table-cell table:style-name="ce20" office:value-type="date" office:date-value="2011-05-05">
            <text:p>05/05/2011</text:p>
          </table:table-cell>
          <table:table-cell office:value-type="date" office:date-value="2011-07-31">
            <text:p>31/07/2011</text:p>
          </table:table-cell>
          <table:table-cell table:style-name="ce26" table:formula="of:=IF(ISBLANK([.G180]);&quot;&quot;;[.H180]-[.G180])" office:value-type="float" office:value="87">
            <text:p>87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Warsaw University of technology</text:p>
          </table:table-cell>
          <table:table-cell office:value-type="string">
            <text:p>M</text:p>
          </table:table-cell>
          <table:table-cell office:value-type="string">
            <text:p>Doyen</text:p>
          </table:table-cell>
          <table:table-cell office:value-type="string">
            <text:p>WARSZAWA</text:p>
          </table:table-cell>
          <table:table-cell office:value-type="string">
            <text:p>Modelling of experimental results for different materials using new</text:p>
          </table:table-cell>
          <table:table-cell office:value-type="string">
            <text:p>350 USD</text:p>
          </table:table-cell>
          <table:table-cell table:number-columns-repeated="1005"/>
        </table:table-row>
        <table:table-row table:style-name="ro4">
          <table:table-cell table:style-name="ce2" office:value-type="string">
            <text:p>IMA4</text:p>
          </table:table-cell>
          <table:table-cell office:value-type="float" office:value="103679">
            <text:p>103679</text:p>
          </table:table-cell>
          <table:table-cell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DUHOO</text:p>
          </table:table-cell>
          <table:table-cell office:value-type="string">
            <text:p>Haymeric</text:p>
          </table:table-cell>
          <table:table-cell/>
          <table:table-cell table:style-name="ce1"/>
          <table:table-cell table:number-columns-repeated="3"/>
          <table:table-cell table:style-name="ce1"/>
          <table:table-cell office:value-type="string">
            <text:p>pologne </text:p>
          </table:table-cell>
          <table:table-cell office:value-type="string">
            <text:p>Institute of control and conmutation engineering </text:p>
          </table:table-cell>
          <table:table-cell/>
          <table:table-cell office:value-type="string">
            <text:p>prof</text:p>
          </table:table-cell>
          <table:table-cell office:value-type="string">
            <text:p>zielona </text:p>
          </table:table-cell>
          <table:table-cell table:number-columns-repeated="2"/>
          <table:table-cell table:style-name="ce12" table:number-columns-repeated="1005"/>
        </table:table-row>
        <table:table-row table:style-name="ro4">
          <table:table-cell table:style-name="ce6" office:value-type="string">
            <text:p>CM3</text:p>
          </table:table-cell>
          <table:table-cell office:value-type="float" office:value="103688">
            <text:p>103688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LEMARCHAND</text:p>
          </table:table-cell>
          <table:table-cell table:style-name="ce16" office:value-type="string">
            <text:p>Kévin</text:p>
          </table:table-cell>
          <table:table-cell table:style-name="ce25" office:value-type="date" office:date-value="2010-04-11">
            <text:p>11/04/2010</text:p>
          </table:table-cell>
          <table:table-cell table:style-name="ce25" office:value-type="date" office:date-value="2010-08-17">
            <text:p>17/08/2010</text:p>
          </table:table-cell>
          <table:table-cell table:style-name="ce26" table:formula="of:=IF(ISBLANK([.G182]);&quot;&quot;;[.H182]-[.G182])" office:value-type="float" office:value="128">
            <text:p>128</text:p>
          </table:table-cell>
          <table:table-cell table:style-name="ce28"/>
          <table:table-cell table:style-name="ce29"/>
          <table:table-cell table:style-name="ce25"/>
          <table:table-cell table:style-name="ce29" office:value-type="string">
            <text:p>Grèce</text:p>
          </table:table-cell>
          <table:table-cell table:style-name="ce42" office:value-type="string">
            <text:p>ARCHELON </text:p>
          </table:table-cell>
          <table:table-cell table:style-name="ce29" office:value-type="string">
            <text:p>M</text:p>
          </table:table-cell>
          <table:table-cell table:style-name="ce42" office:value-type="string">
            <text:p>Responsable of the volunteers department </text:p>
          </table:table-cell>
          <table:table-cell table:style-name="ce29" office:value-type="string">
            <text:p>ATHENS </text:p>
          </table:table-cell>
          <table:table-cell office:value-type="string">
            <text:p>Sauvetage et protection des tortues </text:p>
          </table:table-cell>
          <table:table-cell office:value-type="string">
            <text:p>350 USD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691">
            <text:p>103691</text:p>
          </table:table-cell>
          <table:table-cell table:style-name="ce12" office:value-type="string">
            <text:p>2010-2011</text:p>
          </table:table-cell>
          <table:table-cell/>
          <table:table-cell office:value-type="string">
            <text:p>LEJEUNE</text:p>
          </table:table-cell>
          <table:table-cell office:value-type="string">
            <text:p>Victor</text:p>
          </table:table-cell>
          <table:table-cell table:style-name="ce20" office:value-type="date" office:date-value="2011-04-17">
            <text:p>17/04/2011</text:p>
          </table:table-cell>
          <table:table-cell office:value-type="date" office:date-value="2011-08-17">
            <text:p>17/08/2011</text:p>
          </table:table-cell>
          <table:table-cell table:style-name="ce26" table:formula="of:=IF(ISBLANK([.G183]);&quot;&quot;;[.H183]-[.G183])" office:value-type="float" office:value="122">
            <text:p>122</text:p>
          </table:table-cell>
          <table:table-cell table:number-columns-repeated="2"/>
          <table:table-cell office:value-type="date" office:date-value="2011-03-17">
            <text:p>17/03/2011</text:p>
          </table:table-cell>
          <table:table-cell office:value-type="string">
            <text:p>Angleterre</text:p>
          </table:table-cell>
          <table:table-cell office:value-type="string">
            <text:p>Total Maintenance And Engineering Ltd</text:p>
          </table:table-cell>
          <table:table-cell office:value-type="string">
            <text:p>M</text:p>
          </table:table-cell>
          <table:table-cell office:value-type="string">
            <text:p>Directeur Général </text:p>
          </table:table-cell>
          <table:table-cell office:value-type="string">
            <text:p>RYTON</text:p>
          </table:table-cell>
          <table:table-cell office:value-type="string">
            <text:p>Expérience professionnelle sur systèmes hydrauliques et mécaniques </text:p>
          </table:table-cell>
          <table:table-cell office:value-type="float" office:value="800">
            <text:p>80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CM4</text:p>
          </table:table-cell>
          <table:table-cell office:value-type="float" office:value="103691">
            <text:p>103691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LEJEUNE</text:p>
          </table:table-cell>
          <table:table-cell office:value-type="string">
            <text:p>Victor</text:p>
          </table:table-cell>
          <table:table-cell table:style-name="ce20" office:value-type="date" office:date-value="2012-05-08">
            <text:p>08/05/2012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ANGLETERRE</text:p>
          </table:table-cell>
          <table:table-cell office:value-type="string">
            <text:p>HOULDER</text:p>
          </table:table-cell>
          <table:table-cell office:value-type="string">
            <text:p>Monsieur</text:p>
          </table:table-cell>
          <table:table-cell office:value-type="string">
            <text:p>Directeur général</text:p>
          </table:table-cell>
          <table:table-cell office:value-type="string">
            <text:p>LONDRES</text:p>
          </table:table-cell>
          <table:table-cell office:value-type="string">
            <text:p>Aider la conception d'un banc d'essai pour le <text:s/>bruit de frein pour vérification expérimentale</text:p>
          </table:table-cell>
          <table:table-cell office:value-type="float" office:value="830">
            <text:p>83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6" office:value-type="string">
            <text:p>GBIAAL3</text:p>
          </table:table-cell>
          <table:table-cell office:value-type="float" office:value="103698">
            <text:p>103698</text:p>
          </table:table-cell>
          <table:table-cell table:style-name="ce12" office:value-type="string">
            <text:p>2009-2010</text:p>
          </table:table-cell>
          <table:table-cell table:style-name="ce17" office:value-type="string">
            <text:p>Monsieur</text:p>
          </table:table-cell>
          <table:table-cell table:style-name="ce12" office:value-type="string">
            <text:p>GENTIL</text:p>
          </table:table-cell>
          <table:table-cell table:style-name="ce15" office:value-type="string">
            <text:p>Basile</text:p>
          </table:table-cell>
          <table:table-cell table:style-name="ce22" office:value-type="date" office:date-value="2010-04-18">
            <text:p>18/04/2010</text:p>
          </table:table-cell>
          <table:table-cell table:style-name="ce22" office:value-type="date" office:date-value="2010-08-10">
            <text:p>10/08/2010</text:p>
          </table:table-cell>
          <table:table-cell table:style-name="ce26" table:formula="of:=IF(ISBLANK([.G185]);&quot;&quot;;[.H185]-[.G185])" office:value-type="float" office:value="114">
            <text:p>114</text:p>
          </table:table-cell>
          <table:table-cell table:style-name="ce27"/>
          <table:table-cell table:style-name="ce22" office:value-type="date" office:date-value="2010-05-19">
            <text:p>19/05/2010</text:p>
          </table:table-cell>
          <table:table-cell table:style-name="ce22" office:value-type="date" office:date-value="2010-05-15">
            <text:p>15/05/2010</text:p>
          </table:table-cell>
          <table:table-cell table:style-name="ce32" office:value-type="string">
            <text:p>USA</text:p>
          </table:table-cell>
          <table:table-cell table:style-name="ce41" office:value-type="string">
            <text:p>Lactalis US</text:p>
          </table:table-cell>
          <table:table-cell table:style-name="ce15" office:value-type="string">
            <text:p>Monsieur</text:p>
          </table:table-cell>
          <table:table-cell table:style-name="ce41"/>
          <table:table-cell table:style-name="ce15" office:value-type="string">
            <text:p>New York</text:p>
          </table:table-cell>
          <table:table-cell table:style-name="ce14" office:value-type="string">
            <text:p>Découverte de l'entreprise <text:s/></text:p>
          </table:table-cell>
          <table:table-cell table:style-name="ce12" office:value-type="float" office:value="660">
            <text:p>660</text:p>
          </table:table-cell>
          <table:table-cell table:number-columns-repeated="1005"/>
        </table:table-row>
        <table:table-row table:style-name="ro2">
          <table:table-cell table:style-name="ce4" office:value-type="string">
            <text:p>GBIAAL5</text:p>
          </table:table-cell>
          <table:table-cell office:value-type="float" office:value="103698">
            <text:p>103698</text:p>
          </table:table-cell>
          <table:table-cell table:style-name="ce12" office:value-type="string">
            <text:p>2011-2012</text:p>
          </table:table-cell>
          <table:table-cell table:style-name="ce19" office:value-type="string">
            <text:p>Monsieur</text:p>
          </table:table-cell>
          <table:table-cell table:style-name="ce13" office:value-type="string">
            <text:p>Gentil Basile</text:p>
          </table:table-cell>
          <table:table-cell/>
          <table:table-cell table:style-name="ce23" office:value-type="date" office:date-value="2012-03-05">
            <text:p>05-mars</text:p>
          </table:table-cell>
          <table:table-cell table:style-name="ce23" office:value-type="date" office:date-value="2012-08-31">
            <text:p>31-août</text:p>
          </table:table-cell>
          <table:table-cell table:style-name="ce26" table:formula="of:=IF(ISBLANK([.G186]);&quot;&quot;;[.H186]-[.G186])" office:value-type="float" office:value="179">
            <text:p>179</text:p>
          </table:table-cell>
          <table:table-cell table:number-columns-repeated="2"/>
          <table:table-cell table:style-name="ce1"/>
          <table:table-cell table:style-name="ce34" office:value-type="string">
            <text:p>Malaisie</text:p>
          </table:table-cell>
          <table:table-cell office:value-type="string">
            <text:p>DENIS FRERES </text:p>
          </table:table-cell>
          <table:table-cell office:value-type="string">
            <text:p>Monsieur</text:p>
          </table:table-cell>
          <table:table-cell office:value-type="string">
            <text:p>Director of Guinea Foods Sdn Bhd</text:p>
          </table:table-cell>
          <table:table-cell office:value-type="string">
            <text:p>Taiping</text:p>
          </table:table-cell>
          <table:table-cell office:value-type="string">
            <text:p>The study of the relocation of machineries from existing plant to new plant and reviex the productivity/effucuency of the production line</text:p>
          </table:table-cell>
          <table:table-cell table:style-name="ce47" office:value-type="currency" office:currency="EUR" office:value="150">
            <text:p>150,00 €</text:p>
          </table:table-cell>
          <table:table-cell table:number-columns-repeated="1005"/>
        </table:table-row>
        <table:table-row table:style-name="ro4">
          <table:table-cell table:style-name="ce3" office:value-type="string">
            <text:p>CM4</text:p>
          </table:table-cell>
          <table:table-cell office:value-type="float" office:value="103712">
            <text:p>103712</text:p>
          </table:table-cell>
          <table:table-cell table:style-name="ce12" office:value-type="string">
            <text:p>2009-2010</text:p>
          </table:table-cell>
          <table:table-cell office:value-type="string">
            <text:p>Monsieur</text:p>
          </table:table-cell>
          <table:table-cell office:value-type="string">
            <text:p>DEDIEU</text:p>
          </table:table-cell>
          <table:table-cell office:value-type="string">
            <text:p>Pierre</text:p>
          </table:table-cell>
          <table:table-cell table:style-name="ce20" office:value-type="date" office:date-value="2011-05-17">
            <text:p>17/05/2011</text:p>
          </table:table-cell>
          <table:table-cell office:value-type="date" office:date-value="2011-08-10">
            <text:p>10/08/2011</text:p>
          </table:table-cell>
          <table:table-cell table:style-name="ce26" table:formula="of:=IF(ISBLANK([.G187]);&quot;&quot;;[.H187]-[.G187])" office:value-type="float" office:value="85">
            <text:p>85</text:p>
          </table:table-cell>
          <table:table-cell table:number-columns-repeated="3"/>
          <table:table-cell office:value-type="string">
            <text:p>POLOGNE</text:p>
          </table:table-cell>
          <table:table-cell office:value-type="string">
            <text:p>SUNREEF YACHTS</text:p>
          </table:table-cell>
          <table:table-cell office:value-type="string">
            <text:p>M</text:p>
          </table:table-cell>
          <table:table-cell office:value-type="string">
            <text:p>Directeur</text:p>
          </table:table-cell>
          <table:table-cell office:value-type="string">
            <text:p>GDANSK</text:p>
          </table:table-cell>
          <table:table-cell office:value-type="string">
            <text:p>The manufacturing technology of refractory </text:p>
          </table:table-cell>
          <table:table-cell office:value-type="float" office:value="780">
            <text:p>78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721">
            <text:p>103721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YANG Peijei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188]);&quot;&quot;;[.H188]-[.G188])" office:value-type="float" office:value="88">
            <text:p>88</text:p>
          </table:table-cell>
          <table:table-cell/>
          <table:table-cell table:style-name="ce22"/>
          <table:table-cell table:style-name="ce22" office:value-type="date" office:date-value="2012-04-15">
            <text:p>15/04/2012</text:p>
          </table:table-cell>
          <table:table-cell table:style-name="ce31" office:value-type="string">
            <text:p>Italie / Suisse</text:p>
          </table:table-cell>
          <table:table-cell table:style-name="ce41" office:value-type="string">
            <text:p>United Nations World Food Programme</text:p>
          </table:table-cell>
          <table:table-cell table:style-name="ce15" office:value-type="string">
            <text:p>Madame</text:p>
          </table:table-cell>
          <table:table-cell table:style-name="ce41" office:value-type="string">
            <text:p>directrice</text:p>
          </table:table-cell>
          <table:table-cell table:style-name="ce15" office:value-type="string">
            <text:p>Italie</text:p>
          </table:table-cell>
          <table:table-cell table:style-name="ce41" office:value-type="string">
            <text:p>+39 04 45131553 ou +39 340 9944 443</text:p>
          </table:table-cell>
          <table:table-cell table:style-name="ce12" office:value-type="float" office:value="450">
            <text:p>450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IMA3</text:p>
          </table:table-cell>
          <table:table-cell office:value-type="float" office:value="103738">
            <text:p>103738</text:p>
          </table:table-cell>
          <table:table-cell office:value-type="string">
            <text:p>2011-2012</text:p>
          </table:table-cell>
          <table:table-cell office:value-type="string">
            <text:p>Mademoiselle</text:p>
          </table:table-cell>
          <table:table-cell office:value-type="string">
            <text:p>WANG </text:p>
          </table:table-cell>
          <table:table-cell office:value-type="string">
            <text:p>QUANQUAN </text:p>
          </table:table-cell>
          <table:table-cell/>
          <table:table-cell table:style-name="ce1"/>
          <table:table-cell office:value-type="float" office:value="30">
            <text:p>30</text:p>
          </table:table-cell>
          <table:table-cell table:number-columns-repeated="2"/>
          <table:table-cell table:style-name="ce1"/>
          <table:table-cell office:value-type="string">
            <text:p>CHINE</text:p>
          </table:table-cell>
          <table:table-cell office:value-type="string">
            <text:p>Jiangsu renhe new technical industrial</text:p>
          </table:table-cell>
          <table:table-cell/>
          <table:table-cell office:value-type="string">
            <text:p>Directeur</text:p>
          </table:table-cell>
          <table:table-cell office:value-type="string">
            <text:p>nanjing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741">
            <text:p>103741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NEU</text:p>
          </table:table-cell>
          <table:table-cell table:style-name="ce16" office:value-type="string">
            <text:p>Vincent</text:p>
          </table:table-cell>
          <table:table-cell table:style-name="ce20" office:value-type="date" office:date-value="2010-07-05">
            <text:p>05/07/2010</text:p>
          </table:table-cell>
          <table:table-cell table:style-name="ce25" office:value-type="date" office:date-value="2010-08-13">
            <text:p>13/08/2010</text:p>
          </table:table-cell>
          <table:table-cell table:style-name="ce26" table:formula="of:=IF(ISBLANK([.G190]);&quot;&quot;;[.H190]-[.G190])" office:value-type="float" office:value="39">
            <text:p>39</text:p>
          </table:table-cell>
          <table:table-cell table:style-name="ce28"/>
          <table:table-cell table:style-name="ce29"/>
          <table:table-cell table:style-name="ce25" office:value-type="date" office:date-value="2010-04-17">
            <text:p>17/04/2010</text:p>
          </table:table-cell>
          <table:table-cell table:style-name="ce29" office:value-type="string">
            <text:p>Allemagne</text:p>
          </table:table-cell>
          <table:table-cell table:style-name="ce42" office:value-type="string">
            <text:p>John Deere Werke Zweibrucken</text:p>
          </table:table-cell>
          <table:table-cell table:style-name="ce29" office:value-type="string">
            <text:p>Mme </text:p>
          </table:table-cell>
          <table:table-cell table:style-name="ce42" office:value-type="string">
            <text:p>HR Representative</text:p>
          </table:table-cell>
          <table:table-cell table:style-name="ce29" office:value-type="string">
            <text:p>ZWEIBRUCKEN</text:p>
          </table:table-cell>
          <table:table-cell office:value-type="string">
            <text:p>Stage de découverte de l'entreprise </text:p>
          </table:table-cell>
          <table:table-cell office:value-type="float" office:value="510">
            <text:p>510</text:p>
          </table:table-cell>
          <table:table-cell table:style-name="ce12" table:number-columns-repeated="1005"/>
        </table:table-row>
        <table:table-row table:style-name="ro2">
          <table:table-cell table:style-name="ce4" office:value-type="string">
            <text:p>GBIAAL5</text:p>
          </table:table-cell>
          <table:table-cell office:value-type="float" office:value="103742">
            <text:p>103742</text:p>
          </table:table-cell>
          <table:table-cell table:style-name="ce12" office:value-type="string">
            <text:p>2011-2012</text:p>
          </table:table-cell>
          <table:table-cell table:style-name="ce18" office:value-type="string">
            <text:p>Mlle</text:p>
          </table:table-cell>
          <table:table-cell table:style-name="ce18" office:value-type="string">
            <text:p>NGALEU Francine-Gabrielle</text:p>
          </table:table-cell>
          <table:table-cell table:style-name="ce18"/>
          <table:table-cell table:number-columns-repeated="2" table:style-name="ce18"/>
          <table:table-cell table:style-name="ce26" table:formula="of:=IF(ISBLANK([.G191]);&quot;&quot;;[.H191]-[.G191])">
            <text:p/>
          </table:table-cell>
          <table:table-cell table:style-name="ce18" table:number-columns-repeated="2"/>
          <table:table-cell table:style-name="ce1"/>
          <table:table-cell office:value-type="string">
            <text:p>Canada</text:p>
          </table:table-cell>
          <table:table-cell office:value-type="string">
            <text:p>McGill University</text:p>
          </table:table-cell>
          <table:table-cell office:value-type="string">
            <text:p>Dr</text:p>
          </table:table-cell>
          <table:table-cell office:value-type="string">
            <text:p>Professeure Adjointe</text:p>
          </table:table-cell>
          <table:table-cell office:value-type="string">
            <text:p>St Anne de Bellevue</text:p>
          </table:table-cell>
          <table:table-cell office:value-type="string">
            <text:p>Développement des approches biocatalytiques pour la synthèse des composes bioactives a grand potentiel comme ingrédients fonctionnelles et nutraceutiques</text:p>
          </table:table-cell>
          <table:table-cell/>
          <table:table-cell table:style-name="ce12" table:number-columns-repeated="1005"/>
        </table:table-row>
        <table:table-row table:style-name="ro3">
          <table:table-cell table:style-name="ce6" office:value-type="string">
            <text:p>CM3</text:p>
          </table:table-cell>
          <table:table-cell office:value-type="float" office:value="103745">
            <text:p>103745</text:p>
          </table:table-cell>
          <table:table-cell table:style-name="ce12" office:value-type="string">
            <text:p>2009-2010</text:p>
          </table:table-cell>
          <table:table-cell table:style-name="ce16" office:value-type="string">
            <text:p>Monsieur</text:p>
          </table:table-cell>
          <table:table-cell table:style-name="ce16" office:value-type="string">
            <text:p>COCHET</text:p>
          </table:table-cell>
          <table:table-cell table:style-name="ce16" office:value-type="string">
            <text:p>Antoine</text:p>
          </table:table-cell>
          <table:table-cell table:style-name="ce20" office:value-type="date" office:date-value="2010-04-11">
            <text:p>11/04/2010</text:p>
          </table:table-cell>
          <table:table-cell table:style-name="ce25" office:value-type="date" office:date-value="2010-08-01">
            <text:p>01/08/2010</text:p>
          </table:table-cell>
          <table:table-cell table:style-name="ce26" table:formula="of:=IF(ISBLANK([.G192]);&quot;&quot;;[.H192]-[.G192])" office:value-type="float" office:value="112">
            <text:p>112</text:p>
          </table:table-cell>
          <table:table-cell table:style-name="ce28"/>
          <table:table-cell table:style-name="ce29"/>
          <table:table-cell table:style-name="ce25" office:value-type="date" office:date-value="2010-04-11">
            <text:p>11/04/2010</text:p>
          </table:table-cell>
          <table:table-cell table:style-name="ce29" office:value-type="string">
            <text:p>Allemagne</text:p>
          </table:table-cell>
          <table:table-cell table:style-name="ce42" office:value-type="string">
            <text:p>RHI AG </text:p>
          </table:table-cell>
          <table:table-cell table:style-name="ce29" office:value-type="string">
            <text:p>M</text:p>
          </table:table-cell>
          <table:table-cell table:style-name="ce42"/>
          <table:table-cell table:style-name="ce29" office:value-type="string">
            <text:p>DUISBURG (Allemagne)</text:p>
          </table:table-cell>
          <table:table-cell office:value-type="string">
            <text:p>Travail dans l'équipe de maintenance </text:p>
          </table:table-cell>
          <table:table-cell office:value-type="float" office:value="710">
            <text:p>71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749">
            <text:p>103749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LABONNE Josée-Llyan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09">
            <text:p>09/07/2010</text:p>
          </table:table-cell>
          <table:table-cell table:style-name="ce26" table:formula="of:=IF(ISBLANK([.G193]);&quot;&quot;;[.H193]-[.G193])" office:value-type="float" office:value="89">
            <text:p>89</text:p>
          </table:table-cell>
          <table:table-cell/>
          <table:table-cell table:style-name="ce22" office:value-type="date" office:date-value="2010-03-11">
            <text:p>11/03/2010</text:p>
          </table:table-cell>
          <table:table-cell table:style-name="ce22"/>
          <table:table-cell table:style-name="ce32" office:value-type="string">
            <text:p>Trinidad ans Tobago</text:p>
          </table:table-cell>
          <table:table-cell table:style-name="ce41" office:value-type="string">
            <text:p>Sugarcane Feeds Centre -SFC)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Directeur</text:p>
          </table:table-cell>
          <table:table-cell table:style-name="ce15"/>
          <table:table-cell table:style-name="ce14" office:value-type="string">
            <text:p>influence de l'alimentation sur des canrds locaux</text:p>
          </table:table-cell>
          <table:table-cell table:style-name="ce45" office:value-type="float" office:value="530">
            <text:p>530</text:p>
          </table:table-cell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754">
            <text:p>103754</text:p>
          </table:table-cell>
          <table:table-cell table:style-name="ce12" office:value-type="string">
            <text:p>2011-2012</text:p>
          </table:table-cell>
          <table:table-cell office:value-type="string">
            <text:p>Mlle</text:p>
          </table:table-cell>
          <table:table-cell table:style-name="ce19" office:value-type="string">
            <text:p>SELLES Camille</text:p>
          </table:table-cell>
          <table:table-cell table:style-name="ce19"/>
          <table:table-cell table:style-name="ce22" office:value-type="date" office:date-value="2012-04-18">
            <text:p>18/04/2012</text:p>
          </table:table-cell>
          <table:table-cell table:style-name="ce22" office:value-type="date" office:date-value="2012-07-15">
            <text:p>15/07/2012</text:p>
          </table:table-cell>
          <table:table-cell table:style-name="ce26" table:formula="of:=IF(ISBLANK([.G194]);&quot;&quot;;[.H194]-[.G194])" office:value-type="float" office:value="88">
            <text:p>88</text:p>
          </table:table-cell>
          <table:table-cell/>
          <table:table-cell table:style-name="ce22" office:value-type="date" office:date-value="2012-04-13">
            <text:p>13/04/2012</text:p>
          </table:table-cell>
          <table:table-cell table:style-name="ce22"/>
          <table:table-cell table:style-name="ce31" office:value-type="string">
            <text:p>Chine</text:p>
          </table:table-cell>
          <table:table-cell table:style-name="ce41" office:value-type="string">
            <text:p>Nanjing Agricultural University </text:p>
          </table:table-cell>
          <table:table-cell/>
          <table:table-cell table:style-name="ce41"/>
          <table:table-cell table:style-name="ce15" office:value-type="string">
            <text:p>Nanjing</text:p>
          </table:table-cell>
          <table:table-cell table:style-name="ce43" office:value-type="string">
            <text:p>rôle of u-calpain and lysosomal enzymes in postmortem tenderization in chicken breast muscle with different treatments</text:p>
          </table:table-cell>
          <table:table-cell table:style-name="ce44" office:value-type="float" office:value="780">
            <text:p>780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CM4</text:p>
          </table:table-cell>
          <table:table-cell office:value-type="float" office:value="103769">
            <text:p>103769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LEFEBVRE</text:p>
          </table:table-cell>
          <table:table-cell office:value-type="string">
            <text:p>Thomas</text:p>
          </table:table-cell>
          <table:table-cell table:style-name="ce20" office:value-type="date" office:date-value="2012-05-07">
            <text:p>07/05/2012</text:p>
          </table:table-cell>
          <table:table-cell/>
          <table:table-cell table:style-name="ce26"/>
          <table:table-cell table:number-columns-repeated="3"/>
          <table:table-cell table:style-name="ce35" office:value-type="string">
            <text:p>ANGLETERRE</text:p>
          </table:table-cell>
          <table:table-cell office:value-type="string">
            <text:p>Université de Bradford</text:p>
          </table:table-cell>
          <table:table-cell office:value-type="string">
            <text:p>Monsieur</text:p>
          </table:table-cell>
          <table:table-cell office:value-type="string">
            <text:p>Directeur du centre de recherche automobile de l'université</text:p>
          </table:table-cell>
          <table:table-cell office:value-type="string">
            <text:p>BRADFORD</text:p>
          </table:table-cell>
          <table:table-cell office:value-type="string">
            <text:p>conception navale</text:p>
          </table:table-cell>
          <table:table-cell/>
          <table:table-cell table:style-name="ce12" table:number-columns-repeated="10"/>
          <table:table-cell table:number-columns-repeated="995"/>
        </table:table-row>
        <table:table-row table:style-name="ro3">
          <table:table-cell table:style-name="ce3" office:value-type="string">
            <text:p>GBIAAL4</text:p>
          </table:table-cell>
          <table:table-cell office:value-type="float" office:value="103770">
            <text:p>103770</text:p>
          </table:table-cell>
          <table:table-cell table:style-name="ce12" office:value-type="string">
            <text:p>2009-2010</text:p>
          </table:table-cell>
          <table:table-cell office:value-type="string">
            <text:p>Mlle</text:p>
          </table:table-cell>
          <table:table-cell table:style-name="ce13" office:value-type="string">
            <text:p>WILLEMS Marie</text:p>
          </table:table-cell>
          <table:table-cell table:style-name="ce15"/>
          <table:table-cell table:style-name="ce22" office:value-type="date" office:date-value="2010-04-11">
            <text:p>11/04/2010</text:p>
          </table:table-cell>
          <table:table-cell table:style-name="ce22" office:value-type="date" office:date-value="2010-07-09">
            <text:p>09/07/2010</text:p>
          </table:table-cell>
          <table:table-cell table:style-name="ce26" table:formula="of:=IF(ISBLANK([.G196]);&quot;&quot;;[.H196]-[.G196])" office:value-type="float" office:value="89">
            <text:p>89</text:p>
          </table:table-cell>
          <table:table-cell/>
          <table:table-cell table:style-name="ce15"/>
          <table:table-cell table:style-name="ce22" office:value-type="date" office:date-value="2010-03-05">
            <text:p>05/03/2010</text:p>
          </table:table-cell>
          <table:table-cell table:style-name="ce32" office:value-type="string">
            <text:p>Angleterre</text:p>
          </table:table-cell>
          <table:table-cell table:style-name="ce41" office:value-type="string">
            <text:p>Food and Bioprocessing Sciences Group</text:p>
          </table:table-cell>
          <table:table-cell table:style-name="ce15" office:value-type="string">
            <text:p>Monsieur</text:p>
          </table:table-cell>
          <table:table-cell table:style-name="ce41" office:value-type="string">
            <text:p>Prof</text:p>
          </table:table-cell>
          <table:table-cell table:style-name="ce15" office:value-type="string">
            <text:p>Reading</text:p>
          </table:table-cell>
          <table:table-cell table:style-name="ce14" office:value-type="string">
            <text:p>Investigation of a novel encapsulation method for bioactive peptides</text:p>
          </table:table-cell>
          <table:table-cell table:style-name="ce45" office:value-type="string">
            <text:p>700 USD </text:p>
          </table:table-cell>
          <table:table-cell table:number-columns-repeated="1005"/>
        </table:table-row>
        <table:table-row table:style-name="ro2">
          <table:table-cell table:style-name="ce7" office:value-type="string">
            <text:p>IMA3</text:p>
          </table:table-cell>
          <table:table-cell office:value-type="float" office:value="103774">
            <text:p>103774</text:p>
          </table:table-cell>
          <table:table-cell table:style-name="ce12" office:value-type="string">
            <text:p>2011-2012</text:p>
          </table:table-cell>
          <table:table-cell office:value-type="string">
            <text:p>monsieur</text:p>
          </table:table-cell>
          <table:table-cell office:value-type="string">
            <text:p>WANG </text:p>
          </table:table-cell>
          <table:table-cell office:value-type="string">
            <text:p>YUAN </text:p>
          </table:table-cell>
          <table:table-cell/>
          <table:table-cell table:style-name="ce1"/>
          <table:table-cell table:number-columns-repeated="3"/>
          <table:table-cell table:style-name="ce1"/>
          <table:table-cell table:style-name="ce30" office:value-type="string">
            <text:p>CHINE</text:p>
          </table:table-cell>
          <table:table-cell office:value-type="string">
            <text:p>united telecommunications corporation </text:p>
          </table:table-cell>
          <table:table-cell office:value-type="string">
            <text:p>monsieur</text:p>
          </table:table-cell>
          <table:table-cell/>
          <table:table-cell office:value-type="string">
            <text:p>lianyungang </text:p>
          </table:table-cell>
          <table:table-cell office:value-type="string">
            <text:p>Research marketing for women in entrepreneurs – Collect data information on women in development – Exchange new lessons for social economic development in lao.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GIS4</text:p>
          </table:table-cell>
          <table:table-cell office:value-type="float" office:value="103775">
            <text:p>103775</text:p>
          </table:table-cell>
          <table:table-cell table:style-name="ce12" office:value-type="string">
            <text:p>2011-2012</text:p>
          </table:table-cell>
          <table:table-cell office:value-type="string">
            <text:p>M</text:p>
          </table:table-cell>
          <table:table-cell office:value-type="string">
            <text:p>BORISOV</text:p>
          </table:table-cell>
          <table:table-cell office:value-type="string">
            <text:p>Roman </text:p>
          </table:table-cell>
          <table:table-cell table:style-name="ce20" office:value-type="date" office:date-value="2012-05-01">
            <text:p>01/05/2012</text:p>
          </table:table-cell>
          <table:table-cell/>
          <table:table-cell table:style-name="ce26"/>
          <table:table-cell table:number-columns-repeated="3"/>
          <table:table-cell office:value-type="string">
            <text:p>BRESIL</text:p>
          </table:table-cell>
          <table:table-cell office:value-type="string">
            <text:p>Université Fédérale de SERGIPE</text:p>
          </table:table-cell>
          <table:table-cell table:number-columns-repeated="3"/>
          <table:table-cell office:value-type="string">
            <text:p>Modelado CAD de componentes de un robot humanoide para el area de robotica de ESI </text:p>
          </table:table-cell>
          <table:table-cell office:value-type="float" office:value="140">
            <text:p>140</text:p>
          </table:table-cell>
          <table:table-cell table:number-columns-repeated="1005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3" table:number-rows-repeated="4"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1012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 table:print="false">
        <table:table-column table:style-name="co21" table:number-columns-repeated="256" table:default-cell-style-name="Default"/>
        <table:table-row table:style-name="ro6">
          <table:table-cell table:number-columns-repeated="256"/>
        </table:table-row>
      </table:table>
      <table:table table:name="Feuille3" table:style-name="ta3" table:print="false">
        <table:table-column table:style-name="co21" table:number-columns-repeated="256" table:default-cell-style-name="Default"/>
        <table:table-row table:style-name="ro6">
          <table:table-cell table:number-columns-repeated="256"/>
        </table:table-row>
      </table:table>
      <table:database-ranges>
        <table:database-range table:target-range-address="Feuille1.A2:Feuille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21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2-11-19T21:16:29</dc:date>
    <dc:creator>Anne Etien</dc:creator>
    <meta:editing-duration>PT7H33M50S</meta:editing-duration>
    <meta:editing-cycles>3</meta:editing-cycles>
    <meta:document-statistic meta:table-count="3" meta:cell-count="2867" meta:object-count="0"/>
  </office:meta>
</office:document-meta>
</file>